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6931in" fo:break-before="page" table:align="margins"/>
    </style:style>
    <style:style style:name="Table6.A" style:family="table-column">
      <style:table-column-properties style:column-width="1.6236in" style:rel-column-width="15897*"/>
    </style:style>
    <style:style style:name="Table6.B" style:family="table-column">
      <style:table-column-properties style:column-width="5.0694in" style:rel-column-width="49638*"/>
    </style:style>
    <style:style style:name="Table6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236in" style:rel-column-width="15897*"/>
    </style:style>
    <style:style style:name="Table2.B" style:family="table-column">
      <style:table-column-properties style:column-width="5.0694in" style:rel-column-width="49638*"/>
    </style:style>
    <style:style style:name="Table2.A1" style:family="table-cell">
      <style:table-cell-properties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5618in" style:rel-column-width="15291*"/>
    </style:style>
    <style:style style:name="Table7.B" style:family="table-column">
      <style:table-column-properties style:column-width="5.1313in" style:rel-column-width="50244*"/>
    </style:style>
    <style:style style:name="Table7.A1" style:family="table-cell">
      <style:table-cell-properties style:writing-mode="page"/>
    </style:style>
    <style:style style:name="Table12" style:family="table">
      <style:table-properties style:width="6.6931in" table:align="margins" style:may-break-between-rows="true" table:border-model="collapsing"/>
    </style:style>
    <style:style style:name="Table12.A" style:family="table-column">
      <style:table-column-properties style:column-width="2.0375in" style:rel-column-width="19950*"/>
    </style:style>
    <style:style style:name="Table12.B" style:family="table-column">
      <style:table-column-properties style:column-width="4.6556in" style:rel-column-width="45585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B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7535in" style:rel-column-width="17169*"/>
    </style:style>
    <style:style style:name="Table4.B" style:family="table-column">
      <style:table-column-properties style:column-width="4.9396in" style:rel-column-width="48366*"/>
    </style:style>
    <style:style style:name="Table4.A1" style:family="table-cell">
      <style:table-cell-properties fo:padding="0in" fo:border="none" style:writing-mode="page"/>
    </style:style>
    <style:style style:name="Table10" style:family="table">
      <style:table-properties style:width="6.693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2.6847in" style:rel-column-width="26287*"/>
    </style:style>
    <style:style style:name="Table10.B" style:family="table-column">
      <style:table-column-properties style:column-width="4.0083in" style:rel-column-width="39248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fo:padding="0in" fo:border="none" style:writing-mode="page"/>
    </style:style>
    <style:style style:name="Table10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Waveform" style:family="table">
      <style:table-properties style:width="5.3722in" table:align="left"/>
    </style:style>
    <style:style style:name="Waveform.A" style:family="table-column">
      <style:table-column-properties style:column-width="0.4965in"/>
    </style:style>
    <style:style style:name="Waveform.B" style:family="table-column">
      <style:table-column-properties style:column-width="1.9438in"/>
    </style:style>
    <style:style style:name="Waveform.C" style:family="table-column">
      <style:table-column-properties style:column-width="2.9319in"/>
    </style:style>
    <style:style style:name="Waveform.A1" style:family="table-cell">
      <style:table-cell-properties style:writing-mode="page"/>
    </style:style>
    <style:style style:name="Waveform.C1" style:family="table-cell">
      <style:table-cell-properties fo:padding="0in" fo:border="none" style:writing-mode="page"/>
    </style:style>
    <style:style style:name="Waveform.2" style:family="table-row">
      <style:table-row-properties style:min-row-height="0.2486in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309in" style:rel-column-width="12817*"/>
    </style:style>
    <style:style style:name="Table8.B" style:family="table-column">
      <style:table-column-properties style:column-width="5.384in" style:rel-column-width="52718*"/>
    </style:style>
    <style:style style:name="Table8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979in" style:rel-column-width="14666*"/>
    </style:style>
    <style:style style:name="Table1.B" style:family="table-column">
      <style:table-column-properties style:column-width="1.4993in" style:rel-column-width="14679*"/>
    </style:style>
    <style:style style:name="Table1.C" style:family="table-column">
      <style:table-column-properties style:column-width="3.6958in" style:rel-column-width="36190*"/>
    </style:style>
    <style:style style:name="Table1.A1" style:family="table-cell">
      <style:table-cell-properties fo:padding="0in" fo:border="none" style:writing-mode="page"/>
    </style:style>
    <style:style style:name="Table13" style:family="table">
      <style:table-properties style:width="5.2528in" table:align="left"/>
    </style:style>
    <style:style style:name="Table13.A" style:family="table-column">
      <style:table-column-properties style:column-width="1.016in"/>
    </style:style>
    <style:style style:name="Table13.B" style:family="table-column">
      <style:table-column-properties style:column-width="2.734in"/>
    </style:style>
    <style:style style:name="Table13.C" style:family="table-column">
      <style:table-column-properties style:column-width="1.5028in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2493in" style:rel-column-width="12233*"/>
    </style:style>
    <style:style style:name="Table14.B" style:family="table-column">
      <style:table-column-properties style:column-width="5.4438in" style:rel-column-width="53302*"/>
    </style:style>
    <style:style style:name="Table14.A1" style:family="table-cell">
      <style:table-cell-properties style:writing-mode="pag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1861in" style:rel-column-width="21407*"/>
    </style:style>
    <style:style style:name="Table15.B" style:family="table-column">
      <style:table-column-properties style:column-width="4.5069in" style:rel-column-width="44128*"/>
    </style:style>
    <style:style style:name="Table15.A1" style:family="table-cell">
      <style:table-cell-properties style:writing-mode="page"/>
    </style:style>
    <style:style style:name="Table15.2" style:family="table-row">
      <style:table-row-properties style:min-row-height="0.2417in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8743in" style:rel-column-width="18349*"/>
    </style:style>
    <style:style style:name="Table18.B" style:family="table-column">
      <style:table-column-properties style:column-width="4.8188in" style:rel-column-width="47186*"/>
    </style:style>
    <style:style style:name="Table18.A1" style:family="table-cell">
      <style:table-cell-properties fo:padding="0in" fo:border="none"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8743in" style:rel-column-width="18349*"/>
    </style:style>
    <style:style style:name="Table9.B" style:family="table-column">
      <style:table-column-properties style:column-width="4.8188in" style:rel-column-width="47186*"/>
    </style:style>
    <style:style style:name="Table9.A1" style:family="table-cell">
      <style:table-cell-properties fo:padding="0in" fo:border="none" style:writing-mode="pag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1875in" style:rel-column-width="21418*"/>
    </style:style>
    <style:style style:name="Table5.B" style:family="table-column">
      <style:table-column-properties style:column-width="4.5056in" style:rel-column-width="44117*"/>
    </style:style>
    <style:style style:name="Table5.A1" style:family="table-cell">
      <style:table-cell-properties fo:padding="0in" fo:border="none"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236in" style:rel-column-width="15897*"/>
    </style:style>
    <style:style style:name="Table3.B" style:family="table-column">
      <style:table-column-properties style:column-width="5.0694in" style:rel-column-width="49638*"/>
    </style:style>
    <style:style style:name="Table3.A1" style:family="table-cell">
      <style:table-cell-properties fo:padding="0in" fo:border="none" style:writing-mode="page"/>
    </style:style>
    <style:style style:name="Table3.8" style:family="table-row">
      <style:table-row-properties style:min-row-height="0.2417in"/>
    </style:style>
    <style:style style:name="P1" style:family="paragraph" style:parent-style-name="Table">
      <style:paragraph-properties fo:keep-with-next="always"/>
      <style:text-properties fo:language="en" fo:country="US"/>
    </style:style>
    <style:style style:name="P2" style:family="paragraph" style:parent-style-name="Text_20_body">
      <style:text-properties fo:language="en" fo:country="US" officeooo:rsid="0032c25f" officeooo:paragraph-rsid="0032c25f"/>
    </style:style>
    <style:style style:name="P3" style:family="paragraph" style:parent-style-name="Heading">
      <style:text-properties fo:language="en" fo:country="US"/>
    </style:style>
    <style:style style:name="P4" style:family="paragraph" style:parent-style-name="Table_20_Contents">
      <style:text-properties fo:language="en" fo:country="US" officeooo:rsid="002f5b1c" officeooo:paragraph-rsid="006a3cc2"/>
    </style:style>
    <style:style style:name="P5" style:family="paragraph" style:parent-style-name="Text_20_body">
      <style:text-properties fo:language="en" fo:country="US" officeooo:rsid="003f5c74" officeooo:paragraph-rsid="006a3cc2"/>
    </style:style>
    <style:style style:name="P6" style:family="paragraph" style:parent-style-name="Preformatted_20_Text">
      <style:text-properties fo:language="en" fo:country="US" officeooo:rsid="005f6c14" officeooo:paragraph-rsid="005f6c14"/>
    </style:style>
    <style:style style:name="P7" style:family="paragraph" style:parent-style-name="Table_20_Contents">
      <style:text-properties fo:language="en" fo:country="US" officeooo:rsid="005f6c14" officeooo:paragraph-rsid="005f6c14"/>
    </style:style>
    <style:style style:name="P8" style:family="paragraph" style:parent-style-name="Table_20_Contents">
      <style:text-properties fo:language="en" fo:country="US" officeooo:rsid="005f6c14" officeooo:paragraph-rsid="00da43c5"/>
    </style:style>
    <style:style style:name="P9" style:family="paragraph" style:parent-style-name="Standard">
      <style:text-properties fo:language="en" fo:country="US" officeooo:paragraph-rsid="0023e3e0"/>
    </style:style>
    <style:style style:name="P10" style:family="paragraph" style:parent-style-name="Preformatted_20_Text">
      <style:text-properties fo:language="en" fo:country="US" fo:font-style="italic" officeooo:rsid="004f51e4" officeooo:paragraph-rsid="004f51e4" style:font-style-asian="italic" style:font-style-complex="italic"/>
    </style:style>
    <style:style style:name="P11" style:family="paragraph" style:parent-style-name="Table_20_Contents">
      <style:text-properties fo:language="en" fo:country="US" fo:font-style="italic" officeooo:rsid="004f51e4" officeooo:paragraph-rsid="004f51e4" style:font-style-asian="italic" style:font-style-complex="italic"/>
    </style:style>
    <style:style style:name="P12" style:family="paragraph" style:parent-style-name="Table_20_Contents">
      <style:text-properties fo:language="en" fo:country="US" fo:font-style="italic" officeooo:rsid="004f51e4" officeooo:paragraph-rsid="01449ea7" style:font-style-asian="italic" style:font-style-complex="italic"/>
    </style:style>
    <style:style style:name="P13" style:family="paragraph" style:parent-style-name="Table_20_Contents">
      <style:text-properties fo:language="en" fo:country="US" fo:font-style="italic" officeooo:rsid="005aaa3b" officeooo:paragraph-rsid="00dcddc3" style:font-style-asian="italic" style:font-style-complex="italic"/>
    </style:style>
    <style:style style:name="P14" style:family="paragraph" style:parent-style-name="Table_20_Contents">
      <style:text-properties fo:language="en" fo:country="US" fo:font-style="italic" officeooo:rsid="01449ea7" officeooo:paragraph-rsid="01449ea7" style:font-style-asian="italic" style:font-style-complex="italic"/>
    </style:style>
    <style:style style:name="P15" style:family="paragraph" style:parent-style-name="Table_20_Contents">
      <style:text-properties fo:language="en" fo:country="US" fo:font-style="italic" officeooo:rsid="01449ea7" officeooo:paragraph-rsid="016aa3a8" style:font-style-asian="italic" style:font-style-complex="italic"/>
    </style:style>
    <style:style style:name="P16" style:family="paragraph" style:parent-style-name="Table_20_Contents">
      <style:text-properties fo:language="en" fo:country="US" fo:font-style="italic" officeooo:rsid="00393baf" officeooo:paragraph-rsid="01473563" style:font-style-asian="italic" style:font-style-complex="italic"/>
    </style:style>
    <style:style style:name="P17" style:family="paragraph" style:parent-style-name="Table_20_Contents">
      <style:text-properties fo:language="en" fo:country="US" fo:font-style="italic" officeooo:rsid="00393baf" officeooo:paragraph-rsid="0182afaf" style:font-style-asian="italic" style:font-style-complex="italic"/>
    </style:style>
    <style:style style:name="P18" style:family="paragraph" style:parent-style-name="Preformatted_20_Text">
      <style:text-properties fo:language="en" fo:country="US"/>
    </style:style>
    <style:style style:name="P19" style:family="paragraph" style:parent-style-name="Preformatted_20_Text">
      <style:text-properties fo:language="en" fo:country="US" officeooo:rsid="001b1cd4" officeooo:paragraph-rsid="001b1cd4"/>
    </style:style>
    <style:style style:name="P20" style:family="paragraph" style:parent-style-name="Table_20_Contents">
      <style:text-properties fo:language="en" fo:country="US" officeooo:rsid="001b1cd4" officeooo:paragraph-rsid="001b1cd4"/>
    </style:style>
    <style:style style:name="P21" style:family="paragraph" style:parent-style-name="Preformatted_20_Text">
      <style:text-properties fo:language="en" fo:country="US" officeooo:rsid="0019ad59" officeooo:paragraph-rsid="0019ad59"/>
    </style:style>
    <style:style style:name="P22" style:family="paragraph" style:parent-style-name="Table_20_Contents">
      <style:text-properties fo:language="en" fo:country="US" officeooo:rsid="0019ad59" officeooo:paragraph-rsid="0019ad59"/>
    </style:style>
    <style:style style:name="P23" style:family="paragraph" style:parent-style-name="Preformatted_20_Text">
      <style:text-properties fo:language="en" fo:country="US" officeooo:rsid="0039301b" officeooo:paragraph-rsid="0039301b"/>
    </style:style>
    <style:style style:name="P24" style:family="paragraph" style:parent-style-name="Table_20_Contents">
      <style:text-properties fo:language="en" fo:country="US" officeooo:rsid="0039301b" officeooo:paragraph-rsid="0039301b"/>
    </style:style>
    <style:style style:name="P25" style:family="paragraph" style:parent-style-name="Table_20_Contents">
      <style:text-properties fo:language="en" fo:country="US" officeooo:rsid="0039301b" officeooo:paragraph-rsid="00dbee42"/>
    </style:style>
    <style:style style:name="P26" style:family="paragraph" style:parent-style-name="Table_20_Contents">
      <style:text-properties fo:language="en" fo:country="US" officeooo:rsid="0039301b" officeooo:paragraph-rsid="010b6a44"/>
    </style:style>
    <style:style style:name="P27" style:family="paragraph" style:parent-style-name="Preformatted_20_Text">
      <style:text-properties fo:language="en" fo:country="US" officeooo:rsid="003e4097" officeooo:paragraph-rsid="003e4097"/>
    </style:style>
    <style:style style:name="P28" style:family="paragraph" style:parent-style-name="Table_20_Contents">
      <style:text-properties fo:language="en" fo:country="US" officeooo:rsid="003e4097" officeooo:paragraph-rsid="003e4097"/>
    </style:style>
    <style:style style:name="P29" style:family="paragraph" style:parent-style-name="Text_20_body">
      <style:text-properties fo:language="en" fo:country="US" officeooo:rsid="003e4097" officeooo:paragraph-rsid="006b5f13"/>
    </style:style>
    <style:style style:name="P30" style:family="paragraph" style:parent-style-name="Text_20_body">
      <style:text-properties fo:language="en" fo:country="US" officeooo:rsid="003e4097" officeooo:paragraph-rsid="006a3cc2"/>
    </style:style>
    <style:style style:name="P31" style:family="paragraph" style:parent-style-name="Preformatted_20_Text">
      <style:text-properties fo:language="en" fo:country="US" officeooo:rsid="00596751" officeooo:paragraph-rsid="00596751"/>
    </style:style>
    <style:style style:name="P32" style:family="paragraph" style:parent-style-name="Table_20_Contents">
      <style:text-properties fo:language="en" fo:country="US" officeooo:rsid="00596751" officeooo:paragraph-rsid="00596751"/>
    </style:style>
    <style:style style:name="P33" style:family="paragraph" style:parent-style-name="Preformatted_20_Text">
      <style:text-properties fo:language="en" fo:country="US" officeooo:rsid="00856c8a" officeooo:paragraph-rsid="00dcddc3"/>
    </style:style>
    <style:style style:name="P34" style:family="paragraph" style:parent-style-name="Text_20_body">
      <style:text-properties fo:language="en" fo:country="US" officeooo:rsid="00856c8a" officeooo:paragraph-rsid="00dcddc3"/>
    </style:style>
    <style:style style:name="P35" style:family="paragraph" style:parent-style-name="Standard">
      <style:text-properties fo:language="en" fo:country="US" officeooo:rsid="00856c8a" officeooo:paragraph-rsid="00dbee42"/>
    </style:style>
    <style:style style:name="P36" style:family="paragraph" style:parent-style-name="Standard">
      <style:text-properties fo:language="en" fo:country="US" officeooo:rsid="005aaa3b" officeooo:paragraph-rsid="00dcddc3"/>
    </style:style>
    <style:style style:name="P37" style:family="paragraph" style:parent-style-name="Text_20_body">
      <style:text-properties fo:language="en" fo:country="US" officeooo:rsid="005aaa3b" officeooo:paragraph-rsid="00dcddc3"/>
    </style:style>
    <style:style style:name="P38" style:family="paragraph" style:parent-style-name="Standard">
      <style:text-properties fo:language="en" fo:country="US" officeooo:rsid="005b882f" officeooo:paragraph-rsid="00dcddc3"/>
    </style:style>
    <style:style style:name="P39" style:family="paragraph" style:parent-style-name="Table_20_Contents">
      <style:text-properties fo:language="en" fo:country="US" officeooo:rsid="005b882f" officeooo:paragraph-rsid="00dcddc3"/>
    </style:style>
    <style:style style:name="P40" style:family="paragraph" style:parent-style-name="Standard">
      <style:text-properties fo:language="en" fo:country="US" officeooo:rsid="00295e4f" officeooo:paragraph-rsid="00295e4f"/>
    </style:style>
    <style:style style:name="P41" style:family="paragraph" style:parent-style-name="Table_20_Contents">
      <style:text-properties fo:language="en" fo:country="US" officeooo:rsid="00295e4f" officeooo:paragraph-rsid="00295e4f"/>
    </style:style>
    <style:style style:name="P42" style:family="paragraph" style:parent-style-name="Table_20_Contents">
      <style:text-properties fo:language="en" fo:country="US" officeooo:rsid="00295e4f" officeooo:paragraph-rsid="00da43c5"/>
    </style:style>
    <style:style style:name="P43" style:family="paragraph" style:parent-style-name="Standard">
      <style:text-properties fo:language="en" fo:country="US" officeooo:rsid="0023e3e0" officeooo:paragraph-rsid="0023e3e0"/>
    </style:style>
    <style:style style:name="P44" style:family="paragraph" style:parent-style-name="Table_20_Contents">
      <style:text-properties fo:language="en" fo:country="US" officeooo:rsid="0023e3e0" officeooo:paragraph-rsid="0023e3e0"/>
    </style:style>
    <style:style style:name="P45" style:family="paragraph" style:parent-style-name="Table_20_Contents">
      <style:text-properties fo:language="en" fo:country="US" officeooo:rsid="0023e3e0" officeooo:paragraph-rsid="00da43c5"/>
    </style:style>
    <style:style style:name="P46" style:family="paragraph" style:parent-style-name="Table_20_Contents">
      <style:text-properties fo:language="en" fo:country="US" officeooo:rsid="0036e2b2" officeooo:paragraph-rsid="0036e2b2"/>
    </style:style>
    <style:style style:name="P47" style:family="paragraph" style:parent-style-name="Standard">
      <style:text-properties fo:language="en" fo:country="US" officeooo:rsid="0036e2b2" officeooo:paragraph-rsid="01209950"/>
    </style:style>
    <style:style style:name="P48" style:family="paragraph" style:parent-style-name="Standard">
      <style:text-properties fo:language="en" fo:country="US" officeooo:rsid="008603a5" officeooo:paragraph-rsid="016aa3a8"/>
    </style:style>
    <style:style style:name="P49" style:family="paragraph" style:parent-style-name="Standard">
      <style:text-properties fo:language="en" fo:country="US" officeooo:rsid="00871fce" officeooo:paragraph-rsid="016aa3a8"/>
    </style:style>
    <style:style style:name="P50" style:family="paragraph" style:parent-style-name="Standard">
      <style:text-properties fo:language="en" fo:country="US" officeooo:rsid="00871fce" officeooo:paragraph-rsid="017eef96"/>
    </style:style>
    <style:style style:name="P51" style:family="paragraph" style:parent-style-name="Standard">
      <style:text-properties fo:language="en" fo:country="US" officeooo:rsid="008f2690" officeooo:paragraph-rsid="00dbee42"/>
    </style:style>
    <style:style style:name="P52" style:family="paragraph" style:parent-style-name="Table_20_Contents">
      <style:text-properties fo:language="en" fo:country="US" officeooo:rsid="00408385" officeooo:paragraph-rsid="006b5f13"/>
    </style:style>
    <style:style style:name="P53" style:family="paragraph" style:parent-style-name="Table_20_Contents">
      <style:text-properties fo:language="en" fo:country="US" officeooo:rsid="003fe8b5" officeooo:paragraph-rsid="006b5f13"/>
    </style:style>
    <style:style style:name="P54" style:family="paragraph" style:parent-style-name="Table_20_Contents">
      <style:text-properties fo:language="en" fo:country="US" officeooo:rsid="00409e50" officeooo:paragraph-rsid="006b5f13"/>
    </style:style>
    <style:style style:name="P55" style:family="paragraph" style:parent-style-name="Table_20_Contents">
      <style:text-properties fo:language="en" fo:country="US" officeooo:rsid="00183c35" officeooo:paragraph-rsid="00183c35"/>
    </style:style>
    <style:style style:name="P56" style:family="paragraph" style:parent-style-name="Table_20_Contents">
      <style:text-properties fo:language="en" fo:country="US" officeooo:rsid="00272958" officeooo:paragraph-rsid="00da43c5"/>
    </style:style>
    <style:style style:name="P57" style:family="paragraph" style:parent-style-name="Table_20_Contents">
      <style:text-properties fo:language="en" fo:country="US" officeooo:rsid="002b9e3a" officeooo:paragraph-rsid="00da43c5"/>
    </style:style>
    <style:style style:name="P58" style:family="paragraph" style:parent-style-name="Table_20_Contents">
      <style:text-properties fo:language="en" fo:country="US" officeooo:rsid="0023b678" officeooo:paragraph-rsid="0023b678"/>
    </style:style>
    <style:style style:name="P59" style:family="paragraph" style:parent-style-name="Table_20_Contents">
      <style:text-properties fo:language="en" fo:country="US" officeooo:rsid="0023b678" officeooo:paragraph-rsid="00dbee42"/>
    </style:style>
    <style:style style:name="P60" style:family="paragraph" style:parent-style-name="Text_20_body">
      <style:text-properties fo:language="en" fo:country="US" officeooo:rsid="0023b678" officeooo:paragraph-rsid="00dbee42"/>
    </style:style>
    <style:style style:name="P61" style:family="paragraph" style:parent-style-name="Table_20_Contents">
      <style:text-properties fo:language="en" fo:country="US" officeooo:rsid="006114db" officeooo:paragraph-rsid="00da43c5"/>
    </style:style>
    <style:style style:name="P62" style:family="paragraph" style:parent-style-name="Table_20_Contents">
      <style:text-properties fo:language="en" fo:country="US" officeooo:rsid="0066539f" officeooo:paragraph-rsid="00da43c5"/>
    </style:style>
    <style:style style:name="P63" style:family="paragraph" style:parent-style-name="Table_20_Contents">
      <style:text-properties fo:language="en" fo:country="US" officeooo:rsid="0036ab61" officeooo:paragraph-rsid="00dbee42"/>
    </style:style>
    <style:style style:name="P64" style:family="paragraph" style:parent-style-name="Table_20_Contents">
      <style:text-properties fo:language="en" fo:country="US" officeooo:rsid="004c60db" officeooo:paragraph-rsid="00dbee42"/>
    </style:style>
    <style:style style:name="P65" style:family="paragraph" style:parent-style-name="Text_20_body">
      <style:text-properties fo:language="en" fo:country="US" officeooo:rsid="004c60db" officeooo:paragraph-rsid="017d1cbd"/>
    </style:style>
    <style:style style:name="P66" style:family="paragraph" style:parent-style-name="Table_20_Contents">
      <style:text-properties fo:language="en" fo:country="US" officeooo:rsid="00311f46" officeooo:paragraph-rsid="006a3cc2"/>
    </style:style>
    <style:style style:name="P67" style:family="paragraph" style:parent-style-name="Table_20_Contents">
      <style:text-properties fo:language="en" fo:country="US" officeooo:rsid="0021de7b" officeooo:paragraph-rsid="0021de7b"/>
    </style:style>
    <style:style style:name="P68" style:family="paragraph" style:parent-style-name="Table_20_Contents">
      <style:text-properties fo:language="en" fo:country="US" officeooo:rsid="006458db" officeooo:paragraph-rsid="006458db"/>
    </style:style>
    <style:style style:name="P69" style:family="paragraph" style:parent-style-name="Table_20_Contents">
      <style:text-properties fo:language="en" fo:country="US" officeooo:rsid="006458db" officeooo:paragraph-rsid="001d2674"/>
    </style:style>
    <style:style style:name="P70" style:family="paragraph" style:parent-style-name="Table_20_Contents">
      <style:text-properties fo:language="en" fo:country="US" officeooo:rsid="00209c3d" officeooo:paragraph-rsid="00209c3d"/>
    </style:style>
    <style:style style:name="P71" style:family="paragraph" style:parent-style-name="Table_20_Contents">
      <style:text-properties fo:language="en" fo:country="US" officeooo:rsid="0070eca2" officeooo:paragraph-rsid="0070eca2"/>
    </style:style>
    <style:style style:name="P72" style:family="paragraph" style:parent-style-name="Text_20_body">
      <style:text-properties fo:language="en" fo:country="US" officeooo:rsid="0070eca2" officeooo:paragraph-rsid="00da43c5"/>
    </style:style>
    <style:style style:name="P73" style:family="paragraph" style:parent-style-name="Table_20_Contents">
      <style:text-properties fo:language="en" fo:country="US" officeooo:rsid="0070eca2" officeooo:paragraph-rsid="01225476"/>
    </style:style>
    <style:style style:name="P74" style:family="paragraph" style:parent-style-name="Table_20_Contents">
      <style:text-properties fo:language="en" fo:country="US" officeooo:rsid="001d2674" officeooo:paragraph-rsid="001d2674"/>
    </style:style>
    <style:style style:name="P75" style:family="paragraph" style:parent-style-name="Text_20_body">
      <style:text-properties fo:language="en" fo:country="US" officeooo:rsid="001d2674" officeooo:paragraph-rsid="001d2674"/>
    </style:style>
    <style:style style:name="P76" style:family="paragraph" style:parent-style-name="Table_20_Contents">
      <style:text-properties fo:language="en" fo:country="US" officeooo:rsid="001fd9ef" officeooo:paragraph-rsid="001fd9ef"/>
    </style:style>
    <style:style style:name="P77" style:family="paragraph" style:parent-style-name="Table_20_Contents">
      <style:text-properties fo:language="en" fo:country="US" officeooo:rsid="007551de" officeooo:paragraph-rsid="007551de"/>
    </style:style>
    <style:style style:name="P78" style:family="paragraph" style:parent-style-name="Table_20_Contents">
      <style:text-properties fo:language="en" fo:country="US" officeooo:rsid="0081e720" officeooo:paragraph-rsid="00da43c5"/>
    </style:style>
    <style:style style:name="P79" style:family="paragraph" style:parent-style-name="Table_20_Contents">
      <style:text-properties fo:language="en" fo:country="US" officeooo:rsid="008aec35" officeooo:paragraph-rsid="008aec35"/>
    </style:style>
    <style:style style:name="P80" style:family="paragraph" style:parent-style-name="Table_20_Contents">
      <style:text-properties fo:language="en" fo:country="US" officeooo:rsid="008aec35" officeooo:paragraph-rsid="008cc140"/>
    </style:style>
    <style:style style:name="P81" style:family="paragraph" style:parent-style-name="Table_20_Contents">
      <style:text-properties fo:language="en" fo:country="US" officeooo:rsid="008cc140" officeooo:paragraph-rsid="00da43c5"/>
    </style:style>
    <style:style style:name="P82" style:family="paragraph" style:parent-style-name="Text_20_body">
      <style:text-properties fo:language="en" fo:country="US" officeooo:rsid="0032f410" officeooo:paragraph-rsid="0032f410"/>
    </style:style>
    <style:style style:name="P83" style:family="paragraph" style:parent-style-name="Text_20_body">
      <style:text-properties fo:language="en" fo:country="US" officeooo:rsid="00334acb" officeooo:paragraph-rsid="00334acb"/>
    </style:style>
    <style:style style:name="P84" style:family="paragraph" style:parent-style-name="Text_20_body">
      <style:text-properties fo:language="en" fo:country="US" officeooo:rsid="003406ee" officeooo:paragraph-rsid="003406ee"/>
    </style:style>
    <style:style style:name="P85" style:family="paragraph" style:parent-style-name="Text_20_body">
      <style:text-properties fo:language="en" fo:country="US" officeooo:rsid="004fe0a7" officeooo:paragraph-rsid="004fe0a7"/>
    </style:style>
    <style:style style:name="P86" style:family="paragraph" style:parent-style-name="Text_20_body">
      <style:text-properties fo:language="en" fo:country="US" officeooo:rsid="00345c5f" officeooo:paragraph-rsid="00345c5f"/>
    </style:style>
    <style:style style:name="P87" style:family="paragraph" style:parent-style-name="Text_20_body">
      <style:text-properties fo:language="en" fo:country="US" officeooo:rsid="004cdd89" officeooo:paragraph-rsid="004cdd89"/>
    </style:style>
    <style:style style:name="P88" style:family="paragraph" style:parent-style-name="Text_20_body">
      <style:text-properties fo:language="en" fo:country="US" officeooo:rsid="004da12c" officeooo:paragraph-rsid="004da12c"/>
    </style:style>
    <style:style style:name="P89" style:family="paragraph" style:parent-style-name="Text_20_body">
      <style:text-properties fo:language="en" fo:country="US" officeooo:paragraph-rsid="00183c35"/>
    </style:style>
    <style:style style:name="P90" style:family="paragraph" style:parent-style-name="Text_20_body">
      <style:text-properties fo:language="en" fo:country="US" officeooo:rsid="00681f22" officeooo:paragraph-rsid="00da43c5"/>
    </style:style>
    <style:style style:name="P91" style:family="paragraph" style:parent-style-name="Text_20_body">
      <style:text-properties fo:language="en" fo:country="US" officeooo:rsid="0013c2a4" officeooo:paragraph-rsid="00da43c5"/>
    </style:style>
    <style:style style:name="P92" style:family="paragraph" style:parent-style-name="Text_20_body">
      <style:text-properties fo:language="en" fo:country="US" officeooo:rsid="00106df3" officeooo:paragraph-rsid="00da43c5"/>
    </style:style>
    <style:style style:name="P93" style:family="paragraph" style:parent-style-name="Text_20_body">
      <style:text-properties fo:language="en" fo:country="US" officeooo:rsid="00111d64" officeooo:paragraph-rsid="00da43c5"/>
    </style:style>
    <style:style style:name="P94" style:family="paragraph" style:parent-style-name="Text_20_body">
      <style:text-properties fo:language="en" fo:country="US" officeooo:rsid="0012df60" officeooo:paragraph-rsid="00da43c5"/>
    </style:style>
    <style:style style:name="P95" style:family="paragraph" style:parent-style-name="Text_20_body">
      <style:text-properties fo:language="en" fo:country="US" officeooo:rsid="00393baf" officeooo:paragraph-rsid="00dbee42"/>
    </style:style>
    <style:style style:name="P96" style:family="paragraph" style:parent-style-name="Table_20_Contents">
      <style:text-properties fo:language="en" fo:country="US" officeooo:rsid="008c915f" officeooo:paragraph-rsid="008cc140"/>
    </style:style>
    <style:style style:name="P97" style:family="paragraph" style:parent-style-name="Text_20_body">
      <style:text-properties fo:language="en" fo:country="US" officeooo:rsid="0099c446" officeooo:paragraph-rsid="0099c446"/>
    </style:style>
    <style:style style:name="P98" style:family="paragraph" style:parent-style-name="Text_20_body">
      <style:text-properties fo:language="en" fo:country="US" officeooo:rsid="0099c446" officeooo:paragraph-rsid="00bd85c7"/>
    </style:style>
    <style:style style:name="P99" style:family="paragraph" style:parent-style-name="Text_20_body">
      <style:text-properties fo:language="en" fo:country="US" officeooo:rsid="0099c446" officeooo:paragraph-rsid="00dbee42"/>
    </style:style>
    <style:style style:name="P100" style:family="paragraph" style:parent-style-name="Standard">
      <style:text-properties fo:language="en" fo:country="US" officeooo:rsid="0099c446" officeooo:paragraph-rsid="00dbee42"/>
    </style:style>
    <style:style style:name="P101" style:family="paragraph" style:parent-style-name="Text_20_body">
      <style:text-properties fo:language="en" fo:country="US" officeooo:rsid="0099c446" officeooo:paragraph-rsid="017d1cbd"/>
    </style:style>
    <style:style style:name="P102" style:family="paragraph" style:parent-style-name="Table_20_Contents">
      <style:text-properties fo:language="en" fo:country="US" officeooo:rsid="00a3c00a" officeooo:paragraph-rsid="00a3c00a"/>
    </style:style>
    <style:style style:name="P103" style:family="paragraph" style:parent-style-name="Standard">
      <style:text-properties fo:language="en" fo:country="US" officeooo:rsid="00a3c00a" officeooo:paragraph-rsid="01209950"/>
    </style:style>
    <style:style style:name="P104" style:family="paragraph" style:parent-style-name="Table_20_Contents">
      <style:text-properties fo:language="en" fo:country="US" officeooo:rsid="00a73e3e" officeooo:paragraph-rsid="00a73e3e"/>
    </style:style>
    <style:style style:name="P105" style:family="paragraph" style:parent-style-name="Text_20_body">
      <style:text-properties fo:language="en" fo:country="US" officeooo:paragraph-rsid="006a3cc2"/>
    </style:style>
    <style:style style:name="P106" style:family="paragraph" style:parent-style-name="Table_20_Contents">
      <style:text-properties fo:language="en" fo:country="US" officeooo:rsid="00c9fe3e" officeooo:paragraph-rsid="00da43c5"/>
    </style:style>
    <style:style style:name="P107" style:family="paragraph" style:parent-style-name="Text_20_body">
      <style:text-properties fo:language="en" fo:country="US" officeooo:rsid="004322a3" officeooo:paragraph-rsid="00bd85c7"/>
    </style:style>
    <style:style style:name="P108" style:family="paragraph" style:parent-style-name="Text_20_body">
      <style:text-properties fo:language="en" fo:country="US" officeooo:rsid="00c63860" officeooo:paragraph-rsid="00c63860"/>
    </style:style>
    <style:style style:name="P109" style:family="paragraph" style:parent-style-name="Table_20_Contents">
      <style:text-properties fo:language="en" fo:country="US" officeooo:rsid="00d3a12f" officeooo:paragraph-rsid="00d3a12f"/>
    </style:style>
    <style:style style:name="P110" style:family="paragraph" style:parent-style-name="Text_20_body">
      <style:text-properties fo:language="en" fo:country="US" officeooo:rsid="00d1c450" officeooo:paragraph-rsid="00d1c450"/>
    </style:style>
    <style:style style:name="P111" style:family="paragraph" style:parent-style-name="Preformatted_20_Text">
      <style:text-properties fo:language="en" fo:country="US" officeooo:paragraph-rsid="00da43c5"/>
    </style:style>
    <style:style style:name="P112" style:family="paragraph" style:parent-style-name="Table">
      <style:paragraph-properties fo:keep-with-next="always"/>
      <style:text-properties fo:language="en" fo:country="US" officeooo:paragraph-rsid="00da43c5"/>
    </style:style>
    <style:style style:name="P113" style:family="paragraph" style:parent-style-name="Table_20_Contents">
      <style:text-properties fo:language="en" fo:country="US" officeooo:paragraph-rsid="00da43c5"/>
    </style:style>
    <style:style style:name="P114" style:family="paragraph" style:parent-style-name="Text_20_body">
      <style:text-properties fo:language="en" fo:country="US" officeooo:paragraph-rsid="00da43c5"/>
    </style:style>
    <style:style style:name="P115" style:family="paragraph" style:parent-style-name="Table">
      <style:paragraph-properties fo:keep-with-next="always"/>
      <style:text-properties fo:language="en" fo:country="US" officeooo:paragraph-rsid="00dbee42"/>
    </style:style>
    <style:style style:name="P116" style:family="paragraph" style:parent-style-name="Preformatted_20_Text">
      <style:text-properties fo:language="en" fo:country="US" officeooo:paragraph-rsid="00dcddc3"/>
    </style:style>
    <style:style style:name="P117" style:family="paragraph" style:parent-style-name="Preformatted_20_Text">
      <style:text-properties fo:language="en" fo:country="US" officeooo:paragraph-rsid="00e066f1"/>
    </style:style>
    <style:style style:name="P118" style:family="paragraph" style:parent-style-name="Text_20_body">
      <style:text-properties fo:language="en" fo:country="US" officeooo:rsid="00e165b0" officeooo:paragraph-rsid="00e165b0"/>
    </style:style>
    <style:style style:name="P119" style:family="paragraph" style:parent-style-name="Table_20_Contents">
      <style:text-properties fo:language="en" fo:country="US" officeooo:rsid="0105afce" officeooo:paragraph-rsid="0105afce"/>
    </style:style>
    <style:style style:name="P120" style:family="paragraph" style:parent-style-name="Table_20_Contents">
      <style:text-properties fo:language="en" fo:country="US" officeooo:rsid="008919a5" officeooo:paragraph-rsid="00dbee42"/>
    </style:style>
    <style:style style:name="P121" style:family="paragraph" style:parent-style-name="Table_20_Contents">
      <style:text-properties fo:language="en" fo:country="US" officeooo:rsid="010594eb" officeooo:paragraph-rsid="010594eb"/>
    </style:style>
    <style:style style:name="P122" style:family="paragraph" style:parent-style-name="Title">
      <style:text-properties fo:language="en" fo:country="US" officeooo:rsid="000f22ce" officeooo:paragraph-rsid="000f22ce"/>
    </style:style>
    <style:style style:name="P123" style:family="paragraph" style:parent-style-name="Standard">
      <style:text-properties fo:language="en" fo:country="US" officeooo:paragraph-rsid="0105afce"/>
    </style:style>
    <style:style style:name="P124" style:family="paragraph" style:parent-style-name="Table_20_Contents">
      <style:text-properties fo:language="en" fo:country="US" officeooo:rsid="010a3260" officeooo:paragraph-rsid="010a3260"/>
    </style:style>
    <style:style style:name="P125" style:family="paragraph" style:parent-style-name="Table_20_Contents">
      <style:text-properties fo:language="en" fo:country="US" officeooo:rsid="012a7516" officeooo:paragraph-rsid="012a7516"/>
    </style:style>
    <style:style style:name="P126" style:family="paragraph" style:parent-style-name="Table_20_Contents">
      <style:text-properties fo:language="en" fo:country="US" officeooo:rsid="012c2a7d" officeooo:paragraph-rsid="012c2a7d"/>
    </style:style>
    <style:style style:name="P127" style:family="paragraph" style:parent-style-name="Text_20_body">
      <style:text-properties fo:language="en" fo:country="US" officeooo:rsid="00c5fda6" officeooo:paragraph-rsid="00c5fda6"/>
    </style:style>
    <style:style style:name="P128" style:family="paragraph" style:parent-style-name="Text_20_body">
      <style:text-properties fo:language="en" fo:country="US" officeooo:rsid="012dfa18" officeooo:paragraph-rsid="012dfa18"/>
    </style:style>
    <style:style style:name="P129" style:family="paragraph" style:parent-style-name="Text_20_body">
      <style:text-properties fo:language="en" fo:country="US" officeooo:rsid="01315c20" officeooo:paragraph-rsid="01315c20"/>
    </style:style>
    <style:style style:name="P130" style:family="paragraph" style:parent-style-name="Table_20_Contents">
      <style:text-properties fo:language="en" fo:country="US" officeooo:rsid="0138fd27" officeooo:paragraph-rsid="0138fd27"/>
    </style:style>
    <style:style style:name="P131" style:family="paragraph" style:parent-style-name="Preformatted_20_Text">
      <style:text-properties fo:language="en" fo:country="US" officeooo:rsid="0140a2d5" officeooo:paragraph-rsid="0140a2d5"/>
    </style:style>
    <style:style style:name="P132" style:family="paragraph" style:parent-style-name="Table_20_Contents">
      <style:text-properties fo:language="en" fo:country="US" officeooo:rsid="0140a2d5" officeooo:paragraph-rsid="0140a2d5"/>
    </style:style>
    <style:style style:name="P133" style:family="paragraph" style:parent-style-name="Table_20_Contents">
      <style:text-properties fo:language="en" fo:country="US" officeooo:rsid="00e066f1" officeooo:paragraph-rsid="00e066f1"/>
    </style:style>
    <style:style style:name="P134" style:family="paragraph" style:parent-style-name="Table_20_Contents">
      <style:text-properties fo:language="en" fo:country="US" officeooo:rsid="014d4d52" officeooo:paragraph-rsid="014d4d52"/>
    </style:style>
    <style:style style:name="P135" style:family="paragraph" style:parent-style-name="Text_20_body">
      <style:text-properties fo:language="en" fo:country="US"/>
    </style:style>
    <style:style style:name="P136" style:family="paragraph" style:parent-style-name="Table_20_Contents">
      <style:text-properties fo:language="en" fo:country="US" officeooo:rsid="0151d77d" officeooo:paragraph-rsid="0151d77d"/>
    </style:style>
    <style:style style:name="P137" style:family="paragraph" style:parent-style-name="Table_20_Contents">
      <style:text-properties fo:language="en" fo:country="US" officeooo:rsid="01582705" officeooo:paragraph-rsid="015838fe"/>
    </style:style>
    <style:style style:name="P138" style:family="paragraph" style:parent-style-name="Preformatted_20_Text">
      <style:text-properties fo:language="en" fo:country="US" officeooo:rsid="01588036" officeooo:paragraph-rsid="01588036"/>
    </style:style>
    <style:style style:name="P139" style:family="paragraph" style:parent-style-name="Preformatted_20_Text">
      <style:text-properties fo:language="en" fo:country="US" officeooo:rsid="01640f52" officeooo:paragraph-rsid="01640f52"/>
    </style:style>
    <style:style style:name="P140" style:family="paragraph" style:parent-style-name="Table_20_Contents">
      <style:text-properties fo:language="en" fo:country="US" officeooo:rsid="01640f52" officeooo:paragraph-rsid="01640f52"/>
    </style:style>
    <style:style style:name="P141" style:family="paragraph" style:parent-style-name="Table_20_Contents">
      <style:text-properties fo:language="en" fo:country="US" officeooo:rsid="0159eb4c" officeooo:paragraph-rsid="0159eb4c"/>
    </style:style>
    <style:style style:name="P142" style:family="paragraph" style:parent-style-name="Table_20_Contents">
      <style:text-properties fo:language="en" fo:country="US" officeooo:rsid="016c1e67" officeooo:paragraph-rsid="016c1e67"/>
    </style:style>
    <style:style style:name="P143" style:family="paragraph" style:parent-style-name="Text_20_body">
      <style:text-properties fo:language="en" fo:country="US" officeooo:rsid="013b7c01" officeooo:paragraph-rsid="013b7c01"/>
    </style:style>
    <style:style style:name="P144" style:family="paragraph" style:parent-style-name="Table_20_Contents">
      <style:text-properties fo:language="en" fo:country="US" officeooo:rsid="017a36c4" officeooo:paragraph-rsid="017a36c4"/>
    </style:style>
    <style:style style:name="P145" style:family="paragraph" style:parent-style-name="Text_20_body">
      <style:text-properties fo:language="en" fo:country="US" officeooo:rsid="0167e631" officeooo:paragraph-rsid="0167e631"/>
    </style:style>
    <style:style style:name="P146" style:family="paragraph" style:parent-style-name="Text_20_body">
      <style:text-properties fo:language="en" fo:country="US" officeooo:rsid="0178d29b" officeooo:paragraph-rsid="0178d29b"/>
    </style:style>
    <style:style style:name="P147" style:family="paragraph" style:parent-style-name="Table_20_Contents">
      <style:text-properties fo:language="en" fo:country="US" officeooo:rsid="0182afaf" officeooo:paragraph-rsid="0182afaf"/>
    </style:style>
    <style:style style:name="P148" style:family="paragraph" style:parent-style-name="Preformatted_20_Text">
      <style:text-properties fo:font-size="12pt" fo:language="en" fo:country="US" officeooo:rsid="00106df3" officeooo:paragraph-rsid="00da43c5" style:font-size-asian="12pt" style:font-size-complex="12pt"/>
    </style:style>
    <style:style style:name="P149" style:family="paragraph" style:parent-style-name="Standard">
      <style:text-properties fo:font-size="12pt" fo:language="en" fo:country="US" officeooo:rsid="00106df3" officeooo:paragraph-rsid="00da43c5" style:font-size-asian="12pt" style:font-size-complex="12pt"/>
    </style:style>
    <style:style style:name="P150" style:family="paragraph" style:parent-style-name="Preformatted_20_Text">
      <style:text-properties fo:font-size="12pt" fo:language="en" fo:country="US" officeooo:paragraph-rsid="00da43c5" style:font-size-asian="12pt" style:font-size-complex="12pt"/>
    </style:style>
    <style:style style:name="P151" style:family="paragraph" style:parent-style-name="Preformatted_20_Text">
      <style:text-properties fo:font-size="12pt" fo:language="en" fo:country="US" fo:font-weight="bold" officeooo:rsid="0012df60" officeooo:paragraph-rsid="00da43c5" style:font-size-asian="12pt" style:font-weight-asian="bold" style:font-size-complex="12pt" style:font-weight-complex="bold"/>
    </style:style>
    <style:style style:name="P152" style:family="paragraph" style:parent-style-name="Preformatted_20_Text">
      <style:text-properties fo:font-weight="normal" officeooo:paragraph-rsid="00da43c5" style:font-weight-asian="normal" style:font-weight-complex="normal"/>
    </style:style>
    <style:style style:name="P153" style:family="paragraph" style:parent-style-name="Table_20_Contents">
      <style:text-properties style:font-name="Liberation Mono" fo:font-size="12pt" fo:language="en" fo:country="US" fo:font-style="italic" officeooo:rsid="00111d64" officeooo:paragraph-rsid="00da43c5" style:font-name-asian="Noto Sans Mono CJK SC" style:font-size-asian="12pt" style:font-style-asian="italic" style:font-name-complex="Liberation Mono" style:font-size-complex="12pt" style:font-style-complex="italic"/>
    </style:style>
    <style:style style:name="P154" style:family="paragraph" style:parent-style-name="Table_20_Contents">
      <style:text-properties style:font-name="Liberation Mono" fo:font-size="12pt" fo:language="en" fo:country="US" fo:font-style="italic" officeooo:rsid="0134ad66" officeooo:paragraph-rsid="0134ad66" style:font-name-asian="Noto Sans Mono CJK SC" style:font-size-asian="12pt" style:font-style-asian="italic" style:font-name-complex="Liberation Mono" style:font-size-complex="12pt" style:font-style-complex="italic"/>
    </style:style>
    <style:style style:name="P155" style:family="paragraph" style:parent-style-name="Table_20_Contents">
      <style:text-properties style:font-name="Liberation Mono" fo:font-size="12pt" fo:language="en" fo:country="US" fo:font-style="italic" officeooo:rsid="01374e54" officeooo:paragraph-rsid="01374e54" style:font-name-asian="Noto Sans Mono CJK SC" style:font-size-asian="12pt" style:font-style-asian="italic" style:font-name-complex="Liberation Mono" style:font-size-complex="12pt" style:font-style-complex="italic"/>
    </style:style>
    <style:style style:name="P156" style:family="paragraph" style:parent-style-name="Table_20_Contents">
      <style:text-properties style:font-name="Liberation Mono" fo:font-size="12pt" fo:language="en" fo:country="US" officeooo:rsid="00111d64" officeooo:paragraph-rsid="00da43c5" style:font-name-asian="Noto Sans Mono CJK SC" style:font-size-asian="12pt" style:font-name-complex="Liberation Mono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03a5" officeooo:paragraph-rsid="016aa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8818a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595d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Preformatted_20_Text">
      <style:text-properties fo:color="#000000" loext:opacity="100%" style:font-name="Monospace" fo:font-size="12pt" officeooo:paragraph-rsid="00de2e37" style:font-size-asian="12pt"/>
    </style:style>
    <style:style style:name="P161" style:family="paragraph" style:parent-style-name="Standard">
      <style:text-properties fo:color="#000000" loext:opacity="100%" style:font-name="Monospace" fo:font-size="12pt" officeooo:rsid="00e9b54e" officeooo:paragraph-rsid="00e8f6e7" style:font-size-asian="12pt"/>
    </style:style>
    <style:style style:name="P162" style:family="paragraph" style:parent-style-name="Text_20_body">
      <style:text-properties officeooo:rsid="00945df3" officeooo:paragraph-rsid="00de2e37"/>
    </style:style>
    <style:style style:name="P163" style:family="paragraph" style:parent-style-name="Text_20_body">
      <style:text-properties officeooo:rsid="00c63860" officeooo:paragraph-rsid="00c63860"/>
    </style:style>
    <style:style style:name="P164" style:family="paragraph" style:parent-style-name="Text_20_body">
      <style:text-properties officeooo:rsid="00c8818a" officeooo:paragraph-rsid="00da43c5"/>
    </style:style>
    <style:style style:name="P165" style:family="paragraph" style:parent-style-name="Preformatted_20_Text">
      <style:text-properties officeooo:paragraph-rsid="00da43c5"/>
    </style:style>
    <style:style style:name="P166" style:family="paragraph" style:parent-style-name="Preformatted_20_Text">
      <style:text-properties officeooo:paragraph-rsid="00dbee42"/>
    </style:style>
    <style:style style:name="P167" style:family="paragraph" style:parent-style-name="Standard">
      <style:text-properties officeooo:paragraph-rsid="00dbee42"/>
    </style:style>
    <style:style style:name="P168" style:family="paragraph" style:parent-style-name="Preformatted_20_Text">
      <style:text-properties officeooo:paragraph-rsid="00de2e37"/>
    </style:style>
    <style:style style:name="P169" style:family="paragraph" style:parent-style-name="Preformatted_20_Text">
      <style:text-properties officeooo:paragraph-rsid="00e066f1"/>
    </style:style>
    <style:style style:name="P170" style:family="paragraph" style:parent-style-name="Table_20_Contents">
      <style:text-properties officeooo:rsid="00eb6db3" officeooo:paragraph-rsid="00eb6db3"/>
    </style:style>
    <style:style style:name="P171" style:family="paragraph" style:parent-style-name="Text_20_body">
      <style:text-properties officeooo:rsid="00eb6db3" officeooo:paragraph-rsid="00eb6db3"/>
    </style:style>
    <style:style style:name="P172" style:family="paragraph" style:parent-style-name="Table_20_Contents">
      <style:text-properties officeooo:rsid="00ebf85c" officeooo:paragraph-rsid="00ebf85c"/>
    </style:style>
    <style:style style:name="P173" style:family="paragraph" style:parent-style-name="Table_20_Contents">
      <style:text-properties officeooo:rsid="00ed7151" officeooo:paragraph-rsid="00ed7151"/>
    </style:style>
    <style:style style:name="P174" style:family="paragraph" style:parent-style-name="Table_20_Contents">
      <style:text-properties officeooo:rsid="00ed7151" officeooo:paragraph-rsid="00ff3863"/>
    </style:style>
    <style:style style:name="P175" style:family="paragraph" style:parent-style-name="Table_20_Contents">
      <style:paragraph-properties fo:text-align="start" style:justify-single-word="false"/>
      <style:text-properties officeooo:rsid="00f3d370" officeooo:paragraph-rsid="00f3d370"/>
    </style:style>
    <style:style style:name="P176" style:family="paragraph" style:parent-style-name="Table_20_Contents">
      <style:paragraph-properties fo:text-align="start" style:justify-single-word="false"/>
      <style:text-properties officeooo:rsid="00f3d370" officeooo:paragraph-rsid="00f7bebb"/>
    </style:style>
    <style:style style:name="P177" style:family="paragraph" style:parent-style-name="Table_20_Contents">
      <style:paragraph-properties fo:text-align="start" style:justify-single-word="false"/>
      <style:text-properties officeooo:rsid="00f563a8" officeooo:paragraph-rsid="00f563a8"/>
    </style:style>
    <style:style style:name="P178" style:family="paragraph" style:parent-style-name="Table_20_Contents">
      <style:paragraph-properties fo:text-align="start" style:justify-single-word="false"/>
      <style:text-properties officeooo:rsid="00f646d2" officeooo:paragraph-rsid="00f646d2"/>
    </style:style>
    <style:style style:name="P179" style:family="paragraph" style:parent-style-name="Table_20_Contents">
      <style:text-properties officeooo:rsid="00f7bebb" officeooo:paragraph-rsid="00f7bebb"/>
    </style:style>
    <style:style style:name="P180" style:family="paragraph" style:parent-style-name="Text_20_body">
      <style:text-properties officeooo:rsid="00f7bebb" officeooo:paragraph-rsid="00f7bebb"/>
    </style:style>
    <style:style style:name="P181" style:family="paragraph" style:parent-style-name="Table_20_Contents">
      <style:text-properties officeooo:rsid="00f7bebb" officeooo:paragraph-rsid="00ff3863"/>
    </style:style>
    <style:style style:name="P182" style:family="paragraph" style:parent-style-name="Table_20_Contents">
      <style:text-properties officeooo:rsid="01038a76" officeooo:paragraph-rsid="01038a76"/>
    </style:style>
    <style:style style:name="P183" style:family="paragraph" style:parent-style-name="Text_20_body">
      <style:text-properties officeooo:rsid="01038a76" officeooo:paragraph-rsid="01038a76"/>
    </style:style>
    <style:style style:name="P184" style:family="paragraph" style:parent-style-name="Text_20_body">
      <style:text-properties officeooo:rsid="00ee7db7" officeooo:paragraph-rsid="00ee7db7"/>
    </style:style>
    <style:style style:name="P185" style:family="paragraph" style:parent-style-name="Text_20_body">
      <style:text-properties officeooo:paragraph-rsid="00ffdafb"/>
    </style:style>
    <style:style style:name="P186" style:family="paragraph" style:parent-style-name="Preformatted_20_Text">
      <style:text-properties fo:color="#c9211e" loext:opacity="100%" officeooo:paragraph-rsid="00dbee42"/>
    </style:style>
    <style:style style:name="P187" style:family="paragraph" style:parent-style-name="Table_20_Contents">
      <style:text-properties style:use-window-font-color="true" loext:opacity="0%" fo:language="en" fo:country="US" officeooo:rsid="010a3260" officeooo:paragraph-rsid="010a3260" fo:background-color="transparent"/>
    </style:style>
    <style:style style:name="P188" style:family="paragraph" style:parent-style-name="Table_20_Contents">
      <style:text-properties officeooo:rsid="0118b891" officeooo:paragraph-rsid="0118b891"/>
    </style:style>
    <style:style style:name="P189" style:family="paragraph" style:parent-style-name="Text_20_body">
      <style:text-properties officeooo:rsid="0118b891" officeooo:paragraph-rsid="0118b891"/>
    </style:style>
    <style:style style:name="P190" style:family="paragraph" style:parent-style-name="Text_20_body">
      <style:text-properties officeooo:rsid="011e1688" officeooo:paragraph-rsid="016aa3a8"/>
    </style:style>
    <style:style style:name="P191" style:family="paragraph" style:parent-style-name="Text_20_body">
      <style:text-properties officeooo:rsid="011a9fbc" officeooo:paragraph-rsid="011a9fbc"/>
    </style:style>
    <style:style style:name="P192" style:family="paragraph" style:parent-style-name="Text_20_body">
      <style:text-properties officeooo:rsid="011cf88b" officeooo:paragraph-rsid="011cf88b"/>
    </style:style>
    <style:style style:name="P193" style:family="paragraph" style:parent-style-name="Text_20_body">
      <style:text-properties officeooo:rsid="01209950" officeooo:paragraph-rsid="01209950"/>
    </style:style>
    <style:style style:name="P194" style:family="paragraph" style:parent-style-name="Text_20_body">
      <style:text-properties officeooo:rsid="01245c2e" officeooo:paragraph-rsid="01245c2e"/>
    </style:style>
    <style:style style:name="P195" style:family="paragraph" style:parent-style-name="Preformatted_20_Text">
      <style:text-properties officeooo:paragraph-rsid="01449ea7"/>
    </style:style>
    <style:style style:name="P196" style:family="paragraph" style:parent-style-name="Table_20_Contents">
      <style:text-properties officeooo:rsid="01473563" officeooo:paragraph-rsid="01473563"/>
    </style:style>
    <style:style style:name="P197" style:family="paragraph" style:parent-style-name="Preformatted_20_Text">
      <style:text-properties officeooo:rsid="01582705" officeooo:paragraph-rsid="01582705"/>
    </style:style>
    <style:style style:name="P198" style:family="paragraph" style:parent-style-name="Preformatted_20_Text">
      <style:text-properties officeooo:rsid="0159eb4c" officeooo:paragraph-rsid="0159eb4c"/>
    </style:style>
    <style:style style:name="P199" style:family="paragraph" style:parent-style-name="Preformatted_20_Text">
      <style:text-properties officeooo:paragraph-rsid="0161f237"/>
    </style:style>
    <style:style style:name="P200" style:family="paragraph" style:parent-style-name="Preformatted_20_Text">
      <style:text-properties officeooo:rsid="01640f52" officeooo:paragraph-rsid="01640f52"/>
    </style:style>
    <style:style style:name="P201" style:family="paragraph" style:parent-style-name="Table_20_Contents">
      <style:text-properties officeooo:rsid="01616ca1" officeooo:paragraph-rsid="01616ca1"/>
    </style:style>
    <style:style style:name="P202" style:family="paragraph" style:parent-style-name="Text_20_body">
      <style:text-properties officeooo:rsid="01616ca1" officeooo:paragraph-rsid="01616ca1"/>
    </style:style>
    <style:style style:name="P203" style:family="paragraph" style:parent-style-name="Preformatted_20_Text">
      <style:text-properties officeooo:paragraph-rsid="016aa3a8"/>
    </style:style>
    <style:style style:name="P204" style:family="paragraph" style:parent-style-name="Preformatted_20_Text">
      <style:text-properties officeooo:rsid="016c1e67" officeooo:paragraph-rsid="016c1e67"/>
    </style:style>
    <style:style style:name="P205" style:family="paragraph" style:parent-style-name="Text_20_body">
      <style:text-properties officeooo:rsid="015cdec7"/>
    </style:style>
    <style:style style:name="P20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7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08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09" style:family="paragraph" style:parent-style-name="Preformatted_20_Text">
      <style:text-properties officeooo:rsid="017a36c4" officeooo:paragraph-rsid="017a36c4"/>
    </style:style>
    <style:style style:name="P210" style:family="paragraph" style:parent-style-name="Standard">
      <style:text-properties style:font-name="Monospace" fo:font-size="12pt" officeooo:paragraph-rsid="00dbee42" style:font-size-asian="12pt"/>
    </style:style>
    <style:style style:name="P211" style:family="paragraph" style:parent-style-name="Preformatted_20_Text">
      <style:text-properties officeooo:rsid="0182afaf" officeooo:paragraph-rsid="0182afaf"/>
    </style:style>
    <style:style style:name="P212" style:family="paragraph" style:parent-style-name="Preformatted_20_Text">
      <style:text-properties officeooo:rsid="0182afaf" officeooo:paragraph-rsid="00da43c5"/>
    </style:style>
    <style:style style:name="P213" style:family="paragraph" style:parent-style-name="Preformatted_20_Text">
      <style:text-properties officeooo:rsid="0186c4ff" officeooo:paragraph-rsid="0186c4ff"/>
    </style:style>
    <style:style style:name="P214" style:family="paragraph" style:parent-style-name="Text_20_body">
      <style:text-properties officeooo:rsid="018208b1" officeooo:paragraph-rsid="018208b1"/>
    </style:style>
    <style:style style:name="P215" style:family="paragraph" style:parent-style-name="Text_20_body">
      <style:text-properties officeooo:rsid="018208b1" officeooo:paragraph-rsid="0182afaf"/>
    </style:style>
    <style:style style:name="P216" style:family="paragraph" style:parent-style-name="Text_20_body">
      <style:text-properties officeooo:rsid="0184a020" officeooo:paragraph-rsid="0184a020"/>
    </style:style>
    <style:style style:name="P217" style:family="paragraph" style:parent-style-name="Heading_20_1" style:list-style-name="">
      <style:text-properties fo:language="en" fo:country="US" officeooo:rsid="002f5b1c" officeooo:paragraph-rsid="002f5b1c"/>
    </style:style>
    <style:style style:name="P218" style:family="paragraph" style:parent-style-name="Heading_20_1">
      <style:paragraph-properties fo:break-before="page"/>
      <style:text-properties fo:language="en" fo:country="US" officeooo:rsid="002f5b1c" officeooo:paragraph-rsid="002f5b1c"/>
    </style:style>
    <style:style style:name="P219" style:family="paragraph" style:parent-style-name="Heading_20_1">
      <style:text-properties fo:language="en" fo:country="US" officeooo:rsid="002de72f" officeooo:paragraph-rsid="002de72f"/>
    </style:style>
    <style:style style:name="P220" style:family="paragraph" style:parent-style-name="Heading_20_1">
      <style:text-properties fo:language="en" fo:country="US"/>
    </style:style>
    <style:style style:name="P221" style:family="paragraph" style:parent-style-name="Heading_20_1">
      <style:text-properties fo:language="en" fo:country="US" officeooo:rsid="003e4097" officeooo:paragraph-rsid="007c65e6"/>
    </style:style>
    <style:style style:name="P222" style:family="paragraph" style:parent-style-name="Heading_20_1">
      <style:text-properties fo:language="en" fo:country="US" officeooo:paragraph-rsid="006a3cc2"/>
    </style:style>
    <style:style style:name="P223" style:family="paragraph" style:parent-style-name="Heading_20_1">
      <style:text-properties fo:language="en" fo:country="US" officeooo:rsid="000f22ce" officeooo:paragraph-rsid="000f22ce"/>
    </style:style>
    <style:style style:name="P224" style:family="paragraph" style:parent-style-name="Heading_20_1">
      <style:paragraph-properties fo:break-before="page"/>
      <style:text-properties fo:language="en" fo:country="US" officeooo:rsid="006a3cc2" officeooo:paragraph-rsid="006a3cc2"/>
    </style:style>
    <style:style style:name="P225" style:family="paragraph" style:parent-style-name="Heading_20_3">
      <style:text-properties fo:language="en" fo:country="US" officeooo:paragraph-rsid="006b5f13"/>
    </style:style>
    <style:style style:name="P226" style:family="paragraph" style:parent-style-name="Heading_20_3">
      <style:text-properties fo:language="en" fo:country="US" officeooo:paragraph-rsid="00dbee42"/>
    </style:style>
    <style:style style:name="P227" style:family="paragraph" style:parent-style-name="Heading_20_3" style:list-style-name="">
      <style:text-properties fo:language="en" fo:country="US" officeooo:paragraph-rsid="00da43c5"/>
    </style:style>
    <style:style style:name="P228" style:family="paragraph" style:parent-style-name="Heading_20_3">
      <style:paragraph-properties fo:break-before="page"/>
      <style:text-properties fo:language="en" fo:country="US" officeooo:paragraph-rsid="00da43c5"/>
    </style:style>
    <style:style style:name="P229" style:family="paragraph" style:parent-style-name="Heading_20_3">
      <style:text-properties fo:language="en" fo:country="US" officeooo:paragraph-rsid="00da43c5"/>
    </style:style>
    <style:style style:name="P230" style:family="paragraph" style:parent-style-name="Heading_20_3">
      <style:text-properties fo:language="en" fo:country="US" officeooo:paragraph-rsid="00dcddc3"/>
    </style:style>
    <style:style style:name="P231" style:family="paragraph" style:parent-style-name="Heading_20_3">
      <style:text-properties fo:language="en" fo:country="US" officeooo:rsid="005f6c14" officeooo:paragraph-rsid="00da43c5"/>
    </style:style>
    <style:style style:name="P232" style:family="paragraph" style:parent-style-name="Heading_20_3" style:list-style-name=""/>
    <style:style style:name="P233" style:family="paragraph" style:parent-style-name="Heading_20_3" style:list-style-name="">
      <style:paragraph-properties fo:keep-with-next="always"/>
      <style:text-properties officeooo:paragraph-rsid="00da43c5"/>
    </style:style>
    <style:style style:name="P234" style:family="paragraph" style:parent-style-name="Heading_20_3">
      <style:paragraph-properties fo:break-before="page"/>
      <style:text-properties officeooo:paragraph-rsid="00da43c5"/>
    </style:style>
    <style:style style:name="P235" style:family="paragraph" style:parent-style-name="Heading_20_3">
      <style:paragraph-properties fo:break-before="page"/>
    </style:style>
    <style:style style:name="P236" style:family="paragraph" style:parent-style-name="Heading_20_3">
      <style:text-properties officeooo:paragraph-rsid="016aa3a8"/>
    </style:style>
    <style:style style:name="P237" style:family="paragraph" style:parent-style-name="Heading_20_3">
      <style:text-properties officeooo:paragraph-rsid="00dbee42"/>
    </style:style>
    <style:style style:name="P238" style:family="paragraph" style:parent-style-name="Heading_20_3">
      <style:text-properties officeooo:paragraph-rsid="00de2e37"/>
    </style:style>
    <style:style style:name="P239" style:family="paragraph" style:parent-style-name="Heading_20_3">
      <style:paragraph-properties fo:keep-with-next="always"/>
    </style:style>
    <style:style style:name="P240" style:family="paragraph" style:parent-style-name="Heading_20_4">
      <style:text-properties fo:language="en" fo:country="US" officeooo:paragraph-rsid="00dbee42"/>
    </style:style>
    <style:style style:name="P241" style:family="paragraph" style:parent-style-name="Standard">
      <style:paragraph-properties fo:text-align="start" style:justify-single-word="false" fo:text-indent="0in" style:auto-text-indent="false"/>
    </style:style>
    <style:style style:name="P242" style:family="paragraph" style:parent-style-name="Standard">
      <style:paragraph-properties fo:text-align="start" style:justify-single-word="false" fo:text-indent="0in" style:auto-text-indent="false"/>
      <style:text-properties officeooo:paragraph-rsid="00dbee42"/>
    </style:style>
    <style:style style:name="P243" style:family="paragraph" style:parent-style-name="Standard">
      <style:paragraph-properties fo:text-align="start" style:justify-single-word="false" fo:text-indent="0in" style:auto-text-indent="false"/>
      <style:text-properties officeooo:paragraph-rsid="00da43c5"/>
    </style:style>
    <style:style style:name="P244" style:family="paragraph" style:parent-style-name="Standard">
      <style:paragraph-properties fo:text-align="start" style:justify-single-word="false" fo:text-indent="0in" style:auto-text-indent="false"/>
      <style:text-properties officeooo:paragraph-rsid="015cdec7"/>
    </style:style>
    <style:style style:name="P245" style:family="paragraph" style:parent-style-name="Standard">
      <style:paragraph-properties fo:text-align="start" style:justify-single-word="false" fo:text-indent="0in" style:auto-text-indent="false"/>
      <style:text-properties officeooo:paragraph-rsid="00de2e37"/>
    </style:style>
    <style:style style:name="P246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style:font-size-asian="12pt"/>
    </style:style>
    <style:style style:name="P247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4ad66" officeooo:paragraph-rsid="0134ad66" style:font-size-asian="12pt"/>
    </style:style>
    <style:style style:name="P248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0111d64" officeooo:paragraph-rsid="00da43c5" style:font-size-asian="12pt"/>
    </style:style>
    <style:style style:name="P249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29bd6" officeooo:paragraph-rsid="01329bd6" style:font-size-asian="12pt"/>
    </style:style>
    <style:style style:name="P250" style:family="paragraph" style:parent-style-name="Standard">
      <style:paragraph-properties fo:text-align="start" style:justify-single-word="false" fo:text-indent="0in" style:auto-text-indent="false"/>
      <style:text-properties officeooo:rsid="017cdf4f" officeooo:paragraph-rsid="017cdf4f"/>
    </style:style>
    <style:style style:name="P251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d1c450"/>
    </style:style>
    <style:style style:name="P252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4cae2a" officeooo:paragraph-rsid="00dbee42"/>
    </style:style>
    <style:style style:name="P253" style:family="paragraph" style:parent-style-name="Standard" style:list-style-name="L2">
      <style:text-properties fo:language="en" fo:country="US" officeooo:rsid="008f2690" officeooo:paragraph-rsid="00dbee42"/>
    </style:style>
    <style:style style:name="P254" style:family="paragraph" style:parent-style-name="Standard">
      <style:paragraph-properties fo:text-align="start" style:justify-single-word="false" fo:text-indent="0in" style:auto-text-indent="false"/>
      <style:text-properties fo:language="en" fo:country="US" officeooo:paragraph-rsid="00da43c5"/>
    </style:style>
    <style:style style:name="P255" style:family="paragraph" style:parent-style-name="Standard">
      <style:paragraph-properties fo:text-align="start" style:justify-single-word="false" fo:text-indent="0in" style:auto-text-indent="false"/>
      <style:text-properties fo:color="#000000" loext:opacity="100%" fo:font-weight="normal" officeooo:paragraph-rsid="00dbee42" style:font-weight-asian="normal" style:font-weight-complex="normal"/>
    </style:style>
    <style:style style:name="P256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Monospace" fo:font-size="12pt" fo:language="en" fo:country="US" officeooo:paragraph-rsid="016f67ea" style:font-size-asian="12pt"/>
    </style:style>
    <style:style style:name="P257" style:family="paragraph" style:parent-style-name="Standard">
      <style:paragraph-properties fo:text-align="start" style:justify-single-word="false" fo:text-indent="0in" style:auto-text-indent="false"/>
      <style:text-properties officeooo:rsid="00c868f7" officeooo:paragraph-rsid="00da43c5"/>
    </style:style>
    <style:style style:name="P258" style:family="paragraph" style:parent-style-name="Standard">
      <style:paragraph-properties fo:text-align="start" style:justify-single-word="false" fo:text-indent="0in" style:auto-text-indent="false"/>
      <style:text-properties officeooo:rsid="008043fa" officeooo:paragraph-rsid="00da43c5"/>
    </style:style>
    <style:style style:name="P259" style:family="paragraph" style:parent-style-name="Standard">
      <style:paragraph-properties fo:text-align="start" style:justify-single-word="false" fo:text-indent="0in" style:auto-text-indent="false"/>
      <style:text-properties officeooo:rsid="00bb6a53" officeooo:paragraph-rsid="00da43c5"/>
    </style:style>
    <style:style style:name="P260" style:family="paragraph" style:parent-style-name="Standard">
      <style:paragraph-properties fo:text-align="start" style:justify-single-word="false" fo:text-indent="0in" style:auto-text-indent="false"/>
      <style:text-properties officeooo:rsid="015cdec7" officeooo:paragraph-rsid="015cdec7"/>
    </style:style>
    <style:style style:name="P261" style:family="paragraph" style:parent-style-name="Standard">
      <style:paragraph-properties fo:text-align="start" style:justify-single-word="false" fo:text-indent="0in" style:auto-text-indent="false"/>
      <style:text-properties fo:font-weight="normal" officeooo:rsid="015d0f00" officeooo:paragraph-rsid="015d0f00" style:font-weight-asian="normal" style:font-weight-complex="normal"/>
    </style:style>
    <style:style style:name="P262" style:family="paragraph" style:parent-style-name="Standard">
      <style:paragraph-properties fo:text-align="start" style:justify-single-word="false" fo:text-indent="0in" style:auto-text-indent="false"/>
      <style:text-properties officeooo:rsid="015d0f00" officeooo:paragraph-rsid="015d0f00"/>
    </style:style>
    <style:style style:name="P263" style:family="paragraph" style:parent-style-name="Standard">
      <style:paragraph-properties fo:text-align="start" style:justify-single-word="false" fo:text-indent="0in" style:auto-text-indent="false"/>
      <style:text-properties officeooo:rsid="00e79979" officeooo:paragraph-rsid="00e79979"/>
    </style:style>
    <style:style style:name="P264" style:family="paragraph" style:parent-style-name="Standard">
      <style:paragraph-properties fo:text-align="start" style:justify-single-word="false" fo:text-indent="0in" style:auto-text-indent="false"/>
      <style:text-properties officeooo:rsid="00945df3" officeooo:paragraph-rsid="00de2e37"/>
    </style:style>
    <style:style style:name="P265" style:family="paragraph" style:parent-style-name="Standard">
      <style:paragraph-properties fo:text-align="start" style:justify-single-word="false" fo:text-indent="0in" style:auto-text-indent="false"/>
      <style:text-properties officeooo:rsid="0147d115" officeooo:paragraph-rsid="0147d115"/>
    </style:style>
    <style:style style:name="P266" style:family="paragraph" style:parent-style-name="Table_20_Contents">
      <style:text-properties fo:language="en" fo:country="US" officeooo:rsid="018c0a07" officeooo:paragraph-rsid="018c0a07"/>
    </style:style>
    <style:style style:name="P267" style:family="paragraph" style:parent-style-name="Table_20_Contents">
      <style:text-properties fo:language="en" fo:country="US" officeooo:rsid="018cc5a5" officeooo:paragraph-rsid="018cc5a5"/>
    </style:style>
    <style:style style:name="P268" style:family="paragraph" style:parent-style-name="Text_20_body" style:list-style-name="L1">
      <style:text-properties fo:language="en" fo:country="US" officeooo:rsid="004da12c" officeooo:paragraph-rsid="004da12c"/>
    </style:style>
    <style:style style:name="P269" style:family="paragraph" style:parent-style-name="Text_20_body" style:list-style-name="L1">
      <style:text-properties fo:language="en" fo:country="US" officeooo:rsid="0056fc1b" officeooo:paragraph-rsid="0056fc1b"/>
    </style:style>
    <style:style style:name="P270" style:family="paragraph">
      <loext:graphic-properties draw:fill="none" draw:fill-color="#ffffff"/>
    </style:style>
    <style:style style:name="P27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2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6d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df60" style:font-weight-asian="bold" style:font-weight-complex="bold"/>
    </style:style>
    <style:style style:name="T4" style:family="text">
      <style:text-properties fo:color="#2a00ff" loext:opacity="100%" style:font-name="Monospace" fo:font-size="12pt" officeooo:rsid="00111d64" style:font-name-asian="Noto Sans Mono CJK SC" style:font-size-asian="12pt" style:font-name-complex="Liberation Mono" style:font-size-complex="12pt"/>
    </style:style>
    <style:style style:name="T5" style:family="text">
      <style:text-properties fo:color="#2a00ff" loext:opacity="100%" style:font-name="Monospace" fo:font-size="12pt" officeooo:rsid="01329bd6" style:font-name-asian="Noto Sans Mono CJK SC" style:font-size-asian="12pt" style:font-name-complex="Liberation Mono" style:font-size-complex="12pt"/>
    </style:style>
    <style:style style:name="T6" style:family="text">
      <style:text-properties fo:color="#2a00ff" loext:opacity="100%" style:font-name="Monospace" fo:font-size="12pt" fo:background-color="#e8f2fe" loext:char-shading-value="0" style:font-size-asian="12pt"/>
    </style:style>
    <style:style style:name="T7" style:family="text">
      <style:text-properties fo:color="#2a00ff" loext:opacity="100%" style:font-name="Monospace" fo:font-size="12pt" officeooo:rsid="003f9daa" fo:background-color="#e8f2fe" loext:char-shading-value="0" style:font-size-asian="12pt"/>
    </style:style>
    <style:style style:name="T8" style:family="text">
      <style:text-properties fo:color="#2a00ff" loext:opacity="100%" style:font-name="Monospace" fo:font-size="12pt" style:font-size-asian="12pt"/>
    </style:style>
    <style:style style:name="T9" style:family="text">
      <style:text-properties style:font-name="Monospace"/>
    </style:style>
    <style:style style:name="T10" style:family="text">
      <style:text-properties style:font-name="Monospace" fo:font-size="12pt" style:font-size-asian="12pt"/>
    </style:style>
    <style:style style:name="T11" style:family="text">
      <style:text-properties style:font-name="Monospace" fo:font-size="12pt" officeooo:rsid="00a29e78" style:font-size-asian="12pt"/>
    </style:style>
    <style:style style:name="T12" style:family="text">
      <style:text-properties style:font-name="Monospace" fo:font-size="12pt" officeooo:rsid="00e01727" style:font-size-asian="12pt"/>
    </style:style>
    <style:style style:name="T13" style:family="text">
      <style:text-properties style:font-name="Monospace" fo:font-size="12pt" fo:font-weight="bold" style:font-size-asian="12pt" style:font-weight-asian="bold" style:font-weight-complex="bold"/>
    </style:style>
    <style:style style:name="T14" style:family="text">
      <style:text-properties style:font-name="Monospace" fo:font-size="12pt" fo:language="en" fo:country="US" fo:font-weight="normal" style:font-size-asian="12pt" style:font-weight-asian="normal" style:font-size-complex="12pt" style:font-weight-complex="normal"/>
    </style:style>
    <style:style style:name="T15" style:family="text">
      <style:text-properties style:font-name="Monospace" fo:font-size="14pt" style:font-size-asian="14pt"/>
    </style:style>
    <style:style style:name="T16" style:family="text">
      <style:text-properties officeooo:rsid="0012df6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2df60" style:font-weight-asian="normal" style:font-weight-complex="normal"/>
    </style:style>
    <style:style style:name="T19" style:family="text">
      <style:text-properties fo:font-weight="normal" officeooo:rsid="0015b878" style:font-weight-asian="normal" style:font-weight-complex="normal"/>
    </style:style>
    <style:style style:name="T20" style:family="text">
      <style:text-properties fo:font-weight="normal" officeooo:rsid="00e528a7" style:font-weight-asian="normal" style:font-weight-complex="normal"/>
    </style:style>
    <style:style style:name="T21" style:family="text">
      <style:text-properties officeooo:rsid="0013c2a4"/>
    </style:style>
    <style:style style:name="T22" style:family="text">
      <style:text-properties officeooo:rsid="0015b878"/>
    </style:style>
    <style:style style:name="T23" style:family="text">
      <style:text-properties officeooo:rsid="001b1cd4"/>
    </style:style>
    <style:style style:name="T24" style:family="text">
      <style:text-properties officeooo:rsid="001cc21e"/>
    </style:style>
    <style:style style:name="T25" style:family="text">
      <style:text-properties officeooo:rsid="001da1b7"/>
    </style:style>
    <style:style style:name="T26" style:family="text">
      <style:text-properties officeooo:rsid="001e59c8"/>
    </style:style>
    <style:style style:name="T27" style:family="text">
      <style:text-properties officeooo:rsid="001fd9ef"/>
    </style:style>
    <style:style style:name="T28" style:family="text">
      <style:text-properties officeooo:rsid="00209c3d"/>
    </style:style>
    <style:style style:name="T29" style:family="text">
      <style:text-properties officeooo:rsid="0021de7b"/>
    </style:style>
    <style:style style:name="T30" style:family="text">
      <style:text-properties officeooo:rsid="0023e3e0"/>
    </style:style>
    <style:style style:name="T31" style:family="text">
      <style:text-properties officeooo:rsid="0025dcc5"/>
    </style:style>
    <style:style style:name="T32" style:family="text">
      <style:text-properties officeooo:rsid="00272958"/>
    </style:style>
    <style:style style:name="T33" style:family="text">
      <style:text-properties officeooo:rsid="0029ce15"/>
    </style:style>
    <style:style style:name="T34" style:family="text">
      <style:text-properties officeooo:rsid="0029fc29"/>
    </style:style>
    <style:style style:name="T35" style:family="text">
      <style:text-properties officeooo:rsid="002a6462"/>
    </style:style>
    <style:style style:name="T36" style:family="text">
      <style:text-properties officeooo:rsid="002b1731"/>
    </style:style>
    <style:style style:name="T37" style:family="text">
      <style:text-properties officeooo:rsid="002b9e3a"/>
    </style:style>
    <style:style style:name="T38" style:family="text">
      <style:text-properties officeooo:rsid="00303568"/>
    </style:style>
    <style:style style:name="T39" style:family="text">
      <style:text-properties officeooo:rsid="0032f410"/>
    </style:style>
    <style:style style:name="T40" style:family="text">
      <style:text-properties officeooo:rsid="0034b60f"/>
    </style:style>
    <style:style style:name="T41" style:family="text">
      <style:text-properties officeooo:rsid="0035c9c1"/>
    </style:style>
    <style:style style:name="T42" style:family="text">
      <style:text-properties officeooo:rsid="0036ab61"/>
    </style:style>
    <style:style style:name="T43" style:family="text">
      <style:text-properties officeooo:rsid="0038d326"/>
    </style:style>
    <style:style style:name="T44" style:family="text">
      <style:text-properties officeooo:rsid="0039301b"/>
    </style:style>
    <style:style style:name="T45" style:family="text">
      <style:text-properties officeooo:rsid="00393baf"/>
    </style:style>
    <style:style style:name="T46" style:family="text">
      <style:text-properties officeooo:rsid="003d11b2"/>
    </style:style>
    <style:style style:name="T47" style:family="text">
      <style:text-properties officeooo:rsid="003dc11d"/>
    </style:style>
    <style:style style:name="T48" style:family="text">
      <style:text-properties officeooo:rsid="003f5c74"/>
    </style:style>
    <style:style style:name="T49" style:family="text">
      <style:text-properties officeooo:rsid="003f9daa"/>
    </style:style>
    <style:style style:name="T50" style:family="text">
      <style:text-properties officeooo:rsid="00408385"/>
    </style:style>
    <style:style style:name="T51" style:family="text">
      <style:text-properties officeooo:rsid="00409e50"/>
    </style:style>
    <style:style style:name="T52" style:family="text">
      <style:text-properties officeooo:rsid="0044d7e4"/>
    </style:style>
    <style:style style:name="T53" style:family="text">
      <style:text-properties officeooo:rsid="0046c469"/>
    </style:style>
    <style:style style:name="T54" style:family="text">
      <style:text-properties officeooo:rsid="004cdd89"/>
    </style:style>
    <style:style style:name="T55" style:family="text">
      <style:text-properties officeooo:rsid="004f51e4"/>
    </style:style>
    <style:style style:name="T56" style:family="text">
      <style:text-properties officeooo:rsid="004fe0a7"/>
    </style:style>
    <style:style style:name="T57" style:family="text">
      <style:text-properties officeooo:rsid="0051a86d"/>
    </style:style>
    <style:style style:name="T58" style:family="text">
      <style:text-properties officeooo:rsid="00537ef4"/>
    </style:style>
    <style:style style:name="T59" style:family="text">
      <style:text-properties officeooo:rsid="0054eeb8"/>
    </style:style>
    <style:style style:name="T60" style:family="text">
      <style:text-properties officeooo:rsid="005508fc"/>
    </style:style>
    <style:style style:name="T61" style:family="text">
      <style:text-properties officeooo:rsid="0056fc1b"/>
    </style:style>
    <style:style style:name="T62" style:family="text">
      <style:text-properties officeooo:rsid="0058c180"/>
    </style:style>
    <style:style style:name="T63" style:family="text">
      <style:text-properties officeooo:rsid="005b882f"/>
    </style:style>
    <style:style style:name="T64" style:family="text">
      <style:text-properties officeooo:rsid="005cb14a"/>
    </style:style>
    <style:style style:name="T65" style:family="text">
      <style:text-properties officeooo:rsid="006114db"/>
    </style:style>
    <style:style style:name="T66" style:family="text">
      <style:text-properties officeooo:rsid="00624f5b"/>
    </style:style>
    <style:style style:name="T67" style:family="text">
      <style:text-properties officeooo:rsid="00653b80"/>
    </style:style>
    <style:style style:name="T68" style:family="text">
      <style:text-properties officeooo:rsid="00681f22"/>
    </style:style>
    <style:style style:name="T69" style:family="text">
      <style:text-properties officeooo:rsid="006871d2"/>
    </style:style>
    <style:style style:name="T70" style:family="text">
      <style:text-properties fo:font-size="12pt" officeooo:rsid="006871d2" style:font-size-asian="12pt" style:font-size-complex="12pt"/>
    </style:style>
    <style:style style:name="T71" style:family="text">
      <style:text-properties officeooo:rsid="006b5f13"/>
    </style:style>
    <style:style style:name="T72" style:family="text">
      <style:text-properties officeooo:rsid="006d114d"/>
    </style:style>
    <style:style style:name="T73" style:family="text">
      <style:text-properties officeooo:rsid="006d8e3b"/>
    </style:style>
    <style:style style:name="T74" style:family="text">
      <style:text-properties officeooo:rsid="006ee919"/>
    </style:style>
    <style:style style:name="T75" style:family="text">
      <style:text-properties officeooo:rsid="00703074"/>
    </style:style>
    <style:style style:name="T76" style:family="text">
      <style:text-properties officeooo:rsid="00723715"/>
    </style:style>
    <style:style style:name="T77" style:family="text">
      <style:text-properties officeooo:rsid="0073aec6"/>
    </style:style>
    <style:style style:name="T78" style:family="text">
      <style:text-properties officeooo:rsid="00743a65"/>
    </style:style>
    <style:style style:name="T79" style:family="text">
      <style:text-properties officeooo:rsid="007551de"/>
    </style:style>
    <style:style style:name="T80" style:family="text">
      <style:text-properties officeooo:rsid="007657e5"/>
    </style:style>
    <style:style style:name="T81" style:family="text">
      <style:text-properties officeooo:rsid="007671f6"/>
    </style:style>
    <style:style style:name="T82" style:family="text">
      <style:text-properties officeooo:rsid="00784fc9"/>
    </style:style>
    <style:style style:name="T83" style:family="text">
      <style:text-properties officeooo:rsid="0079b35e"/>
    </style:style>
    <style:style style:name="T84" style:family="text">
      <style:text-properties officeooo:rsid="007abe56"/>
    </style:style>
    <style:style style:name="T85" style:family="text">
      <style:text-properties officeooo:rsid="007c65e6"/>
    </style:style>
    <style:style style:name="T86" style:family="text">
      <style:text-properties officeooo:rsid="007e1895"/>
    </style:style>
    <style:style style:name="T87" style:family="text">
      <style:text-properties officeooo:rsid="007f5e52"/>
    </style:style>
    <style:style style:name="T88" style:family="text">
      <style:text-properties officeooo:rsid="007fa2c1"/>
    </style:style>
    <style:style style:name="T89" style:family="text">
      <style:text-properties fo:color="#000000" loext:opacity="100%" style:font-name="Monospace" fo:font-size="12pt" style:font-size-asian="12pt"/>
    </style:style>
    <style:style style:name="T90" style:family="text">
      <style:text-properties fo:color="#000000" loext:opacity="100%" style:font-name="Monospace" fo:font-size="12pt" officeooo:rsid="0095ba54" style:font-size-asian="12pt"/>
    </style:style>
    <style:style style:name="T91" style:family="text">
      <style:text-properties fo:color="#000000" loext:opacity="100%" style:font-name="Monospace" fo:font-size="12pt" officeooo:rsid="00a29e78" style:font-size-asian="12pt"/>
    </style:style>
    <style:style style:name="T92" style:family="text">
      <style:text-properties fo:color="#000000" loext:opacity="100%" style:font-name="Monospace" fo:font-size="12pt" officeooo:rsid="00a3c00a" style:font-size-asian="12pt"/>
    </style:style>
    <style:style style:name="T93" style:family="text">
      <style:text-properties fo:color="#000000" loext:opacity="100%" style:font-name="Monospace" fo:font-size="12pt" officeooo:rsid="00c8818a" style:font-size-asian="12pt"/>
    </style:style>
    <style:style style:name="T94" style:family="text">
      <style:text-properties fo:color="#000000" loext:opacity="100%" style:font-name="Monospace" fo:font-size="12pt" officeooo:rsid="00cfb7fc" style:font-size-asian="12pt"/>
    </style:style>
    <style:style style:name="T95" style:family="text">
      <style:text-properties fo:color="#000000" loext:opacity="100%" style:font-name="Monospace" fo:font-size="12pt" officeooo:rsid="00e11431" style:font-size-asian="12pt"/>
    </style:style>
    <style:style style:name="T96" style:family="text">
      <style:text-properties fo:color="#000000" loext:opacity="100%" style:font-name="Monospace" fo:font-size="12pt" officeooo:rsid="01155044" style:font-size-asian="12pt"/>
    </style:style>
    <style:style style:name="T97" style:family="text">
      <style:text-properties fo:color="#000000" loext:opacity="100%" style:font-name="Monospace" fo:font-size="12pt" officeooo:rsid="0147d115" style:font-size-asian="12pt"/>
    </style:style>
    <style:style style:name="T98" style:family="text">
      <style:text-properties fo:color="#000000" loext:opacity="100%" style:font-name="Monospace" fo:font-size="12pt" officeooo:rsid="014984d5" style:font-size-asian="12pt"/>
    </style:style>
    <style:style style:name="T99" style:family="text">
      <style:text-properties fo:color="#000000" loext:opacity="100%" style:font-name="Monospace" fo:font-size="12pt" officeooo:rsid="015cdec7" style:font-size-asian="12pt"/>
    </style:style>
    <style:style style:name="T100" style:family="text">
      <style:text-properties fo:color="#000000" loext:opacity="100%" style:font-name="Monospace" fo:font-size="12pt" officeooo:rsid="015e4585" style:font-size-asian="12pt"/>
    </style:style>
    <style:style style:name="T101" style:family="text">
      <style:text-properties fo:color="#000000" loext:opacity="100%" style:font-name="Monospace" fo:font-size="12pt" officeooo:rsid="0177100e" style:font-size-asian="12pt"/>
    </style:style>
    <style:style style:name="T102" style:family="text">
      <style:text-properties fo:color="#000000" loext:opacity="100%" style:font-name="Monospace" fo:font-size="12pt" officeooo:rsid="003b17e5" fo:background-color="#e8f2fe" loext:char-shading-value="0" style:font-size-asian="12pt"/>
    </style:style>
    <style:style style:name="T103" style:family="text">
      <style:text-properties fo:color="#000000" loext:opacity="100%" style:font-name="Monospace" fo:font-size="12pt" officeooo:rsid="016f67ea" fo:background-color="#e8f2fe" loext:char-shading-value="0" style:font-size-asian="12pt"/>
    </style:style>
    <style:style style:name="T104" style:family="text">
      <style:text-properties fo:color="#000000" loext:opacity="100%" style:font-name="Monospace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05" style:family="text">
      <style:text-properties fo:color="#000000" loext:opacity="100%" style:font-name="Monospace" fo:font-size="12pt" fo:font-weight="bold" style:font-size-asian="12pt" style:font-weight-asian="bold"/>
    </style:style>
    <style:style style:name="T106" style:family="text">
      <style:text-properties fo:color="#000000" loext:opacity="100%" style:font-name="Monospace" fo:font-size="14pt" style:font-size-asian="14pt"/>
    </style:style>
    <style:style style:name="T107" style:family="text">
      <style:text-properties officeooo:rsid="008043fa"/>
    </style:style>
    <style:style style:name="T108" style:family="text">
      <style:text-properties officeooo:rsid="0081e720"/>
    </style:style>
    <style:style style:name="T109" style:family="text">
      <style:text-properties officeooo:rsid="00830407"/>
    </style:style>
    <style:style style:name="T110" style:family="text">
      <style:text-properties officeooo:rsid="0083b807"/>
    </style:style>
    <style:style style:name="T111" style:family="text">
      <style:text-properties officeooo:rsid="00856c8a"/>
    </style:style>
    <style:style style:name="T112" style:family="text">
      <style:text-properties officeooo:rsid="00871fce"/>
    </style:style>
    <style:style style:name="T113" style:family="text">
      <style:text-properties officeooo:rsid="008919a5"/>
    </style:style>
    <style:style style:name="T114" style:family="text">
      <style:text-properties officeooo:rsid="008aec35"/>
    </style:style>
    <style:style style:name="T115" style:family="text">
      <style:text-properties officeooo:rsid="008b9b84"/>
    </style:style>
    <style:style style:name="T116" style:family="text">
      <style:text-properties officeooo:rsid="008c915f"/>
    </style:style>
    <style:style style:name="T117" style:family="text">
      <style:text-properties officeooo:rsid="008cc140"/>
    </style:style>
    <style:style style:name="T118" style:family="text">
      <style:text-properties officeooo:rsid="008f97f3"/>
    </style:style>
    <style:style style:name="T119" style:family="text">
      <style:text-properties officeooo:rsid="0091d884"/>
    </style:style>
    <style:style style:name="T120" style:family="text">
      <style:text-properties officeooo:rsid="0098e792"/>
    </style:style>
    <style:style style:name="T121" style:family="text">
      <style:text-properties officeooo:rsid="004c60db"/>
    </style:style>
    <style:style style:name="T122" style:family="text">
      <style:text-properties officeooo:rsid="009b9173"/>
    </style:style>
    <style:style style:name="T123" style:family="text">
      <style:text-properties officeooo:rsid="009d7400"/>
    </style:style>
    <style:style style:name="T124" style:family="text">
      <style:text-properties officeooo:rsid="009f4052"/>
    </style:style>
    <style:style style:name="T125" style:family="text">
      <style:text-properties officeooo:rsid="00a3c00a"/>
    </style:style>
    <style:style style:name="T126" style:family="text">
      <style:text-properties officeooo:rsid="00a59704"/>
    </style:style>
    <style:style style:name="T127" style:family="text">
      <style:text-properties officeooo:rsid="00a5a802"/>
    </style:style>
    <style:style style:name="T128" style:family="text">
      <style:text-properties officeooo:rsid="00a5f072"/>
    </style:style>
    <style:style style:name="T129" style:family="text">
      <style:text-properties officeooo:rsid="00a602bd"/>
    </style:style>
    <style:style style:name="T130" style:family="text">
      <style:text-properties officeooo:rsid="00a73e3e"/>
    </style:style>
    <style:style style:name="T131" style:family="text">
      <style:text-properties officeooo:rsid="00a75649"/>
    </style:style>
    <style:style style:name="T132" style:family="text">
      <style:text-properties officeooo:rsid="00a82b06"/>
    </style:style>
    <style:style style:name="T133" style:family="text">
      <style:text-properties officeooo:rsid="00a9f2c1"/>
    </style:style>
    <style:style style:name="T134" style:family="text">
      <style:text-properties officeooo:rsid="00ab3420"/>
    </style:style>
    <style:style style:name="T135" style:family="text">
      <style:text-properties officeooo:rsid="00abfdb1"/>
    </style:style>
    <style:style style:name="T136" style:family="text">
      <style:text-properties fo:color="#7f0055" loext:opacity="100%" style:font-name="Monospace" fo:font-size="12pt" fo:font-weight="bold" style:font-size-asian="12pt" style:font-weight-asian="bold"/>
    </style:style>
    <style:style style:name="T137" style:family="text">
      <style:text-properties fo:color="#7f0055" loext:opacity="100%" style:font-name="Monospace" fo:font-size="12pt" fo:font-weight="bold" officeooo:rsid="00e11431" style:font-size-asian="12pt" style:font-weight-asian="bold"/>
    </style:style>
    <style:style style:name="T138" style:family="text">
      <style:text-properties officeooo:rsid="00afb60b"/>
    </style:style>
    <style:style style:name="T139" style:family="text">
      <style:text-properties officeooo:rsid="00b14f1a"/>
    </style:style>
    <style:style style:name="T140" style:family="text">
      <style:text-properties officeooo:rsid="00b16af3"/>
    </style:style>
    <style:style style:name="T141" style:family="text">
      <style:text-properties officeooo:rsid="00b2b3f6"/>
    </style:style>
    <style:style style:name="T142" style:family="text">
      <style:text-properties officeooo:rsid="00b44aa5"/>
    </style:style>
    <style:style style:name="T143" style:family="text">
      <style:text-properties officeooo:rsid="00b57be4"/>
    </style:style>
    <style:style style:name="T144" style:family="text">
      <style:text-properties officeooo:rsid="00b65565"/>
    </style:style>
    <style:style style:name="T145" style:family="text">
      <style:text-properties officeooo:rsid="00b84cb9"/>
    </style:style>
    <style:style style:name="T146" style:family="text">
      <style:text-properties officeooo:rsid="00b9972f"/>
    </style:style>
    <style:style style:name="T147" style:family="text">
      <style:text-properties officeooo:rsid="00ba0ccb"/>
    </style:style>
    <style:style style:name="T148" style:family="text">
      <style:text-properties officeooo:rsid="00bbdc3a"/>
    </style:style>
    <style:style style:name="T149" style:family="text">
      <style:text-properties officeooo:rsid="00bd85c7"/>
    </style:style>
    <style:style style:name="T150" style:family="text">
      <style:text-properties officeooo:rsid="00c0b9ab"/>
    </style:style>
    <style:style style:name="T151" style:family="text">
      <style:text-properties officeooo:rsid="00ce642a"/>
    </style:style>
    <style:style style:name="T152" style:family="text">
      <style:text-properties officeooo:rsid="00d20d43"/>
    </style:style>
    <style:style style:name="T153" style:family="text">
      <style:text-properties officeooo:rsid="00d511bd"/>
    </style:style>
    <style:style style:name="T154" style:family="text">
      <style:text-properties officeooo:rsid="00d6e022"/>
    </style:style>
    <style:style style:name="T155" style:family="text">
      <style:text-properties officeooo:rsid="00d892e2"/>
    </style:style>
    <style:style style:name="T156" style:family="text">
      <style:text-properties officeooo:rsid="00d9cc0e"/>
    </style:style>
    <style:style style:name="T157" style:family="text">
      <style:text-properties fo:language="en" fo:country="US"/>
    </style:style>
    <style:style style:name="T158" style:family="text">
      <style:text-properties fo:language="en" fo:country="US" officeooo:rsid="00dbee42"/>
    </style:style>
    <style:style style:name="T159" style:family="text">
      <style:text-properties fo:language="en" fo:country="US" officeooo:rsid="00dcddc3"/>
    </style:style>
    <style:style style:name="T160" style:family="text">
      <style:text-properties officeooo:rsid="00dbee42"/>
    </style:style>
    <style:style style:name="T161" style:family="text">
      <style:text-properties officeooo:rsid="00e066f1"/>
    </style:style>
    <style:style style:name="T162" style:family="text">
      <style:text-properties officeooo:rsid="00e40525"/>
    </style:style>
    <style:style style:name="T163" style:family="text">
      <style:text-properties officeooo:rsid="00e528a7"/>
    </style:style>
    <style:style style:name="T164" style:family="text">
      <style:text-properties officeooo:rsid="00eb6db3"/>
    </style:style>
    <style:style style:name="T165" style:family="text">
      <style:text-properties officeooo:rsid="00ebf85c"/>
    </style:style>
    <style:style style:name="T166" style:family="text">
      <style:text-properties officeooo:rsid="00ec406d"/>
    </style:style>
    <style:style style:name="T167" style:family="text">
      <style:text-properties officeooo:rsid="00ec861d"/>
    </style:style>
    <style:style style:name="T168" style:family="text">
      <style:text-properties officeooo:rsid="00ed7151"/>
    </style:style>
    <style:style style:name="T169" style:family="text">
      <style:text-properties officeooo:rsid="00ef9a6c"/>
    </style:style>
    <style:style style:name="T170" style:family="text">
      <style:text-properties officeooo:rsid="00f04a8b"/>
    </style:style>
    <style:style style:name="T171" style:family="text">
      <style:text-properties officeooo:rsid="00f0af8e"/>
    </style:style>
    <style:style style:name="T172" style:family="text">
      <style:text-properties officeooo:rsid="00f2983e"/>
    </style:style>
    <style:style style:name="T173" style:family="text">
      <style:text-properties officeooo:rsid="00f3d370"/>
    </style:style>
    <style:style style:name="T174" style:family="text">
      <style:text-properties officeooo:rsid="00f7bebb"/>
    </style:style>
    <style:style style:name="T175" style:family="text">
      <style:text-properties officeooo:rsid="00fae289"/>
    </style:style>
    <style:style style:name="T176" style:family="text">
      <style:text-properties officeooo:rsid="00fc9d34"/>
    </style:style>
    <style:style style:name="T177" style:family="text">
      <style:text-properties officeooo:rsid="00fd532d"/>
    </style:style>
    <style:style style:name="T178" style:family="text">
      <style:text-properties officeooo:rsid="00ff3863"/>
    </style:style>
    <style:style style:name="T179" style:family="text">
      <style:text-properties officeooo:rsid="01010e38"/>
    </style:style>
    <style:style style:name="T180" style:family="text">
      <style:text-properties officeooo:rsid="0102471d"/>
    </style:style>
    <style:style style:name="T181" style:family="text">
      <style:text-properties officeooo:rsid="01057303"/>
    </style:style>
    <style:style style:name="T182" style:family="text">
      <style:text-properties officeooo:rsid="010a3260"/>
    </style:style>
    <style:style style:name="T183" style:family="text">
      <style:text-properties officeooo:rsid="010b6a44"/>
    </style:style>
    <style:style style:name="T184" style:family="text">
      <style:text-properties officeooo:rsid="010d3039"/>
    </style:style>
    <style:style style:name="T185" style:family="text">
      <style:text-properties officeooo:rsid="010f7142"/>
    </style:style>
    <style:style style:name="T186" style:family="text">
      <style:text-properties officeooo:rsid="011142b5"/>
    </style:style>
    <style:style style:name="T187" style:family="text">
      <style:text-properties officeooo:rsid="01117f1f"/>
    </style:style>
    <style:style style:name="T188" style:family="text">
      <style:text-properties officeooo:rsid="0111d765"/>
    </style:style>
    <style:style style:name="T189" style:family="text">
      <style:text-properties officeooo:rsid="01137636"/>
    </style:style>
    <style:style style:name="T190" style:family="text">
      <style:text-properties officeooo:rsid="01177ecb"/>
    </style:style>
    <style:style style:name="T191" style:family="text">
      <style:text-properties officeooo:rsid="011a9fbc"/>
    </style:style>
    <style:style style:name="T192" style:family="text">
      <style:text-properties officeooo:rsid="011f8607"/>
    </style:style>
    <style:style style:name="T193" style:family="text">
      <style:text-properties officeooo:rsid="01209950"/>
    </style:style>
    <style:style style:name="T194" style:family="text">
      <style:text-properties officeooo:rsid="01225476"/>
    </style:style>
    <style:style style:name="T195" style:family="text">
      <style:text-properties officeooo:rsid="012317a0"/>
    </style:style>
    <style:style style:name="T196" style:family="text">
      <style:text-properties officeooo:rsid="0127e321"/>
    </style:style>
    <style:style style:name="T197" style:family="text">
      <style:text-properties officeooo:rsid="0128714e"/>
    </style:style>
    <style:style style:name="T198" style:family="text">
      <style:text-properties officeooo:rsid="012a459e"/>
    </style:style>
    <style:style style:name="T199" style:family="text">
      <style:text-properties officeooo:rsid="012c2a7d"/>
    </style:style>
    <style:style style:name="T200" style:family="text">
      <style:text-properties officeooo:rsid="012e31f5"/>
    </style:style>
    <style:style style:name="T201" style:family="text">
      <style:text-properties officeooo:rsid="012fdf0a"/>
    </style:style>
    <style:style style:name="T202" style:family="text">
      <style:text-properties officeooo:rsid="01302d96"/>
    </style:style>
    <style:style style:name="T203" style:family="text">
      <style:text-properties officeooo:rsid="01329bd6"/>
    </style:style>
    <style:style style:name="T204" style:family="text">
      <style:text-properties officeooo:rsid="0134ad66"/>
    </style:style>
    <style:style style:name="T205" style:family="text">
      <style:text-properties officeooo:rsid="0135c9e7"/>
    </style:style>
    <style:style style:name="T206" style:family="text">
      <style:text-properties officeooo:rsid="0135e815"/>
    </style:style>
    <style:style style:name="T207" style:family="text">
      <style:text-properties officeooo:rsid="01374e54"/>
    </style:style>
    <style:style style:name="T208" style:family="text">
      <style:text-properties officeooo:rsid="013d0873"/>
    </style:style>
    <style:style style:name="T209" style:family="text">
      <style:text-properties officeooo:rsid="013e280d"/>
    </style:style>
    <style:style style:name="T210" style:family="text">
      <style:text-properties officeooo:rsid="013f814d"/>
    </style:style>
    <style:style style:name="T211" style:family="text">
      <style:text-properties officeooo:rsid="01400b95"/>
    </style:style>
    <style:style style:name="T212" style:family="text">
      <style:text-properties officeooo:rsid="01421f91"/>
    </style:style>
    <style:style style:name="T213" style:family="text">
      <style:text-properties officeooo:rsid="01427281"/>
    </style:style>
    <style:style style:name="T214" style:family="text">
      <style:text-properties officeooo:rsid="0099c446"/>
    </style:style>
    <style:style style:name="T215" style:family="text">
      <style:text-properties officeooo:rsid="0142c6e4"/>
    </style:style>
    <style:style style:name="T216" style:family="text">
      <style:text-properties officeooo:rsid="01466034"/>
    </style:style>
    <style:style style:name="T217" style:family="text">
      <style:text-properties officeooo:rsid="01473563"/>
    </style:style>
    <style:style style:name="T218" style:family="text">
      <style:text-properties officeooo:rsid="0147d115"/>
    </style:style>
    <style:style style:name="T219" style:family="text">
      <style:text-properties officeooo:rsid="014b17b3"/>
    </style:style>
    <style:style style:name="T220" style:family="text">
      <style:text-properties officeooo:rsid="014d4d52"/>
    </style:style>
    <style:style style:name="T221" style:family="text">
      <style:text-properties officeooo:rsid="014e9328"/>
    </style:style>
    <style:style style:name="T222" style:family="text">
      <style:text-properties officeooo:rsid="0151d77d"/>
    </style:style>
    <style:style style:name="T223" style:family="text">
      <style:text-properties officeooo:rsid="01531304"/>
    </style:style>
    <style:style style:name="T224" style:family="text">
      <style:text-properties officeooo:rsid="01547f35"/>
    </style:style>
    <style:style style:name="T225" style:family="text">
      <style:text-properties officeooo:rsid="01559fd4"/>
    </style:style>
    <style:style style:name="T226" style:family="text">
      <style:text-properties officeooo:rsid="01578e30"/>
    </style:style>
    <style:style style:name="T227" style:family="text">
      <style:text-properties officeooo:rsid="01588036"/>
    </style:style>
    <style:style style:name="T228" style:family="text">
      <style:text-properties style:font-name="Liberation Mono" fo:font-size="10pt" officeooo:rsid="01588036" style:font-size-asian="10pt" style:font-size-complex="10pt"/>
    </style:style>
    <style:style style:name="T229" style:family="text">
      <style:text-properties officeooo:rsid="015b37bc"/>
    </style:style>
    <style:style style:name="T230" style:family="text">
      <style:text-properties officeooo:rsid="015cdec7"/>
    </style:style>
    <style:style style:name="T231" style:family="text">
      <style:text-properties officeooo:rsid="015d0f00"/>
    </style:style>
    <style:style style:name="T232" style:family="text">
      <style:text-properties style:use-window-font-color="true" loext:opacity="0%" style:font-name="Monospace" fo:font-size="12pt" fo:font-weight="normal" officeooo:rsid="00e11431" style:font-size-asian="12pt" style:font-weight-asian="normal" style:font-weight-complex="normal"/>
    </style:style>
    <style:style style:name="T233" style:family="text">
      <style:text-properties officeooo:rsid="0161f237"/>
    </style:style>
    <style:style style:name="T234" style:family="text">
      <style:text-properties officeooo:rsid="0165eeee"/>
    </style:style>
    <style:style style:name="T235" style:family="text">
      <style:text-properties officeooo:rsid="01679a2f"/>
    </style:style>
    <style:style style:name="T236" style:family="text">
      <style:text-properties officeooo:rsid="0169de31"/>
    </style:style>
    <style:style style:name="T237" style:family="text">
      <style:text-properties officeooo:rsid="016d7571"/>
    </style:style>
    <style:style style:name="T238" style:family="text">
      <style:text-properties officeooo:rsid="016f67ea"/>
    </style:style>
    <style:style style:name="T239" style:family="text">
      <style:text-properties officeooo:rsid="01727ce6"/>
    </style:style>
    <style:style style:name="T240" style:family="text">
      <style:text-properties officeooo:rsid="017ca336"/>
    </style:style>
    <style:style style:name="T241" style:family="text">
      <style:text-properties officeooo:rsid="017d1cbd"/>
    </style:style>
    <style:style style:name="T242" style:family="text">
      <style:text-properties officeooo:rsid="004cae2a"/>
    </style:style>
    <style:style style:name="T243" style:family="text">
      <style:text-properties style:font-name="Liberation Serif" officeooo:rsid="017eef96"/>
    </style:style>
    <style:style style:name="T244" style:family="text">
      <style:text-properties officeooo:rsid="017eef96"/>
    </style:style>
    <style:style style:name="T245" style:family="text">
      <style:text-properties officeooo:rsid="018208b1"/>
    </style:style>
    <style:style style:name="T246" style:family="text">
      <style:text-properties officeooo:rsid="0182afaf"/>
    </style:style>
    <style:style style:name="T247" style:family="text">
      <style:text-properties officeooo:rsid="0184a020"/>
    </style:style>
    <style:style style:name="T248" style:family="text">
      <style:text-properties officeooo:rsid="0184f597"/>
    </style:style>
    <style:style style:name="T249" style:family="text">
      <style:text-properties officeooo:rsid="0186c4ff"/>
    </style:style>
    <style:style style:name="T250" style:family="text">
      <style:text-properties officeooo:rsid="018a2b7e"/>
    </style:style>
    <style:style style:name="T251" style:family="text">
      <style:text-properties officeooo:rsid="018bff02"/>
    </style:style>
    <style:style style:name="T252" style:family="text">
      <style:text-properties officeooo:rsid="018c0a07"/>
    </style:style>
    <style:style style:name="T253" style:family="text">
      <style:text-properties style:font-name="Liberation Mono"/>
    </style:style>
    <style:style style:name="T254" style:family="text">
      <style:text-properties style:font-name="Liberation Mono" fo:font-size="11pt" style:font-size-asian="11pt" style:font-size-complex="11pt"/>
    </style:style>
    <style:style style:name="T255" style:family="text">
      <style:text-properties style:font-name="Liberation Mono" fo:font-size="11pt" officeooo:rsid="018c3737" style:font-size-asian="11pt" style:font-size-complex="11pt"/>
    </style:style>
    <style:style style:name="T256" style:family="text">
      <style:text-properties officeooo:rsid="018cc5a5"/>
    </style:style>
    <style:style style:name="T257" style:family="text">
      <style:text-properties officeooo:rsid="018e5fa3"/>
    </style:style>
    <style:style style:name="T25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none" draw:fill-color="#ffffff" fo:min-height="0.30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63in" fo:min-width="0.80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3335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437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solid" svg:stroke-width="0in" svg:stroke-color="#3465a4" draw:marker-start="Arrowheads_20_11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4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Arrowheads_20_5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Arrowheads_20_6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Arrowheads_20_7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1" style:family="graphic">
      <style:graphic-properties draw:stroke="solid" svg:stroke-width="0in" svg:stroke-color="#3465a4" draw:marker-start="Arrowheads_20_10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2" style:family="graphic">
      <style:graphic-properties draw:stroke="solid" svg:stroke-width="0in" svg:stroke-color="#3465a4" draw:marker-start="Arrow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6" style:family="graphic">
      <style:graphic-properties draw:stroke="solid" svg:stroke-width="0in" svg:stroke-color="#3465a4" draw:marker-start="Arrow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2">Soundlab</text:p>
      <text:p text:style-name="P128">doc<text:span text:style-name="T200">umentation</text:span> version 1.2<text:span text:style-name="T250">8</text:span></text:p>
      <text:p text:style-name="P12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06"><text:a xlink:type="simple" xlink:href="#__RefHeading___Toc365_3722319505" text:style-name="Index_20_Link" text:visited-style-name="Index_20_Link">Overview<text:tab/>2</text:a></text:p>
          <text:p text:style-name="P207"><text:a xlink:type="simple" xlink:href="#__RefHeading___Toc2266_2117524140" text:style-name="Index_20_Link" text:visited-style-name="Index_20_Link">Architecture<text:tab/>2</text:a></text:p>
          <text:p text:style-name="P206"><text:a xlink:type="simple" xlink:href="#__RefHeading___Toc367_3722319505" text:style-name="Index_20_Link" text:visited-style-name="Index_20_Link">Synthesizer<text:tab/>2</text:a></text:p>
          <text:p text:style-name="P206"><text:a xlink:type="simple" xlink:href="#__RefHeading___Toc369_3722319505" text:style-name="Index_20_Link" text:visited-style-name="Index_20_Link">AudioServer<text:tab/>2</text:a></text:p>
          <text:p text:style-name="P206"><text:a xlink:type="simple" xlink:href="#__RefHeading___Toc371_3722319505" text:style-name="Index_20_Link" text:visited-style-name="Index_20_Link">SndlabGUI<text:tab/>3</text:a></text:p>
          <text:p text:style-name="P206"><text:a xlink:type="simple" xlink:href="#__RefHeading___Toc373_3722319505" text:style-name="Index_20_Link" text:visited-style-name="Index_20_Link">comstack<text:tab/>3</text:a></text:p>
          <text:p text:style-name="P206"><text:a xlink:type="simple" xlink:href="#__RefHeading___Toc184_3722319505" text:style-name="Index_20_Link" text:visited-style-name="Index_20_Link">Composer<text:tab/>3</text:a></text:p>
          <text:p text:style-name="P207"><text:a xlink:type="simple" xlink:href="#__RefHeading___Toc1279_1417350381" text:style-name="Index_20_Link" text:visited-style-name="Index_20_Link">Programming/ main.synth<text:tab/>3</text:a></text:p>
          <text:p text:style-name="P207"><text:a xlink:type="simple" xlink:href="#__RefHeading___Toc588_3722319505" text:style-name="Index_20_Link" text:visited-style-name="Index_20_Link">add/ Play notes using an instrument<text:tab/>5</text:a></text:p>
          <text:p text:style-name="P207"><text:a xlink:type="simple" xlink:href="#__RefHeading___Toc2984_3144746278" text:style-name="Index_20_Link" text:visited-style-name="Index_20_Link">ADSR<text:tab/>7</text:a></text:p>
          <text:p text:style-name="P207"><text:a xlink:type="simple" xlink:href="#__RefHeading___Toc2986_3144746278" text:style-name="Index_20_Link" text:visited-style-name="Index_20_Link">call / return subroutine<text:tab/>8</text:a></text:p>
          <text:p text:style-name="P207"><text:a xlink:type="simple" xlink:href="#__RefHeading___Toc2988_3144746278" text:style-name="Index_20_Link" text:visited-style-name="Index_20_Link">exit<text:tab/>8</text:a></text:p>
          <text:p text:style-name="P207"><text:a xlink:type="simple" xlink:href="#__RefHeading___Toc2086_2117524140" text:style-name="Index_20_Link" text:visited-style-name="Index_20_Link">Instrument<text:tab/>8</text:a></text:p>
          <text:p text:style-name="P207"><text:a xlink:type="simple" xlink:href="#__RefHeading___Toc350_3722319505" text:style-name="Index_20_Link" text:visited-style-name="Index_20_Link">Notes<text:tab/>9</text:a></text:p>
          <text:p text:style-name="P207"><text:a xlink:type="simple" xlink:href="#__RefHeading___Toc190_3722319505" text:style-name="Index_20_Link" text:visited-style-name="Index_20_Link">Oscillator/osc<text:tab/>10</text:a></text:p>
          <text:p text:style-name="P207"><text:a xlink:type="simple" xlink:href="#__RefHeading___Toc2992_3144746278" text:style-name="Index_20_Link" text:visited-style-name="Index_20_Link">play<text:tab/>11</text:a></text:p>
          <text:p text:style-name="P207"><text:a xlink:type="simple" xlink:href="#__RefHeading___Toc1438_2624537896" text:style-name="Index_20_Link" text:visited-style-name="Index_20_Link">Pause<text:tab/>11</text:a></text:p>
          <text:p text:style-name="P207"><text:a xlink:type="simple" xlink:href="#__RefHeading___Toc348_3722319505" text:style-name="Index_20_Link" text:visited-style-name="Index_20_Link">random /generate notes<text:tab/>11</text:a></text:p>
          <text:p text:style-name="P208"><text:a xlink:type="simple" xlink:href="#__RefHeading___Toc352_3722319505" text:style-name="Index_20_Link" text:visited-style-name="Index_20_Link">Field specification<text:tab/>11</text:a></text:p>
          <text:p text:style-name="P207"><text:a xlink:type="simple" xlink:href="#__RefHeading___Toc2994_3144746278" text:style-name="Index_20_Link" text:visited-style-name="Index_20_Link">rec / store sound<text:tab/>14</text:a></text:p>
          <text:p text:style-name="P207"><text:a xlink:type="simple" xlink:href="#__RefHeading___Toc2996_3144746278" text:style-name="Index_20_Link" text:visited-style-name="Index_20_Link">Record / to file<text:tab/>14</text:a></text:p>
          <text:p text:style-name="P207"><text:a xlink:type="simple" xlink:href="#__RefHeading___Toc2998_3144746278" text:style-name="Index_20_Link" text:visited-style-name="Index_20_Link">Return / from subroutine<text:tab/>15</text:a></text:p>
          <text:p text:style-name="P207"><text:a xlink:type="simple" xlink:href="#__RefHeading___Toc1436_2624537896" text:style-name="Index_20_Link" text:visited-style-name="Index_20_Link">Set<text:tab/>15</text:a></text:p>
          <text:p text:style-name="P207"><text:a xlink:type="simple" xlink:href="#__RefHeading___Toc3000_3144746278" text:style-name="Index_20_Link" text:visited-style-name="Index_20_Link">start<text:tab/>15</text:a></text:p>
          <text:p text:style-name="P207"><text:a xlink:type="simple" xlink:href="#__RefHeading___Toc3002_3144746278" text:style-name="Index_20_Link" text:visited-style-name="Index_20_Link">stop<text:tab/>16</text:a></text:p>
          <text:p text:style-name="P206"><text:a xlink:type="simple" xlink:href="#__RefHeading___Toc1472_2624537896" text:style-name="Index_20_Link" text:visited-style-name="Index_20_Link">Appendix<text:tab/>17</text:a></text:p>
          <text:p text:style-name="P207"><text:a xlink:type="simple" xlink:href="#__RefHeading___Toc2735_872641071" text:style-name="Index_20_Link" text:visited-style-name="Index_20_Link">Directory structure<text:tab/>17</text:a></text:p>
          <text:p text:style-name="P207"><text:a xlink:type="simple" xlink:href="#__RefHeading___Toc2264_2117524140" text:style-name="Index_20_Link" text:visited-style-name="Index_20_Link">Full Example<text:tab/>17</text:a></text:p>
          <text:p text:style-name="P207"><text:a xlink:type="simple" xlink:href="#__RefHeading___Toc3004_3144746278" text:style-name="Index_20_Link" text:visited-style-name="Index_20_Link">3rd party products<text:tab/>17</text:a></text:p>
          <text:p text:style-name="P207"><text:a xlink:type="simple" xlink:href="#__RefHeading___Toc3006_3144746278" text:style-name="Index_20_Link" text:visited-style-name="Index_20_Link">Installation<text:tab/>17</text:a></text:p>
          <text:p text:style-name="P206"><text:a xlink:type="simple" xlink:href="#__RefHeading___Toc192_3722319505" text:style-name="Index_20_Link" text:visited-style-name="Index_20_Link">Glossary<text:tab/>18</text:a></text:p>
          <text:p text:style-name="P207"><text:a xlink:type="simple" xlink:href="#__RefHeading___Toc4297_4164571008" text:style-name="Index_20_Link" text:visited-style-name="Index_20_Link">Planning features<text:tab/>18</text:a></text:p>
        </text:index-body>
      </text:table-of-content>
      <text:h text:style-name="P217" text:outline-level="1"/>
      <text:h text:style-name="P218" text:outline-level="1"><text:bookmark-start text:name="__RefHeading___Toc365_3722319505"/>Overview<text:bookmark-end text:name="__RefHeading___Toc365_3722319505"/></text:h>
      <text:h text:style-name="Heading_20_3" text:outline-level="3"><text:bookmark-start text:name="__RefHeading___Toc2266_2117524140"/>Architecture<text:bookmark-end text:name="__RefHeading___Toc2266_2117524140"/></text:h>
      <text:p text:style-name="P2"/>
      <text:p text:style-name="P2"><draw:g text:anchor-type="paragraph" draw:z-index="0" draw:name="Group object 1" draw:style-name="gr2"><svg:title>read</svg:title><draw:custom-shape draw:style-name="gr3" draw:text-style-name="P272" xml:id="id2" draw:id="id2" svg:width="1.2504in" svg:height="0.8752in" svg:x="2.3524in" svg:y="2.1799in"><text:p text:style-name="P271"><text:span text:style-name="T258">Control </text:span><text:span text:style-name="T258">Data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3" draw:text-style-name="P272" xml:id="id4" draw:id="id4" svg:width="1.2504in" svg:height="0.8752in" svg:x="0.7287in" svg:y="2.163in"><text:p text:style-name="P271"><text:span text:style-name="T258">Audio </text:span><text:span text:style-name="T258">Data B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3" draw:text-style-name="P272" xml:id="id5" draw:id="id5" svg:width="1.2504in" svg:height="0.8752in" svg:x="3.9752in" svg:y="2.163in"><text:p text:style-name="P271"><text:span text:style-name="T258">Audio Data A</text:span>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custom-shape draw:style-name="gr4" draw:text-style-name="P272" xml:id="id1" draw:id="id1" svg:width="2.0004in" svg:height="0.6252in" svg:x="0.6945in" svg:y="0.163in"><text:p text:style-name="P271"><text:span text:style-name="T258">Synthesiz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5" draw:text-style-name="P272" xml:id="id3" draw:id="id3" svg:width="2.1378in" svg:height="0.6252in" svg:x="3.0571in" svg:y="0.163in"><text:p text:style-name="P271"><text:span text:style-name="T258">Audioserv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272" xml:id="id6" draw:id="id6" svg:width="2.0004in" svg:height="0.6252in" svg:x="0.6953in" svg:y="3.8638in"><text:p text:style-name="P271"><text:span text:style-name="T258">Sndlab GUI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272" xml:id="id7" draw:id="id7" svg:width="2.0004in" svg:height="0.6252in" svg:x="3.1752in" svg:y="3.8638in"><text:p text:style-name="P271"><text:span text:style-name="T258">Compos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onnector draw:style-name="gr6" draw:text-style-name="P273" svg:x1="1.6945in" svg:y1="0.7882in" svg:x2="2.9772in" svg:y2="2.1799in" draw:start-shape="id1" draw:end-shape="id2" draw:end-glue-point="0" svg:d="M4304 2002v1769h3258v1766" svg:viewBox="0 0 3260 3537"><text:p/></draw:connector><draw:connector draw:style-name="gr6" draw:text-style-name="P273" svg:x1="4.1256in" svg:y1="0.7882in" svg:x2="2.9772in" svg:y2="2.1799in" draw:start-shape="id3" draw:start-glue-point="2" draw:end-shape="id2" draw:end-glue-point="0" svg:d="M10479 2002v1769h-2917v1766" svg:viewBox="0 0 2919 3537"><text:p/></draw:connector><draw:connector draw:style-name="gr7" draw:text-style-name="P273" draw:type="line" svg:x1="1.6945in" svg:y1="0.7882in" svg:x2="1.3535in" svg:y2="2.1634in" draw:start-shape="id1" draw:start-glue-point="2" draw:end-shape="id4" draw:end-glue-point="0" svg:d="M4304 2002l-866 3493" svg:viewBox="0 0 868 3494"><text:p/></draw:connector><draw:connector draw:style-name="gr8" draw:text-style-name="P273" draw:type="line" svg:x1="1.6945in" svg:y1="0.7882in" svg:x2="4.6in" svg:y2="2.1634in" draw:start-shape="id1" draw:start-glue-point="2" draw:end-shape="id5" draw:end-glue-point="0" svg:d="M4304 2002l7380 3493" svg:viewBox="0 0 7382 3494"><text:p/></draw:connector><draw:connector draw:style-name="gr9" draw:text-style-name="P273" draw:type="line" svg:x1="1.3535in" svg:y1="2.1634in" svg:x2="4.1256in" svg:y2="0.7882in" draw:start-shape="id4" draw:start-glue-point="0" draw:end-shape="id3" draw:end-glue-point="2" svg:d="M3438 5495l7041-3493" svg:viewBox="0 0 7043 3494"><text:p/></draw:connector><draw:connector draw:style-name="gr10" draw:text-style-name="P273" draw:type="line" svg:x1="4.6004in" svg:y1="2.1634in" svg:x2="4.126in" svg:y2="0.7882in" draw:start-shape="id5" draw:start-glue-point="0" draw:end-shape="id3" draw:end-glue-point="2" svg:d="M11685 5495l-1205-3493" svg:viewBox="0 0 1207 3494"><text:p/></draw:connector><draw:connector draw:style-name="gr11" draw:text-style-name="P273" draw:type="lines" svg:x1="1.6953in" svg:y1="3.8638in" svg:x2="2.9772in" svg:y2="3.0547in" draw:start-shape="id6" draw:start-glue-point="0" draw:end-shape="id2" draw:end-glue-point="2" svg:d="M4306 9814v-501l3256-1051v-503" svg:viewBox="0 0 3258 2057"><text:p/></draw:connector><draw:connector draw:style-name="gr12" draw:text-style-name="P273" draw:type="lines" svg:x1="4.1752in" svg:y1="3.8638in" svg:x2="2.9772in" svg:y2="3.0547in" draw:start-shape="id7" draw:start-glue-point="0" draw:end-shape="id2" draw:end-glue-point="2" svg:d="M10605 9814v-501l-3043-1051v-503" svg:viewBox="0 0 3044 2057"><text:p/></draw:connector><draw:custom-shape draw:style-name="gr13" draw:text-style-name="P272" xml:id="id8" draw:id="id8" svg:width="0.8752in" svg:height="0.7504in" svg:x="5.9445in" svg:y="3.7882in"><text:p text:style-name="P271"><text:span text:style-name="T258">main.synth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4" draw:text-style-name="P273" svg:x1="5.9445in" svg:y1="4.163in" svg:x2="5.1752in" svg:y2="4.176in" draw:start-shape="id8" draw:start-glue-point="5" draw:end-shape="id7" draw:end-glue-point="1" svg:d="M15099 10574h-976v33h-978" svg:viewBox="0 0 1956 35"><text:p/></draw:connector><draw:custom-shape draw:style-name="gr15" draw:text-style-name="P272" xml:id="id9" draw:id="id9" svg:width="0.8748in" svg:height="0.7504in" svg:x="5.9453in" svg:y="0.1264in"><text:p text:style-name="P271"><text:span text:style-name="T258">Pulse audio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4" draw:text-style-name="P273" svg:x1="5.1945in" svg:y1="0.4756in" svg:x2="5.9453in" svg:y2="0.5016in" draw:start-shape="id3" draw:start-glue-point="1" draw:end-shape="id9" draw:end-glue-point="5" svg:d="M13194 1208h954v66h953" svg:viewBox="0 0 1909 67"><text:p/></draw:connector><draw:custom-shape draw:style-name="gr15" draw:text-style-name="P272" xml:id="id10" draw:id="id10" svg:width="0.8748in" svg:height="0.7504in" svg:x="0.0008in" svg:y="0.9925in"><text:p text:style-name="P271"><text:span text:style-name="T258">Files 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6" draw:text-style-name="P273" svg:x1="0.6945in" svg:y1="0.4756in" svg:x2="0.4382in" svg:y2="0.9925in" draw:start-shape="id1" draw:start-glue-point="3" draw:end-shape="id10" draw:end-glue-point="4" svg:d="M1764 1208h-651v1313" svg:viewBox="0 0 653 1314"><text:p/></draw:connector></draw:g></text:p>
      <text:p text:style-name="P2"/>
      <text:p text:style-name="P2"/>
      <text:p text:style-name="P2"/>
      <text:p text:style-name="P2"><draw:frame text:anchor-type="paragraph" draw:z-index="1" draw:name="Text Frame 1" draw:style-name="gr1" draw:text-style-name="P270" svg:width="0.6941in" svg:height="0.3039in" svg:x="4.3984in" svg:y="0.1138in"><draw:text-box><text:p>read</text:p></draw:text-box></draw:frame><draw:frame text:anchor-type="paragraph" draw:z-index="2" draw:name="Text Frame 2" draw:style-name="gr1" draw:text-style-name="P270" svg:width="0.6941in" svg:height="0.3039in" svg:x="3.4799in" svg:y="-0.411in"><draw:text-box><text:p>read</text:p></draw:text-box></draw:frame><draw:frame text:anchor-type="paragraph" draw:z-index="3" draw:name="Text Frame 3" draw:style-name="gr1" draw:text-style-name="P270" svg:width="0.6941in" svg:height="0.3039in" svg:x="3.3484in" svg:y="0.3764in"><draw:text-box><text:p>write</text:p></draw:text-box></draw:frame></text:p>
      <text:p text:style-name="P2"><draw:frame text:anchor-type="paragraph" draw:z-index="4" draw:name="Text Frame 4" draw:style-name="gr1" draw:text-style-name="P270" svg:width="0.6941in" svg:height="0.3039in" svg:x="1.2484in" svg:y="-0.1484in"><draw:text-box><text:p>write</text:p></draw:text-box></draw:frame><draw:frame text:anchor-type="paragraph" draw:z-index="5" draw:name="Text Frame 5" draw:style-name="gr1" draw:text-style-name="P270" svg:width="0.6941in" svg:height="0.3039in" svg:x="2.6925in" svg:y="1.8201in"><draw:text-box><text:p>read/write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h text:style-name="P219" text:outline-level="1"><text:bookmark-start text:name="__RefHeading___Toc367_3722319505"/>Synthesizer<text:bookmark-end text:name="__RefHeading___Toc367_3722319505"/></text:h>
      <text:p text:style-name="P82">The<text:span text:style-name="T60"> synthesizer process</text:span> <text:span text:style-name="T42">e</text:span><text:span text:style-name="T41">xecut</text:span><text:span text:style-name="T82">es</text:span> the <text:span text:style-name="T143">control</text:span> data. The <text:span text:style-name="T143">execution</text:span> <text:span text:style-name="T41">may impact</text:span> the <text:span text:style-name="T41">processing of waveforms and </text:span>data I/O <text:span text:style-name="T41">in conjunction with </text:span>memory array<text:span text:style-name="T41">s</text:span><text:span text:style-name="T143"> and</text:span><text:span text:style-name="T41"> files.</text:span></text:p>
      <text:p text:style-name="P83">The synthesizer generates audio data, that is processed by the audio server.</text:p>
      <text:h text:style-name="P220" text:outline-level="1"><text:bookmark-start text:name="__RefHeading___Toc369_3722319505"/>Audio<text:span text:style-name="T84">S</text:span>erver<text:bookmark-end text:name="__RefHeading___Toc369_3722319505"/></text:h>
      <text:p text:style-name="P84">The <text:span text:style-name="T83">A</text:span>udio<text:span text:style-name="T83">S</text:span>erver process<text:span text:style-name="T40"> is the device driver for </text:span>audio data, that is generated by the synthesizer process<text:span text:style-name="T40">. It w</text:span>rites th<text:span text:style-name="T40">is </text:span>data directly to the RtAudio API<text:span text:style-name="T42"> (github)</text:span>. The API is configured to work <text:span text:style-name="T59">together </text:span>with the UNIX <text:span text:style-name="T84">P</text:span>ulseaudio facility.</text:p>
      <text:p text:style-name="P85"><text:soft-page-break/>The properties of the <text:span text:style-name="T85">A</text:span>udio<text:span text:style-name="T85">S</text:span>erver are fixed to a sampling rate of 4<text:span text:style-name="T143">80</text:span>00 <text:span text:style-name="T57">and to </text:span>16-bit <text:span text:style-name="T58">of </text:span>stereo output.</text:p>
      <text:h text:style-name="P221" text:outline-level="1"><text:bookmark-start text:name="__RefHeading___Toc371_3722319505"/>SndlabGUI<text:bookmark-end text:name="__RefHeading___Toc371_3722319505"/></text:h>
      <text:p text:style-name="P30">The SndlabGUI was developed in parallel to the synthesizer after having a working <text:span text:style-name="T85">A</text:span>udio<text:span text:style-name="T85">S</text:span>erver.</text:p>
      <text:p text:style-name="P30"><text:span text:style-name="T48">But a</text:span>fter the <text:span text:style-name="T85">C</text:span>omposer is available the SndlabGUI <text:span text:style-name="T48">is preferably</text:span> used to check out sounds and store them into instrument files as well as note sentence fragments. <text:span text:style-name="T48">It is also usable to extend the standard waveforms by a spectrum . The spectrum is related to an instrument, so that specific characteristics are possible.</text:span></text:p>
      <text:p text:style-name="P5">During the composer run the GUI functionality is<text:span text:style-name="T143"> switched into an observer mode</text:span>.</text:p>
      <text:p text:style-name="P129">The GUI surface uses the same nouns as the composer. For more details refer to the composer. The impact of special functions is also visible on the screen. </text:p>
      <text:h text:style-name="P222" text:outline-level="1"><text:bookmark-start text:name="__RefHeading___Toc373_3722319505"/>comstack<text:bookmark-end text:name="__RefHeading___Toc373_3722319505"/></text:h>
      <text:p text:style-name="P5">the comstack is a text based editor for the interface data like a debugging tool. </text:p>
      <text:h text:style-name="P223" text:outline-level="1"><text:bookmark-start text:name="__RefHeading___Toc184_3722319505"/>Composer<text:bookmark-end text:name="__RefHeading___Toc184_3722319505"/></text:h>
      <text:p text:style-name="P86"><text:span text:style-name="T148">Lets say, the composer is processing a complex preset, a program. </text:span>The composer <text:span text:style-name="T40">compiles</text:span> the<text:span text:style-name="T124"> program</text:span> <text:span text:style-name="T40">by</text:span> interpret<text:span text:style-name="T40">ing</text:span> it and gen<text:span text:style-name="T71">e</text:span>rat<text:span text:style-name="T40">ing</text:span> a time ordered sequence <text:s/>of changes of the <text:span text:style-name="T143">control</text:span> data, that is <text:span text:style-name="T41">executed</text:span> <text:span text:style-name="T40">in real time </text:span>by the synthesizer<text:span text:style-name="T41">, </text:span>accordingly.</text:p>
      <text:p text:style-name="P87">The composer run can be separated into phases: <text:s/>preprocessing -&gt; <text:span text:style-name="T144">compilation</text:span> -&gt; execution</text:p>
      <text:p text:style-name="P88">The <text:span text:style-name="T61">program line is structured as f</text:span>ollo<text:span text:style-name="T61">ws:</text:span> </text:p>
      <text:list text:style-name="L1">
        <text:list-item>
          <text:p text:style-name="P268">Keyword followed by one or more words, describing the keyword specific action, </text:p>
        </text:list-item>
        <text:list-item>
          <text:p text:style-name="P268"><text:span text:style-name="T61">user defined </text:span>identifier name followed be an equal sign (=) followed be a value<text:span text:style-name="T61"> (macro definition)</text:span>, </text:p>
        </text:list-item>
        <text:list-item>
          <text:p text:style-name="P268"><text:span text:style-name="T61">user defined notes </text:span>filename, followed b<text:span text:style-name="T55">y</text:span> a filename followed be a plus sign (+) followed by a filename<text:span text:style-name="T61"> (search path for notes)</text:span>,</text:p>
        </text:list-item>
        <text:list-item>
          <text:p text:style-name="P268"><text:span text:style-name="T61">user defined </text:span>:subroutine name , the subroutine name must start with a colon (:) . </text:p>
        </text:list-item>
        <text:list-item>
          <text:p text:style-name="P269">hash sign (#) followed by a user defined comment text. This text is ignored during the <text:span text:style-name="T144">preprocessing</text:span> phase.</text:p>
        </text:list-item>
      </text:list>
      <text:h text:style-name="P225" text:outline-level="3"><text:bookmark-start text:name="__RefHeading___Toc1279_1417350381"/>Programming/ main.synth<text:bookmark-end text:name="__RefHeading___Toc1279_1417350381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reformatted_20_Text">exit</text:p>
          </table:table-cell>
          <table:table-cell table:style-name="Table6.A1" office:value-type="string">
            <text:p text:style-name="P109">program line at witch the processing of main.synth<text:span text:style-name="T153"> ends</text:span></text:p>
          </table:table-cell>
        </table:table-row>
        <table:table-row>
          <table:table-cell table:style-name="Table6.A1" office:value-type="string">
            <text:p text:style-name="Preformatted_20_Text"><text:span text:style-name="T2">call</text:span><text:span text:style-name="T50"> :subroutine</text:span></text:p>
          </table:table-cell>
          <table:table-cell table:style-name="Table6.A1" office:value-type="string">
            <text:p text:style-name="P52">jump to a subroutine. The <text:span text:style-name="T85">colon(</text:span>:<text:span text:style-name="T85">)</text:span> marques a subroutine as such</text:p>
          </table:table-cell>
        </table:table-row>
        <table:table-row>
          <table:table-cell table:style-name="Table6.A1" office:value-type="string">
            <text:p text:style-name="Preformatted_20_Text">:subroutine</text:p>
          </table:table-cell>
          <table:table-cell table:style-name="Table6.A1" office:value-type="string">
            <text:p text:style-name="P52">the jump destination of a call</text:p>
          </table:table-cell>
        </table:table-row>
        <table:table-row>
          <table:table-cell table:style-name="Table6.A1" office:value-type="string">
            <text:p text:style-name="Preformatted_20_Text">return</text:p>
          </table:table-cell>
          <table:table-cell table:style-name="Table6.A1" office:value-type="string">
            <text:p text:style-name="P52">return the program execution one line below the previous call</text:p>
          </table:table-cell>
        </table:table-row>
        <table:table-row>
          <table:table-cell table:style-name="Table6.A1" office:value-type="string">
            <text:p text:style-name="Preformatted_20_Text"><text:span text:style-name="T2">include</text:span><text:span text:style-name="T50"> file</text:span></text:p>
          </table:table-cell>
          <table:table-cell table:style-name="Table6.A1" office:value-type="string">
            <text:p text:style-name="P52">replace the <text:span text:style-name="T154">program line</text:span> where the include statement occurred by the content of file<text:span text:style-name="T240">.inc </text:span>. <text:span text:style-name="T51">The action is performed as part of the pre</text:span><text:span text:style-name="T85">p</text:span><text:span text:style-name="T86">r</text:span><text:span text:style-name="T51">o</text:span><text:span text:style-name="T87">c</text:span><text:span text:style-name="T51">essing</text:span></text:p>
          </table:table-cell>
        </table:table-row>
        <table:table-row>
          <table:table-cell table:style-name="Table6.A1" office:value-type="string">
            <text:p text:style-name="Preformatted_20_Text">variable=value</text:p>
          </table:table-cell>
          <table:table-cell table:style-name="Table6.A1" office:value-type="string">
            <text:p text:style-name="P52">intended to make the program more readable. </text:p>
            <text:p text:style-name="P53"><text:span text:style-name="T155">V</text:span>ariable behaves like a macro that is applied to the complete program text, so that each occur<text:span text:style-name="T154">rence</text:span> of variable is replaces by value, regardless of <text:span text:style-name="T155">a syntax check. </text:span><text:span text:style-name="T51">The action is performed as part of the </text:span><text:span text:style-name="T87">pr</text:span><text:span text:style-name="T85">e</text:span><text:span text:style-name="T86">p</text:span><text:span text:style-name="T51">rocessing</text:span></text:p>
          </table:table-cell>
        </table:table-row>
        <table:table-row>
          <table:table-cell table:style-name="Table6.A1" office:value-type="string">
            <text:p text:style-name="Preformatted_20_Text">file=filea + fileb</text:p>
          </table:table-cell>
          <table:table-cell table:style-name="Table6.A1" office:value-type="string">
            <text:p text:style-name="P53">append filea.kbd with the content of fileb.kbd and store it as Synthesizer/var/auto/file.kbd, where file, filea and fileb are arbitrary names without separator characters (space, tab).<text:span text:style-name="T50"> The search for filea and fileb is Synthesizer/etc/Notes and Synthesizer/var/auto</text:span><text:span text:style-name="T51">.</text:span></text:p>
            <text:p text:style-name="P54">The action + is performed during the interpreter run.</text:p>
          </table:table-cell>
        </table:table-row>
        <table:table-row>
          <table:table-cell table:style-name="Table6.A1" office:value-type="string">
            <text:p text:style-name="P209">text "text"</text:p>
          </table:table-cell>
          <table:table-cell table:style-name="Table6.A1" office:value-type="string">
            <text:p text:style-name="P144">print out all after keyword text </text:p>
          </table:table-cell>
        </table:table-row>
      </table:table>
      <text:p text:style-name="P29"/>
      <text:p text:style-name="P107">Note<text:span text:style-name="T149">s</text:span>: </text:p>
      <text:p text:style-name="P107"><text:span text:style-name="T123">I</text:span><text:span text:style-name="T53">n the last phase of the composer call</text:span><text:span text:style-name="T123"> t</text:span>h<text:span text:style-name="T123">e</text:span> data is transformed by the <text:span text:style-name="T145">S</text:span>ynthesizer <text:span text:style-name="T52">and AudioServer </text:span>into <text:span text:style-name="T52">physical </text:span>sound<text:span text:style-name="T123">.</text:span></text:p>
      <text:p text:style-name="P97"><text:span text:style-name="T149">Special n</text:span>ote on include files:</text:p>
      <text:p text:style-name="P98">The location where include files sho<text:span text:style-name="T123">uld</text:span> be inserted in<text:span text:style-name="T123">to</text:span> a program file depends on the content of the include file. If it contains <text:span text:style-name="T122">subroutines it must be added </text:span><text:span text:style-name="T145">at</text:span><text:span text:style-name="T122"> the end of the </text:span><text:span text:style-name="T149">main.synth </text:span><text:span text:style-name="T122">program file. In all other cases it can be placed as needed</text:span><text:span text:style-name="T132"> and it can be included multiple times.</text:span><text:span text:style-name="T146"> include files may also contain include files. </text:span></text:p>
      <text:p text:style-name="P110">Example<text:span text:style-name="T152">: manage program flow with </text:span>main.synth</text:p>
      <text:p text:style-name="P241" loext:marker-style-name="T10"><text:span text:style-name="T89">call :syntaxtest1</text:span></text:p>
      <text:p text:style-name="P241" loext:marker-style-name="T10"><text:span text:style-name="T89">call :maintest</text:span><text:span text:style-name="T89"/></text:p>
      <text:p text:style-name="P241" loext:marker-style-name="T10"><text:span text:style-name="T89">exit</text:span><text:span text:style-name="T89"/></text:p>
      <text:p text:style-name="P241" loext:marker-style-name="T10"><text:span text:style-name="T89">:syntaxtest1</text:span><text:span text:style-name="T89"/></text:p>
      <text:p text:style-name="P241" loext:marker-style-name="T10"><text:span text:style-name="T89">text syntax check program flow</text:span><text:span text:style-name="T89"/></text:p>
      <text:p text:style-name="P241" loext:marker-style-name="T10"><text:span text:style-name="T89">include lib</text:span><text:span text:style-name="T89"/></text:p>
      <text:p text:style-name="P241" loext:marker-style-name="T10"><text:span text:style-name="T136">return</text:span><text:span text:style-name="T136"/></text:p>
      <text:p text:style-name="P246" loext:marker-style-name="T10"/>
      <text:p text:style-name="P241" loext:marker-style-name="T10"><text:span text:style-name="T89">:maintest</text:span><text:span text:style-name="T89"/></text:p>
      <text:p text:style-name="P250" loext:marker-style-name="T10"><text:span text:style-name="T89">text entering main test</text:span></text:p>
      <text:p text:style-name="P241" loext:marker-style-name="T10"><text:span text:style-name="T89">pause key</text:span><text:span text:style-name="T89"/></text:p>
      <text:p text:style-name="P251" loext:marker-style-name="T10"><text:span text:style-name="T89"/></text:p>
      <text:p text:style-name="P98"><text:span text:style-name="T146">The composer reports line nr and filename of a com</text:span><text:span text:style-name="T149">ma</text:span><text:span text:style-name="T146">nd line.</text:span></text:p>
      <text:p text:style-name="P1">Table <text:sequence text:ref-name="refTable0" text:name="Table" text:formula="ooow:Table+1" style:num-format="1">1</text:sequence>: Keywords<text:span text:style-name="T149"> and special character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Keyword</text:p>
          </table:table-cell>
          <table:table-cell table:style-name="Table2.A1" office:value-type="string">
            <text:p text:style-name="P11">short description</text:p>
          </table:table-cell>
        </table:table-row>
        <table:table-row>
          <table:table-cell table:style-name="Table2.A1" office:value-type="string">
            <text:p text:style-name="P18">add</text:p>
          </table:table-cell>
          <table:table-cell table:style-name="Table2.A1" office:value-type="string">
            <text:p text:style-name="P55"><text:span text:style-name="T28">store</text:span> the instrument playing notes <text:span text:style-name="T28">in</text:span>to a memory array</text:p>
          </table:table-cell>
        </table:table-row>
        <table:table-row>
          <table:table-cell table:style-name="Table2.A1" office:value-type="string">
            <text:p text:style-name="P18">adsr</text:p>
          </table:table-cell>
          <table:table-cell table:style-name="Table2.A1" office:value-type="string">
            <text:p text:style-name="P55">Control single elements of the ADSR facility</text:p>
          </table:table-cell>
        </table:table-row>
        <table:table-row>
          <table:table-cell table:style-name="Table2.A1" office:value-type="string">
            <text:p text:style-name="P19">call</text:p>
          </table:table-cell>
          <table:table-cell table:style-name="Table2.A1" office:value-type="string">
            <text:p text:style-name="P20">Control the program flow</text:p>
          </table:table-cell>
        </table:table-row>
        <text:soft-page-break/>
        <table:table-row>
          <table:table-cell table:style-name="Table2.A1" office:value-type="string">
            <text:p text:style-name="P19">include</text:p>
          </table:table-cell>
          <table:table-cell table:style-name="Table2.A1" office:value-type="string">
            <text:p text:style-name="P20">Control the program flow</text:p>
          </table:table-cell>
        </table:table-row>
        <table:table-row>
          <table:table-cell table:style-name="Table2.A1" office:value-type="string">
            <text:p text:style-name="P18">instrument </text:p>
          </table:table-cell>
          <table:table-cell table:style-name="Table2.A1" office:value-type="string">
            <text:p text:style-name="P22"><text:span text:style-name="T62">assign the current</text:span> instrument</text:p>
          </table:table-cell>
        </table:table-row>
        <table:table-row>
          <table:table-cell table:style-name="Table2.A1" office:value-type="string">
            <text:p text:style-name="P21">notes</text:p>
          </table:table-cell>
          <table:table-cell table:style-name="Table2.A1" office:value-type="string">
            <text:p text:style-name="P22"><text:span text:style-name="T62">assign and </text:span>define <text:span text:style-name="T62">notes for proces</text:span><text:span text:style-name="T87">s</text:span><text:span text:style-name="T62">ing</text:span></text:p>
          </table:table-cell>
        </table:table-row>
        <table:table-row>
          <table:table-cell table:style-name="Table2.A1" office:value-type="string">
            <text:p text:style-name="P21">osc</text:p>
          </table:table-cell>
          <table:table-cell table:style-name="Table2.A1" office:value-type="string">
            <text:p text:style-name="P22">Control the oscillators (Main, VCO and FMO)</text:p>
          </table:table-cell>
        </table:table-row>
        <table:table-row>
          <table:table-cell table:style-name="Table2.A1" office:value-type="string">
            <text:p text:style-name="P21">play</text:p>
          </table:table-cell>
          <table:table-cell table:style-name="Table2.A1" office:value-type="string">
            <text:p text:style-name="P22"><text:span text:style-name="T47">Managing</text:span> the<text:span text:style-name="T62"> output of</text:span> memory <text:span text:style-name="T47">arrays</text:span></text:p>
          </table:table-cell>
        </table:table-row>
        <table:table-row>
          <table:table-cell table:style-name="Table2.A1" office:value-type="string">
            <text:p text:style-name="P21">pause</text:p>
          </table:table-cell>
          <table:table-cell table:style-name="Table2.A1" office:value-type="string">
            <text:p text:style-name="P22">wait for some seconds before the next statement is processed</text:p>
          </table:table-cell>
        </table:table-row>
        <table:table-row>
          <table:table-cell table:style-name="Table2.A1" office:value-type="string">
            <text:p text:style-name="P21">random</text:p>
          </table:table-cell>
          <table:table-cell table:style-name="Table2.A1" office:value-type="string">
            <text:p text:style-name="P22">generate notes according to the specified rules</text:p>
          </table:table-cell>
        </table:table-row>
        <table:table-row>
          <table:table-cell table:style-name="Table2.A1" office:value-type="string">
            <text:p text:style-name="P21">rec</text:p>
          </table:table-cell>
          <table:table-cell table:style-name="Table2.A1" office:value-type="string">
            <text:p text:style-name="P22">Control the recording to the memory bank</text:p>
          </table:table-cell>
        </table:table-row>
        <table:table-row>
          <table:table-cell table:style-name="Table2.A1" office:value-type="string">
            <text:p text:style-name="P21">record</text:p>
          </table:table-cell>
          <table:table-cell table:style-name="Table2.A1" office:value-type="string">
            <text:p text:style-name="P22">Control the recording of the output</text:p>
          </table:table-cell>
        </table:table-row>
        <table:table-row>
          <table:table-cell table:style-name="Table2.A1" office:value-type="string">
            <text:p text:style-name="P21">return</text:p>
          </table:table-cell>
          <table:table-cell table:style-name="Table2.A1" office:value-type="string">
            <text:p text:style-name="P22">Control the <text:span text:style-name="T23">flow</text:span> of the synthesizer program</text:p>
          </table:table-cell>
        </table:table-row>
        <table:table-row>
          <table:table-cell table:style-name="Table2.A1" office:value-type="string">
            <text:p text:style-name="P6">set</text:p>
          </table:table-cell>
          <table:table-cell table:style-name="Table2.A1" office:value-type="string">
            <text:p text:style-name="P7">specify certain properties</text:p>
          </table:table-cell>
        </table:table-row>
        <table:table-row>
          <table:table-cell table:style-name="Table2.A1" office:value-type="string">
            <text:p text:style-name="P21">start/stop</text:p>
          </table:table-cell>
          <table:table-cell table:style-name="Table2.A1" office:value-type="string">
            <text:p text:style-name="P22">start/stop sub processes (Synthesizer /AudioServer)</text:p>
          </table:table-cell>
        </table:table-row>
        <table:table-row>
          <table:table-cell table:style-name="Table2.A1" office:value-type="string">
            <text:p text:style-name="P23">=</text:p>
          </table:table-cell>
          <table:table-cell table:style-name="Table2.A1" office:value-type="string">
            <text:p text:style-name="P24">defines a macro name</text:p>
          </table:table-cell>
        </table:table-row>
        <table:table-row>
          <table:table-cell table:style-name="Table2.A1" office:value-type="string">
            <text:p text:style-name="P23">+</text:p>
          </table:table-cell>
          <table:table-cell table:style-name="Table2.A1" office:value-type="string">
            <text:p text:style-name="P24">add two <text:span text:style-name="T62">note files</text:span>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27">space, tab</text:p>
          </table:table-cell>
          <table:table-cell table:style-name="Table2.A1" office:value-type="string">
            <text:p text:style-name="P28">separator characters</text:p>
          </table:table-cell>
        </table:table-row>
        <table:table-row>
          <table:table-cell table:style-name="Table2.A1" office:value-type="string">
            <text:p text:style-name="P131">"parameter text"</text:p>
          </table:table-cell>
          <table:table-cell table:style-name="Table2.A1" office:value-type="string">
            <text:p text:style-name="P132">spaces and tab within hyphens (") are not considered to be <text:span text:style-name="T212">parameter </text:span>separator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31"># text</text:p>
          </table:table-cell>
          <table:table-cell table:style-name="Table2.A1" office:value-type="string">
            <text:p text:style-name="P32">comment text</text:p>
          </table:table-cell>
        </table:table-row>
      </table:table>
      <text:p text:style-name="P89"/>
      <text:p text:style-name="P75">Remark: all internal defined keywords are compared to lower case versions, so that; add, Add, ADD are equivalent<text:span text:style-name="T26"> while user defined words are used as they are defined, so that: call :subroutine has a different meaning than call :Subroutine</text:span><text:span text:style-name="T27">.</text:span></text:p>
      <text:h text:style-name="P226" text:outline-level="3"><text:bookmark-start text:name="__RefHeading___Toc588_3722319505"/><text:span text:style-name="T160">add/ </text:span>Play notes using an i<text:span text:style-name="T88">n</text:span>strument<text:bookmark-end text:name="__RefHeading___Toc588_3722319505"/></text:h>
      <text:p text:style-name="P166">add instrument notes memory </text:p>
      <text:p text:style-name="P16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66">add</text:p>
          </table:table-cell>
          <table:table-cell table:style-name="Table7.A1" office:value-type="string">
            <text:p text:style-name="P14">short description</text:p>
          </table:table-cell>
        </table:table-row>
        <table:table-row>
          <table:table-cell table:style-name="Table7.A1" office:value-type="string">
            <text:p text:style-name="P166">instrument</text:p>
          </table:table-cell>
          <table:table-cell table:style-name="Table7.A1" office:value-type="string">
            <text:p text:style-name="P64">name of the instrument. Instrument files are gen<text:span text:style-name="T88">e</text:span>rated by the SndlabGUI and stored in directory Synthesizer/etc/Instruments</text:p>
          </table:table-cell>
        </table:table-row>
        <table:table-row>
          <table:table-cell table:style-name="Table7.A1" office:value-type="string">
            <text:p text:style-name="P166">notes</text:p>
          </table:table-cell>
          <table:table-cell table:style-name="Table7.A1" office:value-type="string">
            <text:p text:style-name="P64">name of the notes file. Note files can be generated (see random) or created/edited by the SndlabGUI. In addition to that note files can be <text:span text:style-name="T54">concatenated</text:span>, (see programming )</text:p>
          </table:table-cell>
        </table:table-row>
        <table:table-row>
          <table:table-cell table:style-name="Table7.A1" office:value-type="string">
            <text:p text:style-name="P166">memory</text:p>
          </table:table-cell>
          <table:table-cell table:style-name="Table7.A1" office:value-type="string">
            <text:p text:style-name="P64">a memory identifier where the sound shall be stored<text:span text:style-name="T74"> (0..5)</text:span></text:p>
          </table:table-cell>
        </table:table-row>
      </table:table>
      <text:p text:style-name="P99"/>
      <text:p text:style-name="P99">Remark: <text:span text:style-name="T121">the </text:span><text:span text:style-name="T120">storage </text:span><text:span text:style-name="T121">duration </text:span><text:span text:style-name="T120">depends on th</text:span><text:span text:style-name="T121">e duration of notes to play.</text:span></text:p>
      <text:p text:style-name="P65">Example<text:span text:style-name="T241">: </text:span><text:span text:style-name="T242">Store the sound of the instrument drums2 with notes drums3 into storag</text:span><text:span text:style-name="T88">e</text:span><text:span text:style-name="T242"> location 1</text:span><text:span text:style-name="T213"> in background mode. </text:span><text:span text:style-name="T214">See alo full example.</text:span></text:p>
      <text:p text:style-name="P101"/>
      <text:p text:style-name="P241" loext:marker-style-name="T10"><text:span text:style-name="T89">Storage1 = 1</text:span></text:p>
      <text:p text:style-name="P241" loext:marker-style-name="T10"><text:span text:style-name="T89">add <text:tab/>drums2 <text:s/>drums3 <text:s/>Storage1</text:span><text:span text:style-name="T89"/></text:p>
      <text:p text:style-name="P241" loext:marker-style-name="T10"><text:span text:style-name="T89">play Storage1 amp 100</text:span><text:span text:style-name="T89"/></text:p>
      <text:p text:style-name="P246" loext:marker-style-name="T10"/>
      <text:p text:style-name="P241" loext:marker-style-name="T10"><text:span text:style-name="T89">text add/ Play notes </text:span><text:span text:style-name="T136">using</text:span><text:span text:style-name="T89"> an instrument</text:span></text:p>
      <text:p text:style-name="P252" loext:marker-style-name="T10"><text:span text:style-name="T89">pause key</text:span></text:p>
      <text:p text:style-name="P252" loext:marker-style-name="T10"><text:soft-page-break/><text:span text:style-name="T89"/></text:p>
      <text:p text:style-name="P100"/>
      <text:p text:style-name="P35">This is the same as saying<text:span text:style-name="T215"> (foreground mode)</text:span>:</text:p>
      <text:p text:style-name="P35"/>
      <text:p text:style-name="P242" loext:marker-style-name="T10"><text:span text:style-name="T89">instrument load drums</text:span><text:span text:style-name="T91">2</text:span><text:span text:style-name="T92"><text:tab/># load files drums2.kdb and drums2.spec</text:span></text:p>
      <text:p text:style-name="P242" loext:marker-style-name="T10"><text:span text:style-name="T89">notes load </text:span><text:span text:style-name="T91">drums3</text:span><text:span text:style-name="T92"><text:tab/><text:tab/># load file drums3.kbd</text:span></text:p>
      <text:p text:style-name="P242" loext:marker-style-name="T10"><text:span text:style-name="T89">notes play on 100</text:span><text:span text:style-name="T91"> </text:span><text:span text:style-name="T92"><text:tab/><text:tab/></text:span><text:span text:style-name="T91"># switch to notes mode</text:span></text:p>
      <text:p text:style-name="P242" loext:marker-style-name="T10"><text:span text:style-name="T89">rec store 1</text:span><text:span text:style-name="T91"> <text:s/><text:tab/><text:tab/><text:tab/># store to memory 1</text:span></text:p>
      <text:p text:style-name="P255" loext:marker-style-name="T10"><text:span text:style-name="T10">pause auto</text:span><text:span text:style-name="T11"><text:tab/><text:tab/><text:tab/># wait for sentence duration seconds</text:span></text:p>
      <text:p text:style-name="P242" loext:marker-style-name="T10"><text:span text:style-name="T89">rec stop 1</text:span><text:span text:style-name="T91"><text:tab/><text:tab/><text:tab/># stop record on memory 1</text:span></text:p>
      <text:p text:style-name="P242" loext:marker-style-name="T10"><text:span text:style-name="T89">notes play off</text:span><text:span text:style-name="T91"><text:tab/><text:tab/><text:tab/># switch off note playing</text:span></text:p>
      <text:p text:style-name="P242" loext:marker-style-name="T10"><text:span text:style-name="T89">play 1 amp 100</text:span><text:span text:style-name="T91"><text:tab/><text:tab/><text:tab/># switch on memory 1 playing</text:span></text:p>
      <text:p text:style-name="P210"/>
      <text:p text:style-name="P241" loext:marker-style-name="T10"><text:span text:style-name="T89">text This is the same as saying (foreground mode):</text:span><text:span text:style-name="T89"/></text:p>
      <text:p text:style-name="P241" loext:marker-style-name="T10"><text:span text:style-name="T89">pause key</text:span><text:span text:style-name="T89"/></text:p>
      <text:p text:style-name="P167"/>
      <text:p text:style-name="P51">The notes are repeated as long as one of the following occurs</text:p>
      <text:list text:style-name="L2">
        <text:list-item>
          <text:p text:style-name="P253">the Composer terminates (see pause on how to delay the compose<text:span text:style-name="T149">r</text:span> execution)</text:p>
        </text:list-item>
        <text:list-item>
          <text:p text:style-name="P253">the storage is over<text:span text:style-name="T118"> </text:span>written<text:span text:style-name="T149">.</text:span></text:p>
        </text:list-item>
      </text:list>
      <text:h text:style-name="P233" text:outline-level="3"/>
      <text:h text:style-name="P234" text:outline-level="3"><text:bookmark-start text:name="__RefHeading___Toc2984_3144746278"/>ADSR<text:bookmark-end text:name="__RefHeading___Toc2984_3144746278"/></text:h>
      <text:p text:style-name="P164">add effects to the output of the main osc.</text:p>
      <text:p text:style-name="P257" loext:marker-style-name="T10"><text:span text:style-name="T89">adsr [pmw </text:span><text:span text:style-name="T93"># </text:span><text:span text:style-name="T89">| hall </text:span><text:span text:style-name="T93"># </text:span><text:span text:style-name="T89">| attack </text:span><text:span text:style-name="T93">#</text:span><text:span text:style-name="T94"> | </text:span><text:span text:style-name="T96">decay</text:span><text:span text:style-name="T89"> </text:span><text:span text:style-name="T93"># </text:span><text:span text:style-name="T89">| softfreq</text:span><text:span text:style-name="T93"> #</text:span><text:span text:style-name="T89"> | </text:span><text:span text:style-name="T93">beat</text:span><text:span text:style-name="T89"> </text:span><text:span text:style-name="T93">#</text:span><text:span text:style-name="T89">]</text:span></text:p>
      <text:p text:style-name="P257" loext:marker-style-name="T10"><text:span text:style-name="T89"/></text:p>
      <table:table table:name="Table12" table:style-name="Table12" table:template-name="Default Style">
        <table:table-column table:style-name="Table12.A"/>
        <table:table-column table:style-name="Table12.B"/>
        <table:table-row>
          <table:table-cell table:style-name="Table12.A1" office:value-type="string">
            <text:p text:style-name="Preformatted_20_Text">adsr</text:p>
          </table:table-cell>
          <table:table-cell table:style-name="Table12.B1" office:value-type="string">
            <text:p text:style-name="P14">short description</text:p>
          </table:table-cell>
        </table:table-row>
        <table:table-row table:style-name="Table12.2">
          <table:table-cell table:style-name="Table12.A2" office:value-type="string">
            <text:p text:style-name="Preformatted_20_Text">attack</text:p>
          </table:table-cell>
          <table:table-cell table:style-name="Table12.B2" office:value-type="string">
            <text:p text:style-name="P158">control the volume of the main output from 0 to max during a beat<text:span text:style-name="T188">. The attack curve is linear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beat</text:p>
          </table:table-cell>
          <table:table-cell table:style-name="Table12.B2" office:value-type="string">
            <text:p text:style-name="P159">0 : attack<text:span text:style-name="T151">/</text:span><text:span text:style-name="T190">decay</text:span> is not applied<text:line-break/>1: duration is 1 second<text:span text:style-name="T189"> one beat per second</text:span><text:line-break/>2: duration is 500ms, <text:span text:style-name="T239">3</text:span> - &gt; 250ms, <text:span text:style-name="T239">4</text:span> -&gt;125ms</text:p>
          </table:table-cell>
        </table:table-row>
        <table:table-row table:style-name="Table12.2">
          <table:table-cell table:style-name="Table12.A2" office:value-type="string">
            <text:p text:style-name="Preformatted_20_Text">hall</text:p>
          </table:table-cell>
          <table:table-cell table:style-name="Table12.B2" office:value-type="string">
            <text:p text:style-name="P158">add the current main osc output with phase shift</text:p>
          </table:table-cell>
        </table:table-row>
        <table:table-row table:style-name="Table12.2">
          <table:table-cell table:style-name="Table12.A2" office:value-type="string">
            <text:p text:style-name="Preformatted_20_Text">pmw</text:p>
          </table:table-cell>
          <table:table-cell table:style-name="Table12.B2" office:value-type="string">
            <text:p text:style-name="P158">controls the width of the wave form PMW<text:span text:style-name="T189"> of the vco only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decay</text:p>
          </table:table-cell>
          <table:table-cell table:style-name="Table12.B2" office:value-type="string">
            <text:p text:style-name="P158">controls the volume of the main output from max to 0 during a beat<text:span text:style-name="T188">. The </text:span><text:span text:style-name="T190">decay</text:span><text:span text:style-name="T188"> curve is exponential.</text:span></text:p>
          </table:table-cell>
        </table:table-row>
      </table:table>
      <text:p text:style-name="P257" loext:marker-style-name="T10"><text:span text:style-name="T89"/></text:p>
      <text:p text:style-name="P106">Example:</text:p>
      <text:p text:style-name="P106"/>
      <text:p text:style-name="P241" loext:marker-style-name="T10"><text:span text:style-name="T89">StA2 = 2</text:span></text:p>
      <text:p text:style-name="P241" loext:marker-style-name="T10"><text:span text:style-name="T89">osc main unmute</text:span><text:span text:style-name="T89"/></text:p>
      <text:p text:style-name="P241" loext:marker-style-name="T10"><text:span text:style-name="T89">set main freq 220</text:span><text:span text:style-name="T89"/></text:p>
      <text:p text:style-name="P241" loext:marker-style-name="T10"><text:span text:style-name="T89">set vco amp 50</text:span><text:span text:style-name="T89"/></text:p>
      <text:p text:style-name="P241" loext:marker-style-name="T10"><text:span text:style-name="T89">adsr beat 4</text:span><text:span text:style-name="T89"/></text:p>
      <text:p text:style-name="P241" loext:marker-style-name="T10"><text:span text:style-name="T89">adsr attack 10</text:span><text:span text:style-name="T89"/></text:p>
      <text:p text:style-name="P241" loext:marker-style-name="T10"><text:span text:style-name="T89">adsr decay 90</text:span><text:span text:style-name="T89"/></text:p>
      <text:p text:style-name="P241" loext:marker-style-name="T10"><text:span text:style-name="T89">adsr softfreq 0</text:span><text:span text:style-name="T89"/></text:p>
      <text:p text:style-name="P241" loext:marker-style-name="T10"><text:span text:style-name="T89">rec store StA2</text:span><text:span text:style-name="T89"/></text:p>
      <text:p text:style-name="P241" loext:marker-style-name="T10"><text:span text:style-name="T89">pause 5</text:span><text:span text:style-name="T89"/></text:p>
      <text:p text:style-name="P241" loext:marker-style-name="T10"><text:span text:style-name="T89">osc main mute</text:span><text:span text:style-name="T89"/></text:p>
      <text:p text:style-name="P241" loext:marker-style-name="T10"><text:span text:style-name="T89">rec amp StA2 100</text:span><text:span text:style-name="T89"/></text:p>
      <text:p text:style-name="P246" loext:marker-style-name="T10"/>
      <text:p text:style-name="P241" loext:marker-style-name="T10"><text:span text:style-name="T89">text some osc </text:span><text:span text:style-name="T136">and</text:span><text:span text:style-name="T89"> adsr commands</text:span></text:p>
      <text:p text:style-name="P241" loext:marker-style-name="T10"><text:span text:style-name="T89">pause key</text:span></text:p>
      <text:p text:style-name="P243" loext:marker-style-name="T15"><text:span text:style-name="T106"/></text:p>
      <text:p text:style-name="P243" loext:marker-style-name="T15"><text:span text:style-name="T106"/></text:p>
      <text:h text:style-name="P232" text:outline-level="3"/>
      <text:h text:style-name="P235" text:outline-level="3"><text:bookmark-start text:name="__RefHeading___Toc2986_3144746278"/>call<text:span text:style-name="T191"> / return subroutine</text:span><text:bookmark-end text:name="__RefHeading___Toc2986_3144746278"/></text:h>
      <text:p text:style-name="Preformatted_20_Text">call :subroutine</text:p>
      <text:p text:style-name="Preformatted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reformatted_20_Text">call</text:p>
          </table:table-cell>
          <table:table-cell table:style-name="Table17.B1" office:value-type="string">
            <text:p text:style-name="P14">short description</text:p>
          </table:table-cell>
        </table:table-row>
        <table:table-row>
          <table:table-cell table:style-name="Table17.A2" office:value-type="string">
            <text:p text:style-name="Preformatted_20_Text">:subroutine</text:p>
          </table:table-cell>
          <table:table-cell table:style-name="Table17.B2" office:value-type="string">
            <text:p text:style-name="P188">the subroutine noun must start with a colon (:) as well as the subroutine section</text:p>
          </table:table-cell>
        </table:table-row>
        <table:table-row>
          <table:table-cell table:style-name="Table17.A2" office:value-type="string">
            <text:p text:style-name="Preformatted_20_Text">:subroutine</text:p>
            <text:p text:style-name="Preformatted_20_Text">... list of composer commands ...</text:p>
            <text:p text:style-name="Preformatted_20_Text">return</text:p>
          </table:table-cell>
          <table:table-cell table:style-name="Table17.B2" office:value-type="string">
            <text:p text:style-name="P188">subroutine section must end with the return statement</text:p>
          </table:table-cell>
        </table:table-row>
      </table:table>
      <text:p text:style-name="P189"/>
      <text:p text:style-name="P191">Note: subroutine names consider lower and upper case characters.</text:p>
      <text:h text:style-name="Heading_20_3" text:outline-level="3"><text:bookmark-start text:name="__RefHeading___Toc2988_3144746278"/>exit<text:bookmark-end text:name="__RefHeading___Toc2988_3144746278"/></text:h>
      <text:p text:style-name="P192">terminates the composer execution.</text:p>
      <text:h text:style-name="P236" text:outline-level="3"><text:bookmark-start text:name="__RefHeading___Toc2086_2117524140"/>Instrument<text:bookmark-end text:name="__RefHeading___Toc2086_2117524140"/></text:h>
      <text:p text:style-name="P190">an instrument consists of two files, name.kbd and name.spec.</text:p>
      <text:p text:style-name="P203">instrument load filename</text:p>
      <text:p text:style-name="P48"/>
      <table:table table:name="Table11" table:style-name="Table11" table:template-name="Default Style">
        <table:table-column table:style-name="Table11.A"/>
        <table:table-column table:style-name="Table11.B"/>
        <table:table-row>
          <table:table-cell table:style-name="Table11.A1" office:value-type="string">
            <text:p text:style-name="P203">instrument</text:p>
          </table:table-cell>
          <table:table-cell table:style-name="Table11.B1" office:value-type="string">
            <text:p text:style-name="P15">short description</text:p>
          </table:table-cell>
        </table:table-row>
        <table:table-row>
          <table:table-cell table:style-name="Table11.A2" office:value-type="string">
            <text:p text:style-name="P203">load filename</text:p>
          </table:table-cell>
          <table:table-cell table:style-name="Table11.B2" office:value-type="string">
            <text:p text:style-name="P157">load filename,</text:p>
            <text:p text:style-name="P157">remark: the filename <text:span text:style-name="T112">must</text:span> <text:span text:style-name="T112">be </text:span>given without the extension .kbd</text:p>
          </table:table-cell>
        </table:table-row>
      </table:table>
      <text:p text:style-name="P48"/>
      <text:p text:style-name="P50">Example:<text:span text:style-name="T244"> </text:span><text:span text:style-name="T243">load instrument file Saxophone.kbd and associated spectrum file Saxophone.spec </text:span></text:p>
      <text:p text:style-name="P49"/>
      <text:p text:style-name="P203">instrument load <text:span text:style-name="T244">Saxophone</text:span></text:p>
      <text:h text:style-name="P227" text:outline-level="3"/>
      <text:h text:style-name="P228" text:outline-level="3"><text:bookmark-start text:name="__RefHeading___Toc350_3722319505"/>Notes<text:bookmark-end text:name="__RefHeading___Toc350_3722319505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reformatted_20_Text">Aa<text:span text:style-name="T209">B</text:span>CcDdEFfGg</text:p>
          </table:table-cell>
          <table:table-cell table:style-name="Table4.A1" office:value-type="string">
            <text:p text:style-name="P113"><text:span text:style-name="T36">12 </text:span><text:span text:style-name="T30">Not</text:span><text:span text:style-name="T36">e names representing the note values 0,1,2, ... 11 </text:span><text:span text:style-name="T219">in a chromatic scale </text:span><text:span text:style-name="T223">denoted as "eng". is the default notation </text:span></text:p>
          </table:table-cell>
        </table:table-row>
        <table:table-row>
          <table:table-cell table:style-name="Table4.A1" office:value-type="string">
            <text:p text:style-name="Preformatted_20_Text">0123456789<text:span text:style-name="T225">AB</text:span></text:p>
          </table:table-cell>
          <table:table-cell table:style-name="Table4.A1" office:value-type="string">
            <text:p text:style-name="P136">alternative notes notation denoted as <text:span text:style-name="T224">"</text:span>num<text:span text:style-name="T224">"</text:span></text:p>
          </table:table-cell>
        </table:table-row>
        <table:table-row>
          <table:table-cell table:style-name="Table4.A1" office:value-type="string">
            <text:p text:style-name="P197">ABCDEFG</text:p>
          </table:table-cell>
          <table:table-cell table:style-name="Table4.A1" office:value-type="string">
            <text:p text:style-name="P137"><text:span text:style-name="T222">alternative notes notation</text:span><text:span text:style-name="T227">. This is implicitly choose if </text:span><text:span text:style-name="T228">notes set prefix</text:span><text:span text:style-name="T227"> is used to define the number of flats and sharps.</text:span></text:p>
          </table:table-cell>
        </table:table-row>
        <table:table-row>
          <table:table-cell table:style-name="Table4.A1" office:value-type="string">
            <text:p text:style-name="Preformatted_20_Text">, (comma)</text:p>
          </table:table-cell>
          <table:table-cell table:style-name="Table4.A1" office:value-type="string">
            <text:p text:style-name="P45">decrease the note value by one octave Example f,</text:p>
          </table:table-cell>
        </table:table-row>
        <table:table-row>
          <table:table-cell table:style-name="Table4.A1" office:value-type="string">
            <text:p text:style-name="Preformatted_20_Text">' (hyphen)</text:p>
          </table:table-cell>
          <table:table-cell table:style-name="Table4.A1" office:value-type="string">
            <text:p text:style-name="P45">increase the note value by one octave Example f'</text:p>
          </table:table-cell>
        </table:table-row>
        <table:table-row>
          <table:table-cell table:style-name="Table4.A1" office:value-type="string">
            <text:p text:style-name="Preformatted_20_Text">- (minus)</text:p>
          </table:table-cell>
          <table:table-cell table:style-name="Table4.A1" office:value-type="string">
            <text:p text:style-name="P45">increase the duration of a note by a note length<text:span text:style-name="T32"> Example f-</text:span></text:p>
          </table:table-cell>
        </table:table-row>
        <table:table-row>
          <table:table-cell table:style-name="Table4.A1" office:value-type="string">
            <text:p text:style-name="Preformatted_20_Text">. (dot)</text:p>
          </table:table-cell>
          <table:table-cell table:style-name="Table4.A1" office:value-type="string">
            <text:p text:style-name="P56">no note. Silence for one note length</text:p>
          </table:table-cell>
        </table:table-row>
        <table:table-row>
          <table:table-cell table:style-name="Table4.A1" office:value-type="string">
            <text:p text:style-name="P204">a&gt;b </text:p>
          </table:table-cell>
          <table:table-cell table:style-name="Table4.A1" office:value-type="string">
            <text:p text:style-name="P142"><text:span text:style-name="T252">denotes a </text:span>gliding note. <text:span text:style-name="T235">e.g. B--&gt;F </text:span>: I<text:span text:style-name="T235">ncreases continuously the frequency from B to F during the note</text:span> <text:span text:style-name="T235">length of B</text:span> (3<text:span text:style-name="T252"> </text:span>x<text:span text:style-name="T252"> </text:span>min_duration).<text:span text:style-name="T235"> <text:line-break/></text:span>The gliding note <text:span text:style-name="T235">counts as one note.</text:span><text:span text:style-name="T251"> <text:line-break/>Change octave from 2 to 3 by: |2B---&gt;|3F</text:span></text:p>
          </table:table-cell>
        </table:table-row>
        <table:table-row>
          <table:table-cell table:style-name="Table4.A1" office:value-type="string">
            <text:p text:style-name="Preformatted_20_Text"><text:span text:style-name="T251"><text:s/></text:span>|# (pipe <text:span text:style-name="T37">number</text:span>)</text:p>
          </table:table-cell>
          <table:table-cell table:style-name="Table4.A1" office:value-type="string">
            <text:p text:style-name="P42">set the octave for all subsequent note<text:span text:style-name="T37">s</text:span> to # Example |3<text:span text:style-name="T34">c</text:span> provide<text:span text:style-name="T34">s a frequency of </text:span><text:s/>55<text:span text:style-name="T35"> </text:span><text:span text:style-name="T34">*</text:span><text:span text:style-name="T35"> </text:span><text:span text:style-name="T34">2³</text:span><text:span text:style-name="T35"> </text:span><text:span text:style-name="T34">*</text:span><text:span text:style-name="T35"> </text:span><text:span text:style-name="T208">2^(</text:span><text:span text:style-name="T210">4</text:span><text:span text:style-name="T208">/12)</text:span><text:span text:style-name="T34"> </text:span><text:s/>Hz<text:span text:style-name="T33">. #=1...</text:span><text:span text:style-name="T71">max_octave (see Gloss</text:span><text:span text:style-name="T87">a</text:span><text:span text:style-name="T71">ry)</text:span></text:p>
          </table:table-cell>
        </table:table-row>
        <table:table-row>
          <table:table-cell table:style-name="Table4.A1" office:value-type="string">
            <text:p text:style-name="Preformatted_20_Text">( note names<text:span text:style-name="T226"> </text:span>)</text:p>
          </table:table-cell>
          <table:table-cell table:style-name="Table4.A1" office:value-type="string">
            <text:p text:style-name="P57">polyphone notes Example (AC) <text:s/>generate sound of A and C in parallel.</text:p>
            <text:p text:style-name="P57">More than two notes in parallel may result in over sampling.</text:p>
          </table:table-cell>
        </table:table-row>
      </table:table>
      <text:p text:style-name="P114"/>
      <text:p text:style-name="P111">notes [ <text:span text:style-name="T108"><text:tab/></text:span>load <text:span text:style-name="T108">filename</text:span>| </text:p>
      <text:p text:style-name="P138"><text:tab/><text:tab/>set prefix #1 #2</text:p>
      <text:p text:style-name="P139"><text:tab/><text:tab/>set octave #3</text:p>
      <text:p text:style-name="P117"><text:span text:style-name="T108"><text:tab/><text:tab/></text:span><text:span text:style-name="T161">set </text:span><text:span text:style-name="T220">[num] </text:span><text:span text:style-name="T161">sentence </text:span><text:span text:style-name="T185">rhythm </text:span><text:span text:style-name="T161">| </text:span></text:p>
      <text:p text:style-name="P117"><text:span text:style-name="T161"><text:tab/><text:tab/>play </text:span>[<text:span text:style-name="T161"> </text:span>on <text:span text:style-name="T117">#</text:span>| off ] | </text:p>
      <text:p text:style-name="P111"><text:span text:style-name="T108"><text:tab/><text:tab/></text:span>per_second <text:span text:style-name="T119"># </text:span>]</text:p>
      <text:p text:style-name="P11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2">notes</text:p>
          </table:table-cell>
          <table:table-cell table:style-name="Table10.B1" office:value-type="string">
            <text:p text:style-name="P14">short description</text:p>
          </table:table-cell>
        </table:table-row>
        <table:table-row>
          <table:table-cell table:style-name="Table10.A1" office:value-type="string">
            <text:p text:style-name="P165"><text:span text:style-name="T17">load</text:span> filename</text:p>
          </table:table-cell>
          <table:table-cell table:style-name="Table10.A1" office:value-type="string">
            <text:p text:style-name="P113">read notes file <text:span text:style-name="T108">filename</text:span></text:p>
          </table:table-cell>
        </table:table-row>
        <table:table-row>
          <table:table-cell table:style-name="Table10.A1" office:value-type="string">
            <text:p text:style-name="P169"><text:span text:style-name="T161">set </text:span><text:span text:style-name="T220">[num] </text:span><text:span text:style-name="T108">sentence </text:span><text:span text:style-name="T185">rhythm</text:span></text:p>
          </table:table-cell>
          <table:table-cell table:style-name="Table10.A1" office:value-type="string">
            <text:p text:style-name="P133">store sentence <text:span text:style-name="T185">and rhythm </text:span>into file tmp.kbd and load file</text:p>
            <text:p text:style-name="P134">the optional keyword "num" allows to change to<text:span text:style-name="T221"> the</text:span> numeric notation of notes in the note sentence.</text:p>
          </table:table-cell>
        </table:table-row>
        <table:table-row>
          <table:table-cell table:style-name="Table10.A1" office:value-type="string">
            <text:p text:style-name="P200">set octave #3</text:p>
          </table:table-cell>
          <table:table-cell table:style-name="Table10.A1" office:value-type="string">
            <text:p text:style-name="P140">set the octave for notes to value #3</text:p>
          </table:table-cell>
        </table:table-row>
        <table:table-row>
          <table:table-cell table:style-name="Table10.A1" office:value-type="string">
            <text:p text:style-name="P198">set prefix #1 #2</text:p>
          </table:table-cell>
          <table:table-cell table:style-name="Table10.A1" office:value-type="string">
            <text:p text:style-name="P141">Change to alphabet notes ABCDEFG with #1 flats (b) and #2 sharps (#)<text:span text:style-name="T229"> acting on file var/auto/tmp.kbd . </text:span></text:p>
          </table:table-cell>
        </table:table-row>
        <table:table-row>
          <table:table-cell table:style-name="Table10.A1" office:value-type="string">
            <text:p text:style-name="P169"><text:span text:style-name="T161">play [ </text:span>on<text:span text:style-name="T117"> #</text:span><text:span text:style-name="T234">4</text:span><text:span text:style-name="T108"> </text:span>|<text:span text:style-name="T117"><text:tab/></text:span>off<text:span text:style-name="T117"> </text:span>]</text:p>
          </table:table-cell>
          <table:table-cell table:style-name="Table10.A1" office:value-type="string">
            <text:p text:style-name="P113">start / stop playing notes<text:span text:style-name="T108"> </text:span><text:span text:style-name="T220">from real time generated sound.</text:span></text:p>
            <text:p text:style-name="P81">#<text:span text:style-name="T234">4</text:span> denotes the volume (0..100)%<text:span text:style-name="T156"> in case of on</text:span></text:p>
            <text:p text:style-name="P78"/>
          </table:table-cell>
        </table:table-row>
        <table:table-row>
          <table:table-cell table:style-name="Table10.A1" office:value-type="string">
            <text:p text:style-name="P165">per_second<text:span text:style-name="T108"> #</text:span><text:span text:style-name="T234">5</text:span></text:p>
          </table:table-cell>
          <table:table-cell table:style-name="Table10.A1" office:value-type="string">
            <text:p text:style-name="P113"><text:span text:style-name="T75">set the </text:span><text:span text:style-name="T110">#</text:span><text:span text:style-name="T234">5</text:span><text:span text:style-name="T75"> (1,2,4,8</text:span><text:span text:style-name="T107">)</text:span><text:span text:style-name="T110"> </text:span><text:span text:style-name="T75">of note</text:span><text:span text:style-name="T147">s</text:span><text:span text:style-name="T75"> per</text:span><text:span text:style-name="T109"> seconds. This maps to a duration per note of</text:span><text:span text:style-name="T75"> (1000, 500, 250, 125) </text:span><text:span text:style-name="T109"><text:s/>[msec]</text:span></text:p>
            <text:p text:style-name="P72">The duration must be set before notes a<text:span text:style-name="T110">re</text:span> generated<text:span text:style-name="T111">. This </text:span><text:span text:style-name="T107">is valid until </text:span><text:span text:style-name="T147">a</text:span><text:span text:style-name="T110"> different value is set.</text:span></text:p>
          </table:table-cell>
        </table:table-row>
      </table:table>
      <text:p text:style-name="P258" loext:marker-style-name="T10"><text:span text:style-name="T89"/></text:p>
      <text:p text:style-name="Text_20_body">Note: after storage into StA by rec or add <text:span text:style-name="T231">or + </text:span>the <text:span text:style-name="T231">temporary </text:span>file tmp.kbd <text:span text:style-name="T230">can be reused for other.</text:span></text:p>
      <text:p text:style-name="Text_20_body">Example:</text:p>
      <text:p text:style-name="P243" loext:marker-style-name="T10"><text:span text:style-name="T89">osc main mute</text:span></text:p>
      <text:p text:style-name="P243" loext:marker-style-name="T10"><text:span text:style-name="T89">notes play on 100</text:span></text:p>
      <text:p text:style-name="P259" loext:marker-style-name="T10"><text:soft-page-break/><text:span text:style-name="T89">notes per_second 2</text:span></text:p>
      <text:p text:style-name="P243" loext:marker-style-name="T10"><text:span text:style-name="T89">notes </text:span><text:span text:style-name="T95">set</text:span><text:span text:style-name="T89"> (AC).AC.DC.(DC)...</text:span><text:span text:style-name="T99"> 8</text:span></text:p>
      <text:p text:style-name="P243" loext:marker-style-name="T10"><text:span text:style-name="T89">pause </text:span><text:span text:style-name="T232">key</text:span></text:p>
      <text:p text:style-name="P243" loext:marker-style-name="T10"><text:span text:style-name="T137"/></text:p>
      <text:p text:style-name="P205">Example:</text:p>
      <text:p text:style-name="P244" loext:marker-style-name="T10"><text:span text:style-name="T89">osc main mute</text:span></text:p>
      <text:p text:style-name="P244" loext:marker-style-name="T10"><text:span text:style-name="T89">notes </text:span><text:span text:style-name="T95">set</text:span><text:span text:style-name="T89"> </text:span><text:span text:style-name="T100">"ABCD EFGF EDCB .---"</text:span><text:span text:style-name="T99"> 8</text:span></text:p>
      <text:p text:style-name="P260" loext:marker-style-name="T10"><text:span text:style-name="T89">notes set prefix 1 0</text:span></text:p>
      <text:p text:style-name="P244" loext:marker-style-name="T10"><text:span text:style-name="T89">notes play on 100</text:span></text:p>
      <text:p text:style-name="P261" loext:marker-style-name="T10"><text:span text:style-name="T95">p</text:span><text:span text:style-name="T89">ause key </text:span></text:p>
      <text:p text:style-name="P262" loext:marker-style-name="T10"><text:span text:style-name="T105"/></text:p>
      <text:h text:style-name="P229" text:outline-level="3"><text:bookmark-start text:name="__RefHeading___Toc190_3722319505"/>Oscillator<text:span text:style-name="T24">/osc</text:span><text:bookmark-end text:name="__RefHeading___Toc190_3722319505"/></text:h>
      <text:p text:style-name="P91">The<text:span text:style-name="T188">re</text:span> are three oscillators, working together. The MAIN oscillator provides the main properties <text:s/>of the sound in terms of frequency, waveform<text:span text:style-name="T186">, </text:span>amplitude<text:span text:style-name="T186"> and effects (see adsr</text:span><text:span text:style-name="T187"> collection</text:span><text:span text:style-name="T186">).</text:span></text:p>
      <text:p text:style-name="P91">The VCO controls the volume of the main oscil<text:span text:style-name="T186">l</text:span>ator and the FMO the frequency. Both are doing this by applying their own properties in terms of frequenc<text:span text:style-name="T22">y</text:span>, waveform and volume.</text:p>
      <text:p text:style-name="P92">Set the oscillator wave form, frequency and amplitude for a given duration</text:p>
      <text:p text:style-name="P150"><text:span text:style-name="T2">osc</text:span> <text:span text:style-name="T19">[</text:span><text:span text:style-name="T17">main</text:span><text:span text:style-name="T19">|vco|fmo]</text:span> <text:span text:style-name="T2">set</text:span> <text:span text:style-name="T207">wave_str</text:span> <text:span text:style-name="T1">frequency amplitude </text:span><text:span text:style-name="T133">pause</text:span></text:p>
      <text:p text:style-name="P241" loext:marker-style-name="T10"><text:span text:style-name="T104">osc</text:span><text:span text:style-name="T10"> main </text:span><text:span text:style-name="T13">loop</text:span><text:span text:style-name="T10"> </text:span><text:span text:style-name="T12">[ </text:span><text:span text:style-name="T10">amp </text:span><text:span text:style-name="T12">#| freq #]</text:span></text:p>
      <text:p text:style-name="P263" loext:marker-style-name="T10"><text:span text:style-name="T12">o</text:span><text:span text:style-name="T10">sc </text:span><text:span text:style-name="T14">main</text:span><text:span text:style-name="T10"> [mute|unmute|reset]</text:span></text:p>
      <text:p text:style-name="P149"/>
      <text:p text:style-name="P112">Table <text:sequence text:ref-name="refTable1" text:name="Table" text:formula="ooow:Table+1" style:num-format="1">2</text:sequence>: Standard Waveforms</text:p>
      <table:table table:name="Waveform" table:style-name="Waveform">
        <table:table-column table:style-name="Waveform.A"/>
        <table:table-column table:style-name="Waveform.B"/>
        <table:table-column table:style-name="Waveform.C"/>
        <table:table-row>
          <table:table-cell table:style-name="Waveform.A1" office:value-type="string">
            <text:p text:style-name="P153">waveid</text:p>
          </table:table-cell>
          <table:table-cell table:style-name="Waveform.A1" office:value-type="string">
            <text:p text:style-name="P154">Waveform String</text:p>
            <text:p text:style-name="P155">( wave_str)</text:p>
          </table:table-cell>
          <table:table-cell table:style-name="Waveform.C1" office:value-type="string">
            <text:p text:style-name="P153">Wave form<text:span text:style-name="T204"> description</text:span></text:p>
          </table:table-cell>
        </table:table-row>
        <table:table-row table:style-name="Waveform.2">
          <table:table-cell table:style-name="Waveform.A1" office:value-type="string">
            <text:p text:style-name="P156">0</text:p>
          </table:table-cell>
          <table:table-cell table:style-name="Waveform.A1" office:value-type="string">
            <text:p text:style-name="P247" loext:marker-style-name="T10">sine</text:p>
          </table:table-cell>
          <table:table-cell table:style-name="Waveform.C1" office:value-type="string">
            <text:p text:style-name="P254" loext:marker-style-name="T10"><text:span text:style-name="T4">Sine</text:span><text:span text:style-name="T5"> with default spectrum</text:span></text:p>
          </table:table-cell>
        </table:table-row>
        <table:table-row table:style-name="Waveform.2">
          <table:table-cell table:style-name="Waveform.A1" office:value-type="string">
            <text:p text:style-name="P156">1</text:p>
          </table:table-cell>
          <table:table-cell table:style-name="Waveform.A1" office:value-type="string">
            <text:p text:style-name="P247" loext:marker-style-name="T10">Sine</text:p>
          </table:table-cell>
          <table:table-cell table:style-name="Waveform.C1" office:value-type="string">
            <text:p text:style-name="P248" loext:marker-style-name="T10">Sine</text:p>
          </table:table-cell>
        </table:table-row>
        <table:table-row table:style-name="Waveform.2">
          <table:table-cell table:style-name="Waveform.A1" office:value-type="string">
            <text:p text:style-name="P156">2</text:p>
          </table:table-cell>
          <table:table-cell table:style-name="Waveform.A1" office:value-type="string">
            <text:p text:style-name="P247" loext:marker-style-name="T10">SgnSin</text:p>
          </table:table-cell>
          <table:table-cell table:style-name="Waveform.C1" office:value-type="string">
            <text:p text:style-name="P248" loext:marker-style-name="T10">Signed sine</text:p>
          </table:table-cell>
        </table:table-row>
        <table:table-row table:style-name="Waveform.2">
          <table:table-cell table:style-name="Waveform.A1" office:value-type="string">
            <text:p text:style-name="P156">3</text:p>
          </table:table-cell>
          <table:table-cell table:style-name="Waveform.A1" office:value-type="string">
            <text:p text:style-name="P247" loext:marker-style-name="T10">rectangle</text:p>
          </table:table-cell>
          <table:table-cell table:style-name="Waveform.C1" office:value-type="string">
            <text:p text:style-name="P248" loext:marker-style-name="T10">Rectangle</text:p>
          </table:table-cell>
        </table:table-row>
        <table:table-row table:style-name="Waveform.2">
          <table:table-cell table:style-name="Waveform.A1" office:value-type="string">
            <text:p text:style-name="P156">4</text:p>
          </table:table-cell>
          <table:table-cell table:style-name="Waveform.A1" office:value-type="string">
            <text:p text:style-name="P247" loext:marker-style-name="T10">sawtooth</text:p>
          </table:table-cell>
          <table:table-cell table:style-name="Waveform.C1" office:value-type="string">
            <text:p text:style-name="P248" loext:marker-style-name="T10">Sawtooth<text:span text:style-name="T203"> left</text:span></text:p>
          </table:table-cell>
        </table:table-row>
        <table:table-row table:style-name="Waveform.2">
          <table:table-cell table:style-name="Waveform.A1" office:value-type="string">
            <text:p text:style-name="P156">5</text:p>
          </table:table-cell>
          <table:table-cell table:style-name="Waveform.A1" office:value-type="string">
            <text:p text:style-name="P247" loext:marker-style-name="T10">Sawtooth</text:p>
          </table:table-cell>
          <table:table-cell table:style-name="Waveform.C1" office:value-type="string">
            <text:p text:style-name="P249" loext:marker-style-name="T10">Sawtooth right</text:p>
          </table:table-cell>
        </table:table-row>
        <table:table-row table:style-name="Waveform.2">
          <table:table-cell table:style-name="Waveform.A1" office:value-type="string">
            <text:p text:style-name="P156">6</text:p>
          </table:table-cell>
          <table:table-cell table:style-name="Waveform.A1" office:value-type="string">
            <text:p text:style-name="P247" loext:marker-style-name="T10">triangle</text:p>
          </table:table-cell>
          <table:table-cell table:style-name="Waveform.C1" office:value-type="string">
            <text:p text:style-name="P249" loext:marker-style-name="T10">Triangle</text:p>
          </table:table-cell>
        </table:table-row>
        <table:table-row table:style-name="Waveform.2">
          <table:table-cell table:style-name="Waveform.A1" office:value-type="string">
            <text:p text:style-name="P156">7</text:p>
          </table:table-cell>
          <table:table-cell table:style-name="Waveform.A1" office:value-type="string">
            <text:p text:style-name="P247" loext:marker-style-name="T10">PMW</text:p>
          </table:table-cell>
          <table:table-cell table:style-name="Waveform.C1" office:value-type="string">
            <text:p text:style-name="P248" loext:marker-style-name="T10">Pulse Wide modulation </text:p>
          </table:table-cell>
        </table:table-row>
        <table:table-row table:style-name="Waveform.2">
          <table:table-cell table:style-name="Waveform.A1" office:value-type="string">
            <text:p text:style-name="P156">8</text:p>
          </table:table-cell>
          <table:table-cell table:style-name="Waveform.A1" office:value-type="string">
            <text:p text:style-name="P247" loext:marker-style-name="T10">random</text:p>
          </table:table-cell>
          <table:table-cell table:style-name="Waveform.C1" office:value-type="string">
            <text:p text:style-name="P248" loext:marker-style-name="T10">Random Noise</text:p>
          </table:table-cell>
        </table:table-row>
      </table:table>
      <text:p text:style-name="P148"/>
      <text:p text:style-name="P93">The frequency should be in the range of 0 up to <text:span text:style-name="T69">max_frequency</text:span> [Hz]<text:span text:style-name="T138"> (see Glossary)</text:span><text:span text:style-name="T56">. Considering a sampling rate of 4</text:span><text:span text:style-name="T138">80</text:span><text:span text:style-name="T56">00 this mean, that a wave length is separated into </text:span><text:span text:style-name="T138">13</text:span><text:span text:style-name="T56"> or </text:span><text:span text:style-name="T138">14</text:span><text:span text:style-name="T56"> step values. This is not so much</text:span><text:span text:style-name="T69">, to describe a </text:span><text:span text:style-name="T139">standard </text:span><text:span text:style-name="T69">waveform</text:span><text:span text:style-name="T139"> or a complex one</text:span><text:span text:style-name="T69">.</text:span></text:p>
      <text:p text:style-name="P93">The amplitude is given in % of the total available amount ( 0 … 100)<text:span text:style-name="T133">%</text:span>.</text:p>
      <text:p text:style-name="P93">The duration to hold the setting is given in seconds (0 … <text:span text:style-name="T69">30</text:span>)<text:span text:style-name="T69">, depending on the </text:span><text:span text:style-name="T133">memory</text:span><text:span text:style-name="T69"> size.</text:span></text:p>
      <text:p text:style-name="P94"><text:soft-page-break/>Example: To change the frequency of<text:span text:style-name="T22"> the</text:span> <text:span text:style-name="T22">VCO</text:span> to the value of 500[Hz] <text:span text:style-name="T21">for 5 seconds</text:span><text:span text:style-name="T69"> using waveform </text:span><text:span text:style-name="T21"><text:s/></text:span><text:span text:style-name="T69">Signed Sign (2) </text:span>the entry </text:p>
      <text:p text:style-name="P151">osc vco set <text:span text:style-name="T206">sgnSin</text:span><text:span text:style-name="T69"> 500 80</text:span><text:span text:style-name="T135"> auto</text:span></text:p>
      <text:p text:style-name="P93"/>
      <text:p text:style-name="P94">One can set single aspects of the <text:span text:style-name="T162">main </text:span><text:span text:style-name="T42">oscillator</text:span> <text:span text:style-name="T42">by applying </text:span></text:p>
      <text:p text:style-name="P150"><text:span text:style-name="T2">osc</text:span> <text:span text:style-name="T163">[</text:span><text:span text:style-name="T17">main</text:span><text:span text:style-name="T20">|fmo|vco]</text:span> <text:span text:style-name="T3">set</text:span><text:span text:style-name="T16"> </text:span><text:span text:style-name="T18">[wf|freq|amp]</text:span><text:span text:style-name="T16"> value</text:span><text:span text:style-name="T1"> </text:span><text:span text:style-name="T16">[</text:span>duration<text:span text:style-name="T16">]</text:span></text:p>
      <text:p text:style-name="P114"><text:span text:style-name="T16">See also keyw</text:span><text:span text:style-name="T70">ord set for the same .</text:span></text:p>
      <text:p text:style-name="P111">set <text:span text:style-name="T134">vco</text:span> <text:span text:style-name="T134">wf</text:span> <text:span text:style-name="T205">Sine</text:span></text:p>
      <text:p text:style-name="P111">set <text:span text:style-name="T134">vco</text:span> freq <text:span text:style-name="T134">50</text:span>0</text:p>
      <text:p text:style-name="P111">set <text:span text:style-name="T134">vco</text:span> <text:span text:style-name="T134">amp</text:span> <text:span text:style-name="T134">8</text:span>0</text:p>
      <text:p text:style-name="P93"/>
      <text:p text:style-name="P93">will do this.<text:span text:style-name="T69"> See also set</text:span></text:p>
      <text:p text:style-name="P118">Another example</text:p>
      <text:p text:style-name="P241" loext:marker-style-name="T10"><text:span text:style-name="T89">osc main reset</text:span></text:p>
      <text:p text:style-name="P241" loext:marker-style-name="T10"><text:span text:style-name="T89">osc main set sgnSin 200 100 </text:span><text:span text:style-name="T136">auto</text:span></text:p>
      <text:p text:style-name="P241" loext:marker-style-name="T10"><text:span text:style-name="T89">osc main wf rectangle</text:span><text:span text:style-name="T89"/></text:p>
      <text:p text:style-name="P241" loext:marker-style-name="T10"><text:span text:style-name="T89">osc main loop freq 400 500</text:span><text:span text:style-name="T89"/></text:p>
      <text:p text:style-name="P161">pause key</text:p>
      <text:p text:style-name="P118"/>
      <text:h text:style-name="Heading_20_3" text:outline-level="3"><text:bookmark-start text:name="__RefHeading___Toc2992_3144746278"/>play<text:bookmark-end text:name="__RefHeading___Toc2992_3144746278"/></text:h>
      <text:h text:style-name="P230" text:outline-level="3"><text:bookmark-start text:name="__RefHeading___Toc1438_2624537896"/>Pause<text:bookmark-end text:name="__RefHeading___Toc1438_2624537896"/></text:h>
      <text:p text:style-name="P34">Set the timer (#) or event (auto, key)</text:p>
      <text:p text:style-name="P116">pause [<text:span text:style-name="T63">#</text:span>|auto|key]</text:p>
      <text:p text:style-name="P3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reformatted_20_Text">pause</text:p>
          </table:table-cell>
          <table:table-cell table:style-name="Table8.A1" office:value-type="string">
            <text:p text:style-name="P13">short description</text:p>
          </table:table-cell>
        </table:table-row>
        <table:table-row>
          <table:table-cell table:style-name="Table8.A1" office:value-type="string">
            <text:p text:style-name="Preformatted_20_Text">#</text:p>
          </table:table-cell>
          <table:table-cell table:style-name="Table8.A1" office:value-type="string">
            <text:p text:style-name="P39"><text:s/>A number <text:span text:style-name="T192">less than</text:span> 30 to wait for <text:span text:style-name="T192">this </text:span>number<text:span text:style-name="T111"> of</text:span> seconds<text:span text:style-name="T192"> until the next composer command is executed.</text:span></text:p>
          </table:table-cell>
        </table:table-row>
        <table:table-row>
          <table:table-cell table:style-name="Table8.A1" office:value-type="string">
            <text:p text:style-name="Preformatted_20_Text">auto</text:p>
          </table:table-cell>
          <table:table-cell table:style-name="Table8.A1" office:value-type="string">
            <text:p text:style-name="P39">wait for the number of seconds the note sentence <text:span text:style-name="T64">needs to play</text:span></text:p>
          </table:table-cell>
        </table:table-row>
        <table:table-row>
          <table:table-cell table:style-name="Table8.A1" office:value-type="string">
            <text:p text:style-name="Preformatted_20_Text">key</text:p>
          </table:table-cell>
          <table:table-cell table:style-name="Table8.A1" office:value-type="string">
            <text:p text:style-name="P39">wait until the &lt;return&gt; key is pressed</text:p>
          </table:table-cell>
        </table:table-row>
      </table:table>
      <text:p text:style-name="P36"/>
      <text:p text:style-name="P38">Example:</text:p>
      <text:p text:style-name="P116">pause 10<text:span text:style-name="T111"> # </text:span><text:span text:style-name="T63">Wait for 10 seconds, then continue.</text:span></text:p>
      <text:p text:style-name="P33">pause key # wait for &lt;return&gt; key</text:p>
      <text:p text:style-name="P33"/>
      <text:h text:style-name="P237" text:outline-level="3"><text:bookmark-start text:name="__RefHeading___Toc348_3722319505"/><text:span text:style-name="T158">r</text:span><text:span text:style-name="T157">andom</text:span><text:span text:style-name="T159"> /generate notes</text:span><text:bookmark-end text:name="__RefHeading___Toc348_3722319505"/></text:h>
      <text:h text:style-name="P240" text:outline-level="4"><text:bookmark-start text:name="__RefHeading___Toc352_3722319505"/>Field specification<text:bookmark-end text:name="__RefHeading___Toc352_3722319505"/></text:h>
      <text:p text:style-name="P166">random constant rhythm variable sentence name</text:p>
      <text:p text:style-name="P115"><text:soft-page-break/>Table <text:sequence text:ref-name="refTable2" text:name="Table" text:formula="ooow:Table+1" style:num-format="1">3</text:sequence>: Generating Not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5">random</text:p>
          </table:table-cell>
          <table:table-cell table:style-name="Table1.A1" table:number-columns-spanned="2" office:value-type="string">
            <text:p text:style-name="P12">short description</text:p>
          </table:table-cell>
          <table:covered-table-cell/>
        </table:table-row>
        <table:table-row>
          <table:table-cell table:style-name="Table1.A1" office:value-type="string">
            <text:p text:style-name="P166">constant</text:p>
          </table:table-cell>
          <table:table-cell table:style-name="Table1.A1" table:number-columns-spanned="2" office:value-type="string">
            <text:p text:style-name="P59">a list of note values used to specify the constant part of a note sentence<text:span text:style-name="T30">. </text:span></text:p>
            <text:p text:style-name="P63">In addition the note literal "r" will be transform into a <text:span text:style-name="T199">single </text:span>random note</text:p>
          </table:table-cell>
          <table:covered-table-cell/>
        </table:table-row>
        <table:table-row>
          <table:table-cell table:style-name="Table1.A1" office:value-type="string">
            <text:p text:style-name="P166">rhythm</text:p>
          </table:table-cell>
          <table:table-cell table:style-name="Table1.A1" table:number-columns-spanned="2" office:value-type="string">
            <text:p text:style-name="P63">Specifies the volume of a single note. Th<text:span text:style-name="T198">e volume</text:span> is <text:span text:style-name="T198">define</text:span> b<text:span text:style-name="T73">y</text:span> the number 0,1,2,..9<text:span text:style-name="T113"> and maps</text:span> to <text:span text:style-name="T198">a</text:span> volume of 0%<text:span text:style-name="T198">,</text:span> 10%,<text:span text:style-name="T198"> </text:span>20%, <text:span text:style-name="T198">... </text:span>90%. The default volume of a note is <text:span text:style-name="T73">80</text:span>%.<text:span text:style-name="T198"> </text:span></text:p>
            <text:p text:style-name="P125">Ex: the rhythm 7 means each note becomes a volume of 70%, </text:p>
            <text:p text:style-name="P125">then rhythm 69 means the volume cycle 60%90%60%90%60%90%... in the <text:span text:style-name="T199">note </text:span>sentence.</text:p>
            <text:p text:style-name="P126">Ex: notes are cccc, rhythm = 0999 is the same as note= .ccc rhythm = 9 </text:p>
          </table:table-cell>
          <table:covered-table-cell/>
        </table:table-row>
        <table:table-row>
          <table:table-cell table:style-name="Table1.A1" office:value-type="string">
            <text:p text:style-name="P166">variable</text:p>
          </table:table-cell>
          <table:table-cell table:style-name="Table1.A1" table:number-columns-spanned="2" office:value-type="string">
            <text:p text:style-name="P63">A set of note names and note specifiers out of which random notes are generated.<text:span text:style-name="T113"> </text:span></text:p>
            <text:p text:style-name="P120">Remark: The more often one literal occurs in the list, the more likely it is this literal is chosen.</text:p>
            <text:p text:style-name="P121">Valid characters are: <text:span text:style-name="T6">CcDdEFfGgAaH!,.-'</text:span></text:p>
          </table:table-cell>
          <table:covered-table-cell/>
        </table:table-row>
        <table:table-row>
          <table:table-cell table:style-name="Table1.A1" office:value-type="string">
            <text:p text:style-name="P166"/>
          </table:table-cell>
          <table:table-cell table:style-name="Table1.A1" office:value-type="string">
            <text:p text:style-name="P124">, / ' / .</text:p>
          </table:table-cell>
          <table:table-cell table:style-name="Table1.A1" office:value-type="string">
            <text:p text:style-name="P124">insert a decrese/increase/pause mark into the random word</text:p>
          </table:table-cell>
        </table:table-row>
        <table:table-row>
          <table:table-cell table:style-name="Table1.A1" office:value-type="string">
            <text:p text:style-name="P166"/>
          </table:table-cell>
          <table:table-cell table:style-name="Table1.A1" office:value-type="string">
            <text:p text:style-name="P124">!c</text:p>
          </table:table-cell>
          <table:table-cell table:style-name="Table1.A1" office:value-type="string">
            <text:p text:style-name="P124">make c mandatory in each random note word</text:p>
          </table:table-cell>
        </table:table-row>
        <table:table-row>
          <table:table-cell table:style-name="Table1.A1" office:value-type="string">
            <text:p text:style-name="P166">sentence</text:p>
          </table:table-cell>
          <table:table-cell table:style-name="Table1.A1" table:number-columns-spanned="2" office:value-type="string">
            <text:p text:style-name="P26">a sequence of note words <text:span text:style-name="T183">that can be a</text:span> constant, variable <text:span text:style-name="T183">or</text:span> pause<text:span text:style-name="T46">. These are denoted as c r and - . </text:span><text:span text:style-name="T199">c can consist of more than one word. r is always one word.</text:span></text:p>
            <text:p text:style-name="P26"><text:span text:style-name="T183">I</text:span><text:span text:style-name="T46">n addition one can duplicate a sentence</text:span><text:span text:style-name="T113"> and switch </text:span><text:span text:style-name="T197">a </text:span><text:span text:style-name="T113">single word within it</text:span><text:span text:style-name="T46">. see example</text:span></text:p>
          </table:table-cell>
          <table:covered-table-cell/>
        </table:table-row>
        <table:table-row>
          <table:table-cell table:style-name="Table1.A1" office:value-type="string">
            <text:p text:style-name="P166"/>
          </table:table-cell>
          <table:table-cell table:style-name="Table1.A1" office:value-type="string">
            <text:p text:style-name="P121"><text:span text:style-name="T183">sentence </text:span>character<text:span text:style-name="T183">s</text:span></text:p>
          </table:table-cell>
          <table:table-cell table:style-name="Table1.A1" office:value-type="string">
            <text:p text:style-name="P130">short description</text:p>
          </table:table-cell>
        </table:table-row>
        <table:table-row>
          <table:table-cell table:style-name="Table1.A1" office:value-type="string">
            <text:p text:style-name="P166"/>
          </table:table-cell>
          <table:table-cell table:style-name="Table1.A1" office:value-type="string">
            <text:p text:style-name="Preformatted_20_Text">c</text:p>
          </table:table-cell>
          <table:table-cell table:style-name="Table1.A1" office:value-type="string">
            <text:p text:style-name="P121">replace "c" by the con<text:span text:style-name="T182">s</text:span>tant part</text:p>
          </table:table-cell>
        </table:table-row>
        <table:table-row>
          <table:table-cell table:style-name="Table1.A1" office:value-type="string">
            <text:p text:style-name="P166"/>
          </table:table-cell>
          <table:table-cell table:style-name="Table1.A1" office:value-type="string">
            <text:p text:style-name="Preformatted_20_Text">r</text:p>
          </table:table-cell>
          <table:table-cell table:style-name="Table1.A1" office:value-type="string">
            <text:p text:style-name="P121">insert a random word</text:p>
          </table:table-cell>
        </table:table-row>
        <table:table-row>
          <table:table-cell table:style-name="Table1.A1" office:value-type="string">
            <text:p text:style-name="P166"/>
          </table:table-cell>
          <table:table-cell table:style-name="Table1.A1" office:value-type="string">
            <text:p text:style-name="Preformatted_20_Text">-</text:p>
          </table:table-cell>
          <table:table-cell table:style-name="Table1.A1" office:value-type="string">
            <text:p text:style-name="P119">insert a pause word consisting of: .---</text:p>
          </table:table-cell>
        </table:table-row>
        <table:table-row>
          <table:table-cell table:style-name="Table1.A1" office:value-type="string">
            <text:p text:style-name="P166"/>
          </table:table-cell>
          <table:table-cell table:style-name="Table1.A1" office:value-type="string">
            <text:p text:style-name="Preformatted_20_Text">cR </text:p>
          </table:table-cell>
          <table:table-cell table:style-name="Table1.A1" office:value-type="string">
            <text:p text:style-name="P119">insert the reverse constant </text:p>
          </table:table-cell>
        </table:table-row>
        <table:table-row>
          <table:table-cell table:style-name="Table1.A1" office:value-type="string">
            <text:p text:style-name="P186"/>
          </table:table-cell>
          <table:table-cell table:style-name="Table1.A1" office:value-type="string">
            <text:p text:style-name="Preformatted_20_Text">#</text:p>
          </table:table-cell>
          <table:table-cell table:style-name="Table1.A1" office:value-type="string">
            <text:p text:style-name="P187">set the octave to # for the previous word.</text:p>
            <text:p text:style-name="P187"># at the <text:span text:style-name="T184">begin</text:span> of the sentence <text:span text:style-name="T183">will </text:span>set the octave for the complete sentence</text:p>
          </table:table-cell>
        </table:table-row>
        <table:table-row>
          <table:table-cell table:style-name="Table1.A1" office:value-type="string">
            <text:p text:style-name="P166">name</text:p>
          </table:table-cell>
          <table:table-cell table:style-name="Table1.A1" table:number-columns-spanned="2" office:value-type="string">
            <text:p text:style-name="P25">The <text:span text:style-name="T45">generated note sentence </text:span><text:span text:style-name="T197">including rhythm line </text:span><text:span text:style-name="T45">is store under the </text:span><text:span text:style-name="T196">user specified </text:span><text:span text:style-name="T45">name name.kbd </text:span>in the directory Synthesizer/var/auto</text:p>
          </table:table-cell>
          <table:covered-table-cell/>
        </table:table-row>
        <table:table-row>
          <table:table-cell table:style-name="Table1.A1" office:value-type="string">
            <text:p text:style-name="P166"/>
          </table:table-cell>
          <table:table-cell table:style-name="Table1.A1" table:number-columns-spanned="2" office:value-type="string">
            <text:p text:style-name="P25"/>
          </table:table-cell>
          <table:covered-table-cell/>
        </table:table-row>
        <table:table-row>
          <table:table-cell table:style-name="Table1.A1" office:value-type="string">
            <text:p text:style-name="P166"/>
          </table:table-cell>
          <table:table-cell table:style-name="Table1.A1" table:number-columns-spanned="2" office:value-type="string">
            <text:p text:style-name="P25"/>
          </table:table-cell>
          <table:covered-table-cell/>
        </table:table-row>
        <table:table-row>
          <table:table-cell table:style-name="Table1.A1" office:value-type="string">
            <text:p text:style-name="P166"/>
          </table:table-cell>
          <table:table-cell table:style-name="Table1.A1" table:number-columns-spanned="2" office:value-type="string">
            <text:p text:style-name="P25"/>
          </table:table-cell>
          <table:covered-table-cell/>
        </table:table-row>
      </table:table>
      <text:p text:style-name="P60"/>
      <text:p text:style-name="P95"/>
      <text:p text:style-name="P95">Example<text:span text:style-name="T238">:</text:span></text:p>
      <text:p text:style-name="P241" loext:marker-style-name="T10"><text:span text:style-name="T103">osc main mute</text:span></text:p>
      <text:p text:style-name="P241" loext:marker-style-name="T10"><text:span text:style-name="T89">CONSTANT <text:tab/>= |2(ACD)-(ACE)-(BDF)-(BDG).</text:span><text:span text:style-name="T89"/></text:p>
      <text:p text:style-name="P241" loext:marker-style-name="T10"><text:span text:style-name="T89">RYTHM<text:tab/>= 9789</text:span></text:p>
      <text:p text:style-name="P241" loext:marker-style-name="T10"><text:span text:style-name="T89">VARIABLE<text:tab/>= (AC</text:span><text:span text:style-name="T8">'D)(AC'</text:span><text:span text:style-name="T89">E)(BD</text:span><text:span text:style-name="T8">'F)(BD'</text:span><text:span text:style-name="T89">G)</text:span><text:span text:style-name="T101">G</text:span></text:p>
      <text:p text:style-name="P241" loext:marker-style-name="T10"><text:span text:style-name="T89">SENTENCE <text:tab/>= crr-:S12</text:span><text:span text:style-name="T89"/></text:p>
      <text:p text:style-name="P241" loext:marker-style-name="T10"><text:span text:style-name="T89">FILENAME <text:tab/>= lead</text:span></text:p>
      <text:p text:style-name="P241" loext:marker-style-name="T10"><text:span text:style-name="T89">INSTR. <text:tab/>= piano</text:span></text:p>
      <text:p text:style-name="P241" loext:marker-style-name="T10"><text:span text:style-name="T89">STORAGE<text:tab/>= 2</text:span></text:p>
      <text:p text:style-name="P246" loext:marker-style-name="T10"><text:soft-page-break/></text:p>
      <text:p text:style-name="P241" loext:marker-style-name="T10"><text:span text:style-name="T89">Random CONSTANT RYTHM VARIABLE SENTENCE FILENAME</text:span><text:span text:style-name="T89"/></text:p>
      <text:p text:style-name="P241" loext:marker-style-name="T10"><text:span text:style-name="T89">Add INSTR. FILENAME STORAGE </text:span><text:span text:style-name="T136">auto</text:span></text:p>
      <text:p text:style-name="P241" loext:marker-style-name="T10"><text:span text:style-name="T89">play STORAGE amp 100</text:span><text:span text:style-name="T89"/></text:p>
      <text:p text:style-name="P256" loext:marker-style-name="T10">pause key</text:p>
      <text:p text:style-name="P123"><text:span text:style-name="T102"/></text:p>
      <text:p text:style-name="P95">constant part c = |2(AC)r(DE)G|3(AC)c(DC). </text:p>
      <text:p text:style-name="P95">variable note words denoted as "r" in the sentence crr- are generated out of the list c-fgCDA.'',,</text:p>
      <text:p text:style-name="P95">The note sentence <text:s/>crr-<text:span text:style-name="T114"> </text:span>is again duplicated by swapping word 1 and 2.</text:p>
      <text:p text:style-name="P95">The resulting note sentence crr-r<text:span text:style-name="T114">c</text:span>r- is stored in the file Synthesizer/var/auto/lead.kbd</text:p>
      <text:p text:style-name="P95">Remark: The sections are separated by spaces or tabs. That means that a space within a section may result in a <text:span text:style-name="T171">meaningless</text:span> interpretation of the command.</text:p>
      <text:h text:style-name="P232" text:outline-level="3"/>
      <text:h text:style-name="P235" text:outline-level="3"><text:bookmark-start text:name="__RefHeading___Toc2994_3144746278"/>rec<text:span text:style-name="T164"> / store sound</text:span><text:bookmark-end text:name="__RefHeading___Toc2994_3144746278"/></text:h>
      <text:p text:style-name="P171">There are 8<text:span text:style-name="T178"> storage arrays (StA)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01">StA Id</text:p>
          </table:table-cell>
          <table:table-cell table:style-name="Table13.A1" office:value-type="string">
            <text:p text:style-name="P201">short description</text:p>
          </table:table-cell>
          <table:table-cell table:style-name="Table13.A1" office:value-type="string">
            <text:p text:style-name="P201">max duration</text:p>
          </table:table-cell>
        </table:table-row>
        <table:table-row>
          <table:table-cell table:style-name="Table13.A1" office:value-type="string">
            <text:p text:style-name="P170">0...5</text:p>
          </table:table-cell>
          <table:table-cell table:style-name="Table13.A1" office:value-type="string">
            <text:p text:style-name="P170">User defined</text:p>
          </table:table-cell>
          <table:table-cell table:style-name="Table13.A1" office:value-type="string">
            <text:p text:style-name="P170">30 sec</text:p>
          </table:table-cell>
        </table:table-row>
        <table:table-row>
          <table:table-cell table:style-name="Table13.A1" office:value-type="string">
            <text:p text:style-name="P170">6</text:p>
          </table:table-cell>
          <table:table-cell table:style-name="Table13.A1" office:value-type="string">
            <text:p text:style-name="P170"><text:span text:style-name="T169">temp storage of </text:span>note<text:span text:style-name="T169">s</text:span> sound</text:p>
          </table:table-cell>
          <table:table-cell table:style-name="Table13.A1" office:value-type="string">
            <text:p text:style-name="P170">1 sec</text:p>
          </table:table-cell>
        </table:table-row>
        <table:table-row>
          <table:table-cell table:style-name="Table13.A1" office:value-type="string">
            <text:p text:style-name="P170">7</text:p>
          </table:table-cell>
          <table:table-cell table:style-name="Table13.A1" office:value-type="string">
            <text:p text:style-name="P170">wav<text:span text:style-name="T170">-</text:span>file <text:span text:style-name="T170">storage</text:span></text:p>
          </table:table-cell>
          <table:table-cell table:style-name="Table13.A1" office:value-type="string">
            <text:p text:style-name="P170">180 sec</text:p>
          </table:table-cell>
        </table:table-row>
      </table:table>
      <text:p text:style-name="P202"><text:span text:style-name="T233">Note: </text:span>The max duration is limited by the reserved <text:s/>storage size.</text:p>
      <text:p text:style-name="P171">The following command<text:span text:style-name="T172">s</text:span> manage the content of <text:span text:style-name="T178">the StA</text:span> 0...6</text:p>
      <text:p text:style-name="P199">rec [ <text:span text:style-name="T233">notes </text:span><text:span text:style-name="T165">#1 </text:span><text:span text:style-name="T233">| </text:span>store <text:span text:style-name="T166">#1</text:span>| amp <text:span text:style-name="T165">#1 #2</text:span>| stop <text:span text:style-name="T168">#1</text:span>| play free] </text:p>
      <text:p text:style-name="P199">| mute <text:span text:style-name="T166">#1</text:span>| clear <text:span text:style-name="T167">#1</text:span><text:span text:style-name="T233"> </text:span>] 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73">rec</text:p>
          </table:table-cell>
          <table:table-cell table:style-name="Table14.A1" office:value-type="string">
            <text:p text:style-name="P173">keyword</text:p>
          </table:table-cell>
        </table:table-row>
        <table:table-row>
          <table:table-cell table:style-name="Table14.A1" office:value-type="string">
            <text:p text:style-name="P172">#1</text:p>
          </table:table-cell>
          <table:table-cell table:style-name="Table14.A1" office:value-type="string">
            <text:p text:style-name="P172"><text:span text:style-name="T178">StA</text:span> id 0...5</text:p>
          </table:table-cell>
        </table:table-row>
        <table:table-row>
          <table:table-cell table:style-name="Table14.A1" office:value-type="string">
            <text:p text:style-name="P172">#2</text:p>
          </table:table-cell>
          <table:table-cell table:style-name="Table14.A1" office:value-type="string">
            <text:p text:style-name="P172">volume 0...100</text:p>
          </table:table-cell>
        </table:table-row>
        <table:table-row>
          <table:table-cell table:style-name="Table14.A1" office:value-type="string">
            <text:p text:style-name="P173">store #1</text:p>
          </table:table-cell>
          <table:table-cell table:style-name="Table14.A1" office:value-type="string">
            <text:p text:style-name="P174">store the current output of free and notes <text:span text:style-name="T174">to </text:span><text:span text:style-name="T178">StA</text:span><text:span text:style-name="T174"> #1</text:span></text:p>
          </table:table-cell>
        </table:table-row>
        <table:table-row>
          <table:table-cell table:style-name="Table14.A1" office:value-type="string">
            <text:p text:style-name="P180">amp #1 #2 </text:p>
          </table:table-cell>
          <table:table-cell table:style-name="Table14.A1" office:value-type="string">
            <text:p text:style-name="P181">replay sound of <text:span text:style-name="T178">StA</text:span> #1 with volume #2</text:p>
          </table:table-cell>
        </table:table-row>
        <table:table-row>
          <table:table-cell table:style-name="Table14.A1" office:value-type="string">
            <text:p text:style-name="P180">stop #1</text:p>
          </table:table-cell>
          <table:table-cell table:style-name="Table14.A1" office:value-type="string">
            <text:p text:style-name="P181">stop recording on <text:span text:style-name="T178">StA</text:span> #1</text:p>
          </table:table-cell>
        </table:table-row>
        <table:table-row>
          <table:table-cell table:style-name="Table14.A1" office:value-type="string">
            <text:p text:style-name="P180">notes #1</text:p>
          </table:table-cell>
          <table:table-cell table:style-name="Table14.A1" office:value-type="string">
            <text:p text:style-name="P181"><text:span text:style-name="T179">translate note sentence </text:span>in background<text:span text:style-name="T179">, generate sound, store sound in StA #1</text:span><text:span text:style-name="T180"> </text:span><text:span text:style-name="T179">(all in one command).</text:span></text:p>
          </table:table-cell>
        </table:table-row>
        <table:table-row>
          <table:table-cell table:style-name="Table14.A1" office:value-type="string">
            <text:p text:style-name="P180">play free</text:p>
          </table:table-cell>
          <table:table-cell table:style-name="Table14.A1" office:value-type="string">
            <text:p text:style-name="P179">switch off synchronized notes mode. The AudioServer will process what is ready for it. </text:p>
          </table:table-cell>
        </table:table-row>
        <table:table-row>
          <table:table-cell table:style-name="Table14.A1" office:value-type="string">
            <text:p text:style-name="P180">mute #1</text:p>
          </table:table-cell>
          <table:table-cell table:style-name="Table14.A1" office:value-type="string">
            <text:p text:style-name="P181">mute <text:span text:style-name="T178">StA</text:span> #1</text:p>
          </table:table-cell>
        </table:table-row>
        <table:table-row>
          <table:table-cell table:style-name="Table14.A1" office:value-type="string">
            <text:p text:style-name="P180">clear #1</text:p>
          </table:table-cell>
          <table:table-cell table:style-name="Table14.A1" office:value-type="string">
            <text:p text:style-name="P181">delete the content of <text:span text:style-name="T178">StA</text:span> #1</text:p>
          </table:table-cell>
        </table:table-row>
      </table:table>
      <text:p text:style-name="P180"/>
      <text:p text:style-name="P184">Example<text:span text:style-name="T173"> base scenario see add command (background mode) or</text:span><text:span text:style-name="T180">,</text:span><text:span text:style-name="T173"> what you do that you hear as follows.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41" loext:marker-style-name="T10"><text:span text:style-name="T89">osc main mute</text:span></text:p>
          </table:table-cell>
          <table:table-cell table:style-name="Table15.A1" office:value-type="string">
            <text:p text:style-name="P175">otherwise you will <text:span text:style-name="T175">store </text:span>one sec. osc main sound, one second note sound and so forth<text:span text:style-name="T175">.</text:span><text:span text:style-name="T176"> See note below.</text:span></text:p>
          </table:table-cell>
        </table:table-row>
        <table:table-row table:style-name="Table15.2">
          <table:table-cell table:style-name="Table15.A1" office:value-type="string">
            <text:p text:style-name="P241" loext:marker-style-name="T10"><text:span text:style-name="T89">instrument load drums</text:span></text:p>
          </table:table-cell>
          <table:table-cell table:style-name="Table15.A1" office:value-type="string">
            <text:p text:style-name="P175">load an instrument</text:p>
          </table:table-cell>
        </table:table-row>
        <table:table-row table:style-name="Table15.2">
          <table:table-cell table:style-name="Table15.A1" office:value-type="string">
            <text:p text:style-name="P241" loext:marker-style-name="T10"><text:span text:style-name="T89">notes load rhythm</text:span></text:p>
          </table:table-cell>
          <table:table-cell table:style-name="Table15.A1" office:value-type="string">
            <text:p text:style-name="P175">load some notes</text:p>
          </table:table-cell>
        </table:table-row>
        <table:table-row table:style-name="Table15.2">
          <table:table-cell table:style-name="Table15.A1" office:value-type="string">
            <text:p text:style-name="P241" loext:marker-style-name="T10"><text:span text:style-name="T89">notes play on 100</text:span></text:p>
          </table:table-cell>
          <table:table-cell table:style-name="Table15.A1" office:value-type="string">
            <text:p text:style-name="P175">play notes with volume 100%</text:p>
          </table:table-cell>
        </table:table-row>
        <table:table-row table:style-name="Table15.2">
          <table:table-cell table:style-name="Table15.A1" office:value-type="string">
            <text:p text:style-name="P241" loext:marker-style-name="T10"><text:span text:style-name="T89">rec store 1</text:span></text:p>
          </table:table-cell>
          <table:table-cell table:style-name="Table15.A1" office:value-type="string">
            <text:p text:style-name="P175">store sound to storage array #1</text:p>
          </table:table-cell>
        </table:table-row>
        <table:table-row table:style-name="Table15.2">
          <table:table-cell table:style-name="Table15.A1" office:value-type="string">
            <text:p text:style-name="P241" loext:marker-style-name="T10"><text:span text:style-name="T89">pause auto</text:span></text:p>
          </table:table-cell>
          <table:table-cell table:style-name="Table15.A1" office:value-type="string">
            <text:p text:style-name="P176">wait for some seconds<text:span text:style-name="T174"> (</text:span>note sentence duration<text:span text:style-name="T174">)</text:span></text:p>
          </table:table-cell>
        </table:table-row>
        <table:table-row table:style-name="Table15.2">
          <table:table-cell table:style-name="Table15.A1" office:value-type="string">
            <text:p text:style-name="P241" loext:marker-style-name="T10"><text:span text:style-name="T89">rec stop 1</text:span></text:p>
          </table:table-cell>
          <table:table-cell table:style-name="Table15.A1" office:value-type="string">
            <text:p text:style-name="P175">stop recording on storage array #1</text:p>
          </table:table-cell>
        </table:table-row>
        <table:table-row table:style-name="Table15.2">
          <table:table-cell table:style-name="Table15.A1" office:value-type="string">
            <text:p text:style-name="P241" loext:marker-style-name="T10"><text:span text:style-name="T89">notes play off</text:span></text:p>
          </table:table-cell>
          <table:table-cell table:style-name="Table15.A1" office:value-type="string">
            <text:p text:style-name="P175">switch note generating off</text:p>
          </table:table-cell>
        </table:table-row>
        <table:table-row table:style-name="Table15.2">
          <table:table-cell table:style-name="Table15.A1" office:value-type="string">
            <text:p text:style-name="P241" loext:marker-style-name="T10"><text:span text:style-name="T89">rec amp 1 100</text:span></text:p>
          </table:table-cell>
          <table:table-cell table:style-name="Table15.A1" office:value-type="string">
            <text:p text:style-name="P177">play storage array #1 with volume 100%</text:p>
          </table:table-cell>
        </table:table-row>
        <table:table-row table:style-name="Table15.2">
          <table:table-cell table:style-name="Table15.A1" office:value-type="string">
            <text:p text:style-name="P241" loext:marker-style-name="T10"><text:span text:style-name="T89">pause key</text:span></text:p>
          </table:table-cell>
          <table:table-cell table:style-name="Table15.A1" office:value-type="string">
            <text:p text:style-name="P178">as long as wanted</text:p>
          </table:table-cell>
        </table:table-row>
      </table:table>
      <text:p text:style-name="P241" loext:marker-style-name="T10"><text:span text:style-name="T89"/></text:p>
      <text:p text:style-name="P185">Note on storage: The storage is additive until cleared<text:span text:style-name="T177">, so that one can append tracks </text:span><text:span text:style-name="T216">to</text:span><text:span text:style-name="T177"> on</text:span><text:span text:style-name="T216">e</text:span><text:span text:style-name="T177"> </text:span><text:span text:style-name="T178">StA</text:span><text:span text:style-name="T177">.</text:span></text:p>
      <text:h text:style-name="Heading_20_3" text:outline-level="3"><text:bookmark-start text:name="__RefHeading___Toc2996_3144746278"/><text:span text:style-name="T248">R</text:span>ecord<text:span text:style-name="T245"> / to file </text:span><text:bookmark-end text:name="__RefHeading___Toc2996_3144746278"/></text:h>
      <text:p text:style-name="P214"><text:soft-page-break/>record current sound track to a wav and a<text:span text:style-name="T246">n</text:span> mp3 file </text:p>
      <text:p text:style-name="P165"><text:span text:style-name="T245">record | file #1 | stop #2 | play #2 #1 </text:span><text:span text:style-name="T246">| loop amp #3 ]</text:span></text:p>
      <text:p text:style-name="P215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11">record</text:p>
          </table:table-cell>
          <table:table-cell table:style-name="Table18.A1" office:value-type="string">
            <text:p text:style-name="P17">short description</text:p>
          </table:table-cell>
        </table:table-row>
        <table:table-row>
          <table:table-cell table:style-name="Table18.A1" office:value-type="string">
            <text:p text:style-name="P211">file #1</text:p>
          </table:table-cell>
          <table:table-cell table:style-name="Table18.A1" office:value-type="string">
            <text:p text:style-name="P147">record <text:span text:style-name="T249">current </text:span>sound track #1 seconds &lt; 180 to StA 7</text:p>
          </table:table-cell>
        </table:table-row>
        <table:table-row>
          <table:table-cell table:style-name="Table18.A1" office:value-type="string">
            <text:p text:style-name="P211">stop #2</text:p>
          </table:table-cell>
          <table:table-cell table:style-name="Table18.A1" office:value-type="string">
            <text:p text:style-name="P147">store content of StA7 to files </text:p>
            <text:p text:style-name="P147">var/wav/synthesizer#2.wav and var/wav/synthesizer.mp3</text:p>
          </table:table-cell>
        </table:table-row>
        <table:table-row>
          <table:table-cell table:style-name="Table18.A1" office:value-type="string">
            <text:p text:style-name="P211">play #2 #1</text:p>
          </table:table-cell>
          <table:table-cell table:style-name="Table18.A1" office:value-type="string">
            <text:p text:style-name="P147">add sound of file var/wav/synthesizer#2.wav #1 seconds to current sound.</text:p>
          </table:table-cell>
        </table:table-row>
        <table:table-row>
          <table:table-cell table:style-name="Table18.A1" office:value-type="string">
            <text:p text:style-name="P211">loop amp #3</text:p>
          </table:table-cell>
          <table:table-cell table:style-name="Table18.A1" office:value-type="string">
            <text:p text:style-name="P147"/>
          </table:table-cell>
        </table:table-row>
      </table:table>
      <text:p text:style-name="P215"><text:s/></text:p>
      <text:p text:style-name="P216">Example:</text:p>
      <text:p text:style-name="P213">RECFILE = 77</text:p>
      <text:p text:style-name="P212">record file 10 </text:p>
      <text:p text:style-name="P212">stop <text:span text:style-name="T249">RECFILE</text:span></text:p>
      <text:p text:style-name="P212">play <text:span text:style-name="T249">RECFILE</text:span> 5</text:p>
      <text:p text:style-name="P213">text record file synthesizer77.wav</text:p>
      <text:p text:style-name="P212">pause key</text:p>
      <text:p text:style-name="P212"/>
      <text:h text:style-name="Heading_20_3" text:outline-level="3"><text:bookmark-start text:name="__RefHeading___Toc2998_3144746278"/><text:span text:style-name="T247">R</text:span>eturn<text:span text:style-name="T201"> / from subroutine</text:span><text:bookmark-end text:name="__RefHeading___Toc2998_3144746278"/></text:h>
      <text:p text:style-name="P193"><text:span text:style-name="T201">keyword return, </text:span>see <text:span text:style-name="T202">keyword </text:span>call</text:p>
      <text:h text:style-name="P231" text:outline-level="3"><text:bookmark-start text:name="__RefHeading___Toc1436_2624537896"/>Set<text:bookmark-end text:name="__RefHeading___Toc1436_2624537896"/></text:h>
      <text:p text:style-name="P111">set [octave+ | octave<text:span text:style-name="T68">- | main | vco | fmo</text:span>]</text:p>
      <text:p text:style-name="P11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reformatted_20_Text">set</text:p>
          </table:table-cell>
          <table:table-cell table:style-name="Table9.A1" office:value-type="string">
            <text:p text:style-name="P16">short description</text:p>
          </table:table-cell>
        </table:table-row>
        <table:table-row>
          <table:table-cell table:style-name="Table9.A1" office:value-type="string">
            <text:p text:style-name="Preformatted_20_Text">octave<text:span text:style-name="T65">+</text:span></text:p>
          </table:table-cell>
          <table:table-cell table:style-name="Table9.A1" office:value-type="string">
            <text:p text:style-name="P8">increases the base_octave <text:span text:style-name="T65">by one eg. </text:span>from 55Hz to 110Hz</text:p>
          </table:table-cell>
        </table:table-row>
        <table:table-row>
          <table:table-cell table:style-name="Table9.A1" office:value-type="string">
            <text:p text:style-name="Preformatted_20_Text">octave-</text:p>
          </table:table-cell>
          <table:table-cell table:style-name="Table9.A1" office:value-type="string">
            <text:p text:style-name="P61">decreases the base_octave by one<text:span text:style-name="T66">,</text:span> <text:span text:style-name="T66">but not to zero. </text:span>eg. from 110Hz to 55Hz</text:p>
          </table:table-cell>
        </table:table-row>
        <table:table-row>
          <table:table-cell table:style-name="Table9.A1" office:value-type="string">
            <text:p text:style-name="Preformatted_20_Text">main property # </text:p>
          </table:table-cell>
          <table:table-cell table:style-name="Table9.A1" office:value-type="string">
            <text:p text:style-name="P62">set the property <text:span text:style-name="T67">[freq|wf|amp]</text:span> of oscillator main <text:span text:style-name="T67"><text:s/>to value # </text:span></text:p>
          </table:table-cell>
        </table:table-row>
        <table:table-row>
          <table:table-cell table:style-name="Table9.A1" office:value-type="string">
            <text:p text:style-name="Preformatted_20_Text">vco property #</text:p>
          </table:table-cell>
          <table:table-cell table:style-name="Table9.A1" office:value-type="string">
            <text:p text:style-name="P62">set the property <text:span text:style-name="T67">[freq|wf|amp]</text:span> of oscillator vco <text:span text:style-name="T67"><text:s/>to value # </text:span></text:p>
          </table:table-cell>
        </table:table-row>
        <table:table-row>
          <table:table-cell table:style-name="Table9.A1" office:value-type="string">
            <text:p text:style-name="Preformatted_20_Text">fmo property #</text:p>
          </table:table-cell>
          <table:table-cell table:style-name="Table9.A1" office:value-type="string">
            <text:p text:style-name="P62">set the property <text:span text:style-name="T67">[freq|wf|amp]</text:span> of oscillator fmo <text:span text:style-name="T67"><text:s/>to value # </text:span></text:p>
          </table:table-cell>
        </table:table-row>
      </table:table>
      <text:p text:style-name="P114"/>
      <text:p text:style-name="P114">Example</text:p>
      <text:p text:style-name="P111">set main freq 120</text:p>
      <text:p text:style-name="P90">set the frequency of the main oscillator to 120 Hz.</text:p>
      <text:h text:style-name="Heading_20_3" text:outline-level="3"><text:bookmark-start text:name="__RefHeading___Toc3000_3144746278"/>start<text:bookmark-end text:name="__RefHeading___Toc3000_3144746278"/></text:h>
      <text:p text:style-name="P183">star<text:span text:style-name="T217">t</text:span> server shmkey delay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reformatted_20_Text">start</text:p>
          </table:table-cell>
          <table:table-cell table:style-name="Table16.B1" office:value-type="string">
            <text:p text:style-name="P16">short description</text:p>
          </table:table-cell>
        </table:table-row>
        <table:table-row>
          <table:table-cell table:style-name="Table16.A2" office:value-type="string">
            <text:p text:style-name="Preformatted_20_Text">server</text:p>
          </table:table-cell>
          <table:table-cell table:style-name="Table16.B2" office:value-type="string">
            <text:p text:style-name="P182">AudioServer|Synthesizer</text:p>
          </table:table-cell>
        </table:table-row>
        <table:table-row>
          <table:table-cell table:style-name="Table16.A2" office:value-type="string">
            <text:p text:style-name="Preformatted_20_Text">shmkey</text:p>
          </table:table-cell>
          <table:table-cell table:style-name="Table16.B2" office:value-type="string">
            <text:p text:style-name="P182">shared memory key must be identical for both <text:soft-page-break/>servers<text:span text:style-name="T181">. The value range is system dependent</text:span></text:p>
          </table:table-cell>
        </table:table-row>
        <table:table-row>
          <table:table-cell table:style-name="Table16.A2" office:value-type="string">
            <text:p text:style-name="Preformatted_20_Text">delay</text:p>
          </table:table-cell>
          <table:table-cell table:style-name="Table16.B2" office:value-type="string">
            <text:p text:style-name="P182">wait until next process step, to manage potential synchronization issues.</text:p>
            <text:p text:style-name="P196">delay takes default "key" see pause</text:p>
          </table:table-cell>
        </table:table-row>
      </table:table>
      <text:p text:style-name="P183"/>
      <text:p text:style-name="P183">Example: </text:p>
      <text:p text:style-name="Preformatted_20_Text">call :startserver</text:p>
      <text:p text:style-name="P183"/>
      <text:p text:style-name="P183">lib.inc</text:p>
      <text:p text:style-name="P241" loext:marker-style-name="T10"><text:span text:style-name="T89">:startserver</text:span></text:p>
      <text:p text:style-name="P241" loext:marker-style-name="T10"><text:span text:style-name="T89">start <text:tab/>AudioServer 10000 0</text:span><text:span text:style-name="T89"/></text:p>
      <text:p text:style-name="P241" loext:marker-style-name="T10"><text:span text:style-name="T89">start <text:tab/>Synthesizer 10000 3</text:span><text:span text:style-name="T89"/></text:p>
      <text:p text:style-name="P241" loext:marker-style-name="T9"><text:span text:style-name="T136">return</text:span></text:p>
      <text:p text:style-name="P241" loext:marker-style-name="T9"><text:span text:style-name="T136"/></text:p>
      <text:h text:style-name="Heading_20_3" text:outline-level="3"><text:bookmark-start text:name="__RefHeading___Toc3002_3144746278"/>stop<text:bookmark-end text:name="__RefHeading___Toc3002_3144746278"/></text:h>
      <text:p text:style-name="P194">stop composer subprocesses.</text:p>
      <text:p text:style-name="P194"/>
      <text:p text:style-name="P194"/>
      <text:h text:style-name="P224" text:outline-level="1"><text:bookmark-start text:name="__RefHeading___Toc1472_2624537896"/>Appendix<text:bookmark-end text:name="__RefHeading___Toc1472_2624537896"/></text:h>
      <text:h text:style-name="Heading_20_3" text:outline-level="3"><text:bookmark-start text:name="__RefHeading___Toc2735_872641071"/><text:span text:style-name="T39">D</text:span>irectory structure<text:bookmark-end text:name="__RefHeading___Toc2735_872641071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Synthesizer/bin</text:p>
          </table:table-cell>
          <table:table-cell table:style-name="Table5.A1" office:value-type="string">
            <text:p text:style-name="P66">Executable</text:p>
          </table:table-cell>
        </table:table-row>
        <table:table-row>
          <table:table-cell table:style-name="Table5.A1" office:value-type="string">
            <text:p text:style-name="P4">Synthesizer/doc</text:p>
          </table:table-cell>
          <table:table-cell table:style-name="Table5.A1" office:value-type="string">
            <text:p text:style-name="P66">Documentation</text:p>
          </table:table-cell>
        </table:table-row>
        <table:table-row>
          <table:table-cell table:style-name="Table5.A1" office:value-type="string">
            <text:p text:style-name="P4">Synthesizer/etc</text:p>
          </table:table-cell>
          <table:table-cell table:style-name="Table5.A1" office:value-type="string">
            <text:p text:style-name="P66">Configuration</text:p>
          </table:table-cell>
        </table:table-row>
        <table:table-row>
          <table:table-cell table:style-name="Table5.A1" office:value-type="string">
            <text:p text:style-name="P4">Synthesizer/etc<text:span text:style-name="T38">/Instruments</text:span></text:p>
          </table:table-cell>
          <table:table-cell table:style-name="Table5.A1" office:value-type="string">
            <text:p text:style-name="P66">Inst<text:span text:style-name="T88">r</text:span>ument files and instrument search path</text:p>
          </table:table-cell>
        </table:table-row>
        <table:table-row>
          <table:table-cell table:style-name="Table5.A1" office:value-type="string">
            <text:p text:style-name="P4">Synthesizer/etc<text:span text:style-name="T38">/include</text:span></text:p>
          </table:table-cell>
          <table:table-cell table:style-name="Table5.A1" office:value-type="string">
            <text:p text:style-name="P66">main.synth and include search path</text:p>
          </table:table-cell>
        </table:table-row>
        <table:table-row>
          <table:table-cell table:style-name="Table5.A1" office:value-type="string">
            <text:p text:style-name="P4">Synthesizer/etc<text:span text:style-name="T38">/Notes</text:span></text:p>
          </table:table-cell>
          <table:table-cell table:style-name="Table5.A1" office:value-type="string">
            <text:p text:style-name="P66">Note files and note search path</text:p>
          </table:table-cell>
        </table:table-row>
        <table:table-row>
          <table:table-cell table:style-name="Table5.A1" office:value-type="string">
            <text:p text:style-name="P4">Synthesizer/lib</text:p>
          </table:table-cell>
          <table:table-cell table:style-name="Table5.A1" office:value-type="string">
            <text:p text:style-name="P66">check point shared memory dump location</text:p>
          </table:table-cell>
        </table:table-row>
        <table:table-row>
          <table:table-cell table:style-name="Table5.A1" office:value-type="string">
            <text:p text:style-name="P4">Synthesizer/tmp</text:p>
          </table:table-cell>
          <table:table-cell table:style-name="Table5.A1" office:value-type="string">
            <text:p text:style-name="P66">audio raw file dump location</text:p>
          </table:table-cell>
        </table:table-row>
        <table:table-row>
          <table:table-cell table:style-name="Table5.A1" office:value-type="string">
            <text:p text:style-name="P4">Synthesizer/var</text:p>
          </table:table-cell>
          <table:table-cell table:style-name="Table5.A1" office:value-type="string">
            <text:p text:style-name="P66">variable synthesizer data</text:p>
          </table:table-cell>
        </table:table-row>
        <table:table-row>
          <table:table-cell table:style-name="Table5.A1" office:value-type="string">
            <text:p text:style-name="P4">Synthesizer/var/auto</text:p>
          </table:table-cell>
          <table:table-cell table:style-name="Table5.A1" office:value-type="string">
            <text:p text:style-name="P66">random notes and notes search path</text:p>
          </table:table-cell>
        </table:table-row>
        <table:table-row>
          <table:table-cell table:style-name="Table5.A1" office:value-type="string">
            <text:p text:style-name="P4">Synthesizer/var/log</text:p>
          </table:table-cell>
          <table:table-cell table:style-name="Table5.A1" office:value-type="string">
            <text:p text:style-name="P66">Synthesizer cumulated log</text:p>
          </table:table-cell>
        </table:table-row>
        <table:table-row>
          <table:table-cell table:style-name="Table5.A1" office:value-type="string">
            <text:p text:style-name="P4">Synthesizer/var/wav</text:p>
          </table:table-cell>
          <table:table-cell table:style-name="Table5.A1" office:value-type="string">
            <text:p text:style-name="P66">mp3 and wav files and external input files search directory</text:p>
          </table:table-cell>
        </table:table-row>
      </table:table>
      <text:p text:style-name="P105"/>
      <text:h text:style-name="P238" text:outline-level="3"><text:bookmark-start text:name="__RefHeading___Toc2264_2117524140"/>Full Example<text:bookmark-end text:name="__RefHeading___Toc2264_2117524140"/></text:h>
      <text:p text:style-name="P162">play two instrument with randomly generated notes</text:p>
      <text:p text:style-name="P264" loext:marker-style-name="T10"><text:span text:style-name="T89"># switch off main oscillator</text:span><text:span text:style-name="T97"> (notes only, no free run)</text:span></text:p>
      <text:p text:style-name="P245" loext:marker-style-name="T10"><text:span text:style-name="T89">osc main mute</text:span></text:p>
      <text:p text:style-name="P264" loext:marker-style-name="T10"><text:span text:style-name="T89"># generate random notes with constant random and switched part</text:span><text:span text:style-name="T97"> and</text:span></text:p>
      <text:p text:style-name="P265" loext:marker-style-name="T10"><text:span text:style-name="T89"># store to notes file lead.kbd</text:span></text:p>
      <text:p text:style-name="P245" loext:marker-style-name="T10"><text:span text:style-name="T89">random |2(AC)r(DE)G|3(AC)c(DC). 9789 c-fgCDA.'',, crr-:S12 lead</text:span></text:p>
      <text:p text:style-name="P264" loext:marker-style-name="T10"><text:span text:style-name="T89"># store piano sound with notes </text:span><text:span text:style-name="T98">from file lead </text:span><text:span text:style-name="T89">to memory 3</text:span></text:p>
      <text:p text:style-name="P160">add piano lead 3 </text:p>
      <text:p text:style-name="P168"># store saxophone sound with notes <text:span text:style-name="T218">from file lead </text:span>to memory 0</text:p>
      <text:p text:style-name="P245" loext:marker-style-name="T10"><text:span text:style-name="T89">add Saxophone lead 0 </text:span></text:p>
      <text:p text:style-name="P264" loext:marker-style-name="T10"><text:span text:style-name="T89"># play memory 3 with amplitude 60%</text:span></text:p>
      <text:p text:style-name="P245" loext:marker-style-name="T10"><text:span text:style-name="T89">play 3 amp 60</text:span></text:p>
      <text:p text:style-name="P264" loext:marker-style-name="T10"><text:span text:style-name="T89"># wait for 1 second</text:span></text:p>
      <text:p text:style-name="P245" loext:marker-style-name="T10"><text:span text:style-name="T89">pause 1</text:span></text:p>
      <text:p text:style-name="P264" loext:marker-style-name="T10"><text:span text:style-name="T89"># play memory 0 with amplitude 60%</text:span></text:p>
      <text:p text:style-name="P245" loext:marker-style-name="T10"><text:span text:style-name="T89">play 0 amp 60</text:span></text:p>
      <text:p text:style-name="P264" loext:marker-style-name="T10"><text:span text:style-name="T89"># wait for </text:span><text:span text:style-name="T98">the</text:span><text:span text:style-name="T89"> return key </text:span><text:span text:style-name="T90">being</text:span><text:span text:style-name="T89"> pressed</text:span></text:p>
      <text:p text:style-name="P245" loext:marker-style-name="T9"><text:span text:style-name="T89">pause key</text:span></text:p>
      <text:p text:style-name="P245" loext:marker-style-name="T9"><text:span text:style-name="T89"/></text:p>
      <text:h text:style-name="Heading_20_3" text:outline-level="3"><text:bookmark-start text:name="__RefHeading___Toc3004_3144746278"/>3rd party products<text:bookmark-end text:name="__RefHeading___Toc3004_3144746278"/></text:h>
      <text:p text:style-name="P127">RtAudio</text:p>
      <text:p text:style-name="Text_20_body">section is incomplete</text:p>
      <text:h text:style-name="P239" text:outline-level="3"><text:bookmark-start text:name="__RefHeading___Toc3006_3144746278"/>Installation<text:bookmark-end text:name="__RefHeading___Toc3006_3144746278"/></text:h>
      <text:p text:style-name="P163">section is incomplete</text:p>
      <text:p text:style-name="P108"/>
      <text:h text:style-name="P220" text:outline-level="1"><text:bookmark-start text:name="__RefHeading___Toc192_3722319505"/><text:soft-page-break/>Glossary<text:bookmark-end text:name="__RefHeading___Toc192_3722319505"/></text:h>
      <text:p text:style-name="P75"><text:span text:style-name="T25">S</text:span>ummary of<text:span text:style-name="T132"> sndlab specific</text:span><text:span text:style-name="T131"> technical term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7">FMO</text:p>
          </table:table-cell>
          <table:table-cell table:style-name="Table3.A1" office:value-type="string">
            <text:p text:style-name="P67">Frequency Modulating Oscillator<text:span text:style-name="T81"> / connected to Main</text:span></text:p>
          </table:table-cell>
        </table:table-row>
        <table:table-row>
          <table:table-cell table:style-name="Table3.A1" office:value-type="string">
            <text:p text:style-name="P41">Hz</text:p>
          </table:table-cell>
          <table:table-cell table:style-name="Table3.A1" office:value-type="string">
            <text:p text:style-name="P40">frequency<text:span text:style-name="T129"> unit</text:span> <text:span text:style-name="T193">/ Oscillations per sec.</text:span></text:p>
          </table:table-cell>
        </table:table-row>
        <table:table-row>
          <table:table-cell table:style-name="Table3.A1" office:value-type="string">
            <text:p text:style-name="P267">OSC<text:span text:style-name="T257">, main</text:span></text:p>
          </table:table-cell>
          <table:table-cell table:style-name="Table3.A1" office:value-type="string">
            <text:p text:style-name="P77"><text:span text:style-name="T256">Main </text:span><text:span text:style-name="T129">Osc</text:span><text:span text:style-name="T256">illator</text:span><text:span text:style-name="T129"> that </text:span>generates the audio out data.</text:p>
          </table:table-cell>
        </table:table-row>
        <table:table-row>
          <table:table-cell table:style-name="Table3.A1" office:value-type="string">
            <text:p text:style-name="P68">max frequency</text:p>
          </table:table-cell>
          <table:table-cell table:style-name="Table3.A1" office:value-type="string">
            <text:p text:style-name="P69">‪=55<text:span text:style-name="T77">[Hz] </text:span>*<text:span text:style-name="T77"> </text:span>2⁶<text:span text:style-name="T77"> </text:span>=<text:span text:style-name="T77"> </text:span>3520[Hz] =&gt; max octave is 5‬</text:p>
          </table:table-cell>
        </table:table-row>
        <table:table-row>
          <table:table-cell table:style-name="Table3.A1" office:value-type="string">
            <text:p text:style-name="P68">max <text:span text:style-name="T72">octave</text:span></text:p>
          </table:table-cell>
          <table:table-cell table:style-name="Table3.A1" office:value-type="string">
            <text:p text:style-name="P69">max octave is 5‬<text:span text:style-name="T72">, so that 55*2⁵*(1+1)=3520 (max_frequency)</text:span></text:p>
          </table:table-cell>
        </table:table-row>
        <table:table-row>
          <table:table-cell table:style-name="Table3.A1" office:value-type="string">
            <text:p text:style-name="P266">min duration</text:p>
          </table:table-cell>
          <table:table-cell table:style-name="Table3.A1" office:value-type="string">
            <text:p text:style-name="P266">1 sec / notes per second, see also note duration</text:p>
          </table:table-cell>
        </table:table-row>
        <table:table-row>
          <table:table-cell table:style-name="Table3.A1" office:value-type="string">
            <text:p text:style-name="P70"><text:span text:style-name="T193">Storage</text:span> array<text:span text:style-name="T193"> (StA)</text:span></text:p>
          </table:table-cell>
          <table:table-cell table:style-name="Table3.A1" office:value-type="string">
            <text:p text:style-name="P70">8 arrays of memory used to store sound data<text:span text:style-name="T77">(0..5) can be user defined.</text:span></text:p>
          </table:table-cell>
        </table:table-row>
        <table:table-row table:style-name="Table3.8">
          <table:table-cell table:style-name="Table3.A1" office:value-type="string">
            <text:p text:style-name="P44">Note len<text:span text:style-name="T31">g</text:span>th<text:span text:style-name="T76">, note duration</text:span></text:p>
          </table:table-cell>
          <table:table-cell table:style-name="Table3.A1" office:value-type="string">
            <text:p text:style-name="P43">default 250 msec. the value can be change by the command<text:span text:style-name="T43">:</text:span> <text:line-break/><text:span text:style-name="T254">notes per_second</text:span><text:span text:style-name="T255"> #</text:span></text:p>
          </table:table-cell>
        </table:table-row>
        <table:table-row table:style-name="Table3.8">
          <table:table-cell table:style-name="Table3.A1" office:value-type="string">
            <text:p text:style-name="P71">note sentence</text:p>
            <text:p text:style-name="P104">sentence length</text:p>
          </table:table-cell>
          <table:table-cell table:style-name="Table3.A1" office:value-type="string">
            <text:p text:style-name="P73">some note words<text:span text:style-name="T78">, see below.</text:span><text:span text:style-name="T130"> with </text:span></text:p>
            <text:p text:style-name="P73"><text:span text:style-name="T130">length</text:span><text:span text:style-name="T194">:</text:span><text:span text:style-name="T130"> words </text:span><text:span text:style-name="T194">*</text:span><text:span text:style-name="T130"> word length</text:span></text:p>
          </table:table-cell>
        </table:table-row>
        <table:table-row table:style-name="Table3.8">
          <table:table-cell table:style-name="Table3.A1" office:value-type="string">
            <text:p text:style-name="P44">Note specifiers</text:p>
          </table:table-cell>
          <table:table-cell table:style-name="Table3.A1" office:value-type="string">
            <text:p text:style-name="P43"><text:s/>|<text:span text:style-name="T195"> </text:span>,<text:span text:style-name="T195"> </text:span>'<text:span text:style-name="T195"> </text:span>-<text:span text:style-name="T195"> </text:span>.<text:span text:style-name="T195"> </text:span><text:s/>see <text:span text:style-name="T49">table notes</text:span></text:p>
          </table:table-cell>
        </table:table-row>
        <table:table-row table:style-name="Table3.8">
          <table:table-cell table:style-name="Table3.A1" office:value-type="string">
            <text:p text:style-name="P58">Note values</text:p>
          </table:table-cell>
          <table:table-cell table:style-name="Table3.A1" office:value-type="string">
            <text:p text:style-name="P9"><text:span text:style-name="T49">see</text:span><text:span text:style-name="T7"> </text:span><text:span text:style-name="T49">table</text:span><text:span text:style-name="T7"> </text:span><text:span text:style-name="T49">notes</text:span></text:p>
          </table:table-cell>
        </table:table-row>
        <table:table-row table:style-name="Table3.8">
          <table:table-cell table:style-name="Table3.A1" office:value-type="string">
            <text:p text:style-name="P46">note word</text:p>
            <text:p text:style-name="P104">word length</text:p>
          </table:table-cell>
          <table:table-cell table:style-name="Table3.A1" office:value-type="string">
            <text:p text:style-name="P47">set of notes matching into a time slice of one second.<text:span text:style-name="T125"> </text:span></text:p>
            <text:p text:style-name="P103">(word length = 1 second)</text:p>
          </table:table-cell>
        </table:table-row>
        <table:table-row table:style-name="Table3.8">
          <table:table-cell table:style-name="Table3.A1" office:value-type="string">
            <text:p text:style-name="P102"><text:span text:style-name="T126">one </text:span>second<text:span text:style-name="T126"> =</text:span></text:p>
          </table:table-cell>
          <table:table-cell table:style-name="Table3.A1" office:value-type="string">
            <text:p text:style-name="P102">sample rate<text:span text:style-name="T127"> (AudioServer)</text:span> / <text:span text:style-name="T128">max </text:span>frames<text:span text:style-name="T127"> (Synthesizer)</text:span> <text:s/>4<text:span text:style-name="T150">80</text:span>00/4<text:span text:style-name="T150">80</text:span>00</text:p>
          </table:table-cell>
        </table:table-row>
        <table:table-row table:style-name="Table3.8">
          <table:table-cell table:style-name="Table3.A1" office:value-type="string">
            <text:p text:style-name="P74">Oscillator<text:span text:style-name="T80">, Osc</text:span></text:p>
          </table:table-cell>
          <table:table-cell table:style-name="Table3.A1" office:value-type="string">
            <text:p text:style-name="P74">Waveform generating unit<text:span text:style-name="T44"> of the synthesizer</text:span><text:span text:style-name="T79"> (main, vco, fmo)</text:span></text:p>
          </table:table-cell>
        </table:table-row>
        <table:table-row table:style-name="Table3.8">
          <table:table-cell table:style-name="Table3.A1" office:value-type="string">
            <text:p text:style-name="P76">Program</text:p>
          </table:table-cell>
          <table:table-cell table:style-name="Table3.A1" office:value-type="string">
            <text:p text:style-name="P76">main.synth and <text:span text:style-name="T140">user defined</text:span> include<text:span text:style-name="T29"> files</text:span></text:p>
          </table:table-cell>
        </table:table-row>
        <table:table-row table:style-name="Table3.8">
          <table:table-cell table:style-name="Table3.A1" office:value-type="string">
            <text:p text:style-name="P79">real time</text:p>
          </table:table-cell>
          <table:table-cell table:style-name="Table3.A1" office:value-type="string">
            <text:p text:style-name="P80">The execution of <text:span text:style-name="T115">a </text:span>command need<text:span text:style-name="T115">s</text:span> to be committed by the synthesizer. The composer shows the time a commit needs<text:span text:style-name="T115"> for a composer command</text:span>.<text:span text:style-name="T115"> I</text:span>f this time &lt;&lt; 1000 ms we assume real time processing.<text:span text:style-name="T116"> </text:span></text:p>
            <text:p text:style-name="P96">The conversion of sound into mp3 files <text:span text:style-name="T195">is not real time </text:span></text:p>
          </table:table-cell>
        </table:table-row>
        <table:table-row table:style-name="Table3.8">
          <table:table-cell table:style-name="Table3.A1" office:value-type="string">
            <text:p text:style-name="P67">VCO</text:p>
          </table:table-cell>
          <table:table-cell table:style-name="Table3.A1" office:value-type="string">
            <text:p text:style-name="P67">Volume Controlling Oscillator<text:span text:style-name="T81"> / connected to Main</text:span></text:p>
          </table:table-cell>
        </table:table-row>
        <table:table-row table:style-name="Table3.8">
          <table:table-cell table:style-name="Table3.A1" office:value-type="string">
            <text:p text:style-name="P74">Wave form</text:p>
          </table:table-cell>
          <table:table-cell table:style-name="Table3.A1" office:value-type="string">
            <text:p text:style-name="P74"><text:span text:style-name="T28">standard </text:span>shape<text:span text:style-name="T28">s</text:span> of the time resolved amplitude<text:span text:style-name="T28"> (see</text:span><text:span text:style-name="T141"> table</text:span><text:span text:style-name="T28"> </text:span><text:span text:style-name="T28"><text:sequence-ref text:reference-format="caption" text:ref-name="refTable1">Standard Waveforms</text:sequence-ref></text:span><text:span text:style-name="T28"><text:s/></text:span><text:span text:style-name="T142">and wfid's</text:span><text:span text:style-name="T28">)</text:span></text:p>
          </table:table-cell>
        </table:table-row>
      </table:table>
      <text:p text:style-name="P135"/>
      <text:h text:style-name="Heading_20_3" text:outline-level="3"><text:bookmark-start text:name="__RefHeading___Toc4297_4164571008"/>Planning features<text:bookmark-end text:name="__RefHeading___Toc4297_4164571008"/></text:h>
      <text:p text:style-name="P143"><text:span text:style-name="T211">2. </text:span>Provide defaults for sub note sets like (c-Dur, </text:p>
      <text:p text:style-name="P145"><text:span text:style-name="T237">3. </text:span>long notes. e.g B---<text:span text:style-name="T236"> </text:span>--c- = B--- B-c- <text:span text:style-name="T236">no! impacts attack/decay</text:span></text:p>
      <text:p text:style-name="P146">Execution text multi line: Exit with empty li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8:24:55.332344511</meta:creation-date>
    <meta:generator>LibreOffice/24.2.3.2$Linux_AARCH64 LibreOffice_project/420$Build-2</meta:generator>
    <dc:date>2024-07-02T17:14:31.208141520</dc:date>
    <meta:editing-duration>P8DT18H33M35S</meta:editing-duration>
    <meta:editing-cycles>314</meta:editing-cycles>
    <meta:document-statistic meta:table-count="19" meta:image-count="0" meta:object-count="0" meta:page-count="18" meta:paragraph-count="627" meta:word-count="3721" meta:character-count="21257" meta:non-whitespace-character-count="18071"/>
  </office:meta>
</office:document-meta>
</file>